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83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3.26cm"/>
    </style:style>
    <style:style style:name="co7" style:family="table-column">
      <style:table-column-properties fo:break-before="auto" style:column-width="3.452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4.053cm"/>
    </style:style>
    <style:style style:name="co11" style:family="table-column">
      <style:table-column-properties fo:break-before="auto" style:column-width="4.135cm"/>
    </style:style>
    <style:style style:name="co12" style:family="table-column">
      <style:table-column-properties fo:break-before="auto" style:column-width="4.217cm"/>
    </style:style>
    <style:style style:name="co13" style:family="table-column">
      <style:table-column-properties fo:break-before="auto" style:column-width="4.43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4.591cm"/>
    </style:style>
    <style:style style:name="co18" style:family="table-column">
      <style:table-column-properties fo:break-before="auto" style:column-width="1.639cm"/>
    </style:style>
    <style:style style:name="co19" style:family="table-column">
      <style:table-column-properties fo:break-before="auto" style:column-width="1.803cm"/>
    </style:style>
    <style:style style:name="co20" style:family="table-column">
      <style:table-column-properties fo:break-before="auto" style:column-width="2.76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1.722cm"/>
    </style:style>
    <style:style style:name="co23" style:family="table-column">
      <style:table-column-properties fo:break-before="auto" style:column-width="2.076cm"/>
    </style:style>
    <style:style style:name="co24" style:family="table-column">
      <style:table-column-properties fo:break-before="auto" style:column-width="2.14cm"/>
    </style:style>
    <style:style style:name="co25" style:family="table-column">
      <style:table-column-properties fo:break-before="auto" style:column-width="1.339cm"/>
    </style:style>
    <style:style style:name="co26" style:family="table-column">
      <style:table-column-properties fo:break-before="auto" style:column-width="1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8"/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9999" fo:border-left="0.002cm solid #000000" fo:border-right="none" fo:border-top="0.002cm solid #000000"/>
      <style:text-properties style:use-window-font-color="tru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9999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0c0c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999999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9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style:font-name-asian="DejaVu Sans" style:font-name-complex="Lohit Hindi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order-bottom="none" fo:border-left="0.002cm solid #000000" fo:border-right="none" fo:border-top="none"/>
      <style:text-properties style:font-name="Liberation Sans" style:font-name-asian="DejaVu Sans" style:font-name-complex="Lohit Hindi"/>
    </style:style>
    <style:style style:name="ce24" style:family="table-cell" style:parent-style-name="Default" style:data-style-name="N1">
      <style:table-cell-properties fo:border-bottom="none" fo:background-color="#c0c0c0" fo:border-left="0.002cm solid #000000" fo:border-right="none" fo:border-top="none"/>
      <style:text-properties style:font-name="Liberation Sans" style:font-name-asian="DejaVu Sans" style:font-name-complex="Lohit Hindi"/>
    </style:style>
    <style:style style:name="ce25" style:family="table-cell" style:parent-style-name="Default" style:data-style-name="N1">
      <style:table-cell-properties fo:border-bottom="0.002cm solid #000000" fo:border-left="0.002cm solid #000000" fo:border-right="none" fo:border-top="none"/>
      <style:text-properties style:font-name="Liberation Sans" style:font-name-asian="DejaVu Sans" style:font-name-complex="Lohit Hindi"/>
    </style:style>
    <style:style style:name="ce26" style:family="table-cell" style:parent-style-name="Default" style:data-style-name="N1">
      <style:table-cell-properties fo:border-bottom="none" fo:background-color="#c0c0c0" fo:border-left="0.002cm solid #000000" fo:border-right="none" fo:border-top="0.002cm solid #000000"/>
      <style:text-properties style:font-name="Liberation Sans" style:font-name-asian="DejaVu Sans" style:font-name-complex="Lohit Hindi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fo:border-bottom="none" fo:background-color="#999999" fo:border-left="none" fo:border-right="none" fo:border-top="0.002cm solid #000000"/>
      <style:text-properties style:use-window-font-color="true"/>
    </style:style>
    <style:style style:name="ce29" style:family="table-cell" style:parent-style-name="Default" style:data-style-name="N1">
      <style:text-properties style:font-name="Liberation Sans" style:font-name-asian="DejaVu Sans" style:font-name-complex="Lohit Hindi"/>
    </style:style>
    <style:style style:name="ce30" style:family="table-cell" style:parent-style-name="Default" style:data-style-name="N1">
      <style:table-cell-properties fo:background-color="#c0c0c0"/>
      <style:text-properties style:font-name="Liberation Sans" style:font-name-asian="DejaVu Sans" style:font-name-complex="Lohit Hindi"/>
    </style:style>
    <style:style style:name="ce31" style:family="table-cell" style:parent-style-name="Default" style:data-style-name="N1">
      <style:table-cell-properties fo:border-bottom="0.002cm solid #000000" fo:border-left="none" fo:border-right="none" fo:border-top="none"/>
      <style:text-properties style:font-name="Liberation Sans" style:font-name-asian="DejaVu Sans" style:font-name-complex="Lohit Hindi"/>
    </style:style>
    <style:style style:name="ce32" style:family="table-cell" style:parent-style-name="Default" style:data-style-name="N1">
      <style:table-cell-properties fo:border-bottom="none" fo:background-color="#c0c0c0" fo:border-left="none" fo:border-right="none" fo:border-top="0.002cm solid #000000"/>
      <style:text-properties style:font-name="Liberation Sans" style:font-name-asian="DejaVu Sans" style:font-name-complex="Lohit Hindi"/>
    </style:style>
    <style:style style:name="ce33" style:family="table-cell" style:parent-style-name="Default" style:data-style-name="N108">
      <style:table-cell-properties fo:border-bottom="none" fo:background-color="#999999" fo:border-left="none" fo:border-right="none" fo:border-top="0.002cm solid #000000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1">
      <style:text-properties style:font-name="Liberation Sans" fo:font-weight="bold" style:font-name-asian="DejaVu Sans" style:font-weight-asian="bold" style:font-name-complex="Lohit Hindi" style:font-weight-complex="bold"/>
    </style:style>
    <style:style style:name="ce35" style:family="table-cell" style:parent-style-name="Default" style:data-style-name="N1">
      <style:table-cell-properties fo:background-color="#c0c0c0"/>
      <style:text-properties style:font-name="Liberation Sans" fo:font-weight="bold" style:font-name-asian="DejaVu Sans" style:font-weight-asian="bold" style:font-name-complex="Lohit Hindi" style:font-weight-complex="bold"/>
    </style:style>
    <style:style style:name="ce36" style:family="table-cell" style:parent-style-name="Default" style:data-style-name="N1">
      <style:table-cell-properties fo:border-bottom="0.002cm solid #000000" fo:border-left="none" fo:border-right="none" fo:border-top="none"/>
      <style:text-properties style:font-name="Liberation Sans" fo:font-weight="bold" style:font-name-asian="DejaVu Sans" style:font-weight-asian="bold" style:font-name-complex="Lohit Hindi" style:font-weight-complex="bold"/>
    </style:style>
    <style:style style:name="ce37" style:family="table-cell" style:parent-style-name="Default" style:data-style-name="N1">
      <style:table-cell-properties fo:border-bottom="none" fo:background-color="#c0c0c0" fo:border-left="none" fo:border-right="none" fo:border-top="0.002cm solid #000000"/>
      <style:text-properties style:font-name="Liberation Sans" fo:font-weight="bold" style:font-name-asian="DejaVu Sans" style:font-weight-asian="bold" style:font-name-complex="Lohit Hindi" style:font-weight-complex="bold"/>
    </style:style>
    <style:style style:name="ce38" style:family="table-cell" style:parent-style-name="Default">
      <style:table-cell-properties fo:border-bottom="none" fo:background-color="#999999" fo:border-left="none" fo:border-right="none" fo:border-top="0.002cm solid #000000"/>
      <style:text-properties style:use-window-font-color="true"/>
    </style:style>
    <style:style style:name="ce39" style:family="table-cell" style:parent-style-name="Default">
      <style:text-properties style:font-name="Liberation Sans" style:font-name-asian="DejaVu Sans" style:font-name-complex="Lohit Hindi"/>
    </style:style>
    <style:style style:name="ce40" style:family="table-cell" style:parent-style-name="Default">
      <style:table-cell-properties fo:background-color="#c0c0c0"/>
      <style:text-properties style:font-name="Liberation Sans" style:font-name-asian="DejaVu Sans" style:font-name-complex="Lohit Hindi"/>
    </style:style>
    <style:style style:name="ce41" style:family="table-cell" style:parent-style-name="Default">
      <style:table-cell-properties fo:border-bottom="0.002cm solid #000000" fo:border-left="none" fo:border-right="none" fo:border-top="none"/>
      <style:text-properties style:font-name="Liberation Sans" style:font-name-asian="DejaVu Sans" style:font-name-complex="Lohit Hindi"/>
    </style:style>
    <style:style style:name="ce42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Liberation Sans" style:font-name-asian="DejaVu Sans" style:font-name-complex="Lohit Hindi"/>
    </style:style>
    <style:style style:name="ce43" style:family="table-cell" style:parent-style-name="Default" style:data-style-name="N1">
      <style:table-cell-properties fo:border-bottom="none" fo:background-color="#999999" fo:border-left="none" fo:border-right="none" fo:border-top="0.002cm solid #000000"/>
      <style:text-properties style:use-window-font-color="true"/>
    </style:style>
    <style:style style:name="ce4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5" style:family="table-cell" style:parent-style-name="Default" style:data-style-name="N10">
      <style:table-cell-properties fo:border-bottom="none" fo:background-color="#999999" fo:border-left="none" fo:border-right="none" fo:border-top="0.002cm solid #000000"/>
      <style:text-properties style:use-window-font-color="true"/>
    </style:style>
    <style:style style:name="ce46" style:family="table-cell" style:parent-style-name="Default" style:data-style-name="N10"/>
    <style:style style:name="ce47" style:family="table-cell" style:parent-style-name="Default" style:data-style-name="N10">
      <style:table-cell-properties fo:background-color="#c0c0c0"/>
    </style:style>
    <style:style style:name="ce48" style:family="table-cell" style:parent-style-name="Default" style:data-style-name="N10">
      <style:table-cell-properties fo:border-bottom="0.002cm solid #000000" fo:border-left="none" fo:border-right="none" fo:border-top="none"/>
    </style:style>
    <style:style style:name="ce49" style:family="table-cell" style:parent-style-name="Default" style:data-style-name="N10">
      <style:table-cell-properties fo:border-bottom="none" fo:background-color="#c0c0c0" fo:border-left="none" fo:border-right="none" fo:border-top="0.002cm solid #000000"/>
    </style:style>
    <style:style style:name="ce50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51" style:family="table-cell" style:parent-style-name="Default" style:data-style-name="N10">
      <style:table-cell-properties fo:border-bottom="none" fo:background-color="#999999" fo:border-left="none" fo:border-right="0.002cm solid #000000" fo:border-top="0.002cm solid #000000"/>
      <style:text-properties style:use-window-font-color="true"/>
    </style:style>
    <style:style style:name="ce52" style:family="table-cell" style:parent-style-name="Default" style:data-style-name="N10">
      <style:table-cell-properties fo:border-bottom="none" fo:border-left="none" fo:border-right="0.002cm solid #000000" fo:border-top="none"/>
    </style:style>
    <style:style style:name="ce53" style:family="table-cell" style:parent-style-name="Default" style:data-style-name="N10">
      <style:table-cell-properties fo:border-bottom="none" fo:background-color="#c0c0c0" fo:border-left="none" fo:border-right="0.002cm solid #000000" fo:border-top="none"/>
    </style:style>
    <style:style style:name="ce54" style:family="table-cell" style:parent-style-name="Default" style:data-style-name="N10">
      <style:table-cell-properties fo:border-bottom="0.002cm solid #000000" fo:border-left="none" fo:border-right="0.002cm solid #000000" fo:border-top="none"/>
    </style:style>
    <style:style style:name="ce55" style:family="table-cell" style:parent-style-name="Default" style:data-style-name="N10">
      <style:table-cell-properties fo:border-bottom="none" fo:background-color="#c0c0c0" fo:border-left="none" fo:border-right="0.002cm solid #000000" fo:border-top="0.002cm solid #000000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" fo:font-size="7pt" style:font-name-asian="DejaVu Sans" style:font-size-asian="7pt" style:font-name-complex="Lohit Hindi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ta_extref" style:family="table">
      <style:table-properties table:display="false"/>
    </style:style>
  </office:automatic-styles>
  <office:body>
    <office:spreadsheet>
      <table:table table:name="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24848">
            <text:p>24848</text:p>
          </table:table-cell>
          <table:table-cell table:number-columns-repeated="2" office:value-type="float" office:value="0">
            <text:p>0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4215">
            <text:p>4215</text:p>
          </table:table-cell>
          <table:table-cell office:value-type="float" office:value="0">
            <text:p>0</text:p>
          </table:table-cell>
          <table:table-cell office:value-type="float" office:value="32088">
            <text:p>32088</text:p>
          </table:table-cell>
          <table:table-cell office:value-type="float" office:value="9289">
            <text:p>92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927">
            <text:p>10927</text:p>
          </table:table-cell>
          <table:table-cell table:number-columns-repeated="2" office:value-type="float" office:value="0">
            <text:p>0</text:p>
          </table:table-cell>
          <table:table-cell office:value-type="float" office:value="2086">
            <text:p>20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9">
            <text:p>253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98">
            <text:p>239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2933">
            <text:p>12933</text:p>
          </table:table-cell>
          <table:table-cell table:number-columns-repeated="2"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2605">
            <text:p>2605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763">
            <text:p>3763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62031">
            <text:p>162031</text:p>
          </table:table-cell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office:value-type="float" office:value="2625">
            <text:p>2625</text:p>
          </table:table-cell>
          <table:table-cell office:value-type="float" office:value="152494">
            <text:p>152494</text:p>
          </table:table-cell>
          <table:table-cell office:value-type="float" office:value="0">
            <text:p>0</text:p>
          </table:table-cell>
          <table:table-cell office:value-type="float" office:value="155633">
            <text:p>15563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39">
            <text:p>2439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64865">
            <text:p>264865</text:p>
          </table:table-cell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156115">
            <text:p>156115</text:p>
          </table:table-cell>
          <table:table-cell office:value-type="float" office:value="1314">
            <text:p>1314</text:p>
          </table:table-cell>
          <table:table-cell office:value-type="float" office:value="158991">
            <text:p>15899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9352">
            <text:p>9935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8195">
            <text:p>88195</text:p>
          </table:table-cell>
          <table:table-cell table:number-columns-repeated="2"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5732">
            <text:p>8573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7364">
            <text:p>147364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2814">
            <text:p>2814</text:p>
          </table:table-cell>
          <table:table-cell office:value-type="float" office:value="137800">
            <text:p>137800</text:p>
          </table:table-cell>
          <table:table-cell office:value-type="float" office:value="0">
            <text:p>0</text:p>
          </table:table-cell>
          <table:table-cell office:value-type="float" office:value="141565">
            <text:p>14156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85">
            <text:p>238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53892">
            <text:p>153892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2799">
            <text:p>2799</text:p>
          </table:table-cell>
          <table:table-cell office:value-type="float" office:value="142695">
            <text:p>142695</text:p>
          </table:table-cell>
          <table:table-cell office:value-type="float" office:value="541">
            <text:p>541</text:p>
          </table:table-cell>
          <table:table-cell office:value-type="float" office:value="146109">
            <text:p>146109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436">
            <text:p>3436</text:p>
          </table:table-cell>
          <table:table-cell table:number-columns-repeated="2"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8615">
            <text:p>148615</text:p>
          </table:table-cell>
          <table:table-cell office:value-type="float" office:value="472">
            <text:p>472</text:p>
          </table:table-cell>
          <table:table-cell office:value-type="float" office:value="1">
            <text:p>1</text:p>
          </table:table-cell>
          <table:table-cell office:value-type="float" office:value="2607">
            <text:p>2607</text:p>
          </table:table-cell>
          <table:table-cell office:value-type="float" office:value="138799">
            <text:p>138799</text:p>
          </table:table-cell>
          <table:table-cell office:value-type="float" office:value="0">
            <text:p>0</text:p>
          </table:table-cell>
          <table:table-cell office:value-type="float" office:value="142186">
            <text:p>14218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50">
            <text:p>245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64000">
            <text:p>264000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135490">
            <text:p>135490</text:p>
          </table:table-cell>
          <table:table-cell office:value-type="float" office:value="1165">
            <text:p>1165</text:p>
          </table:table-cell>
          <table:table-cell office:value-type="float" office:value="138549">
            <text:p>138549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18888">
            <text:p>118888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06839">
            <text:p>106839</text:p>
          </table:table-cell>
          <table:table-cell table:number-columns-repeated="2"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04523">
            <text:p>10452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20081">
            <text:p>20081</text:p>
          </table:table-cell>
          <table:table-cell office:value-type="float" office:value="553">
            <text:p>553</text:p>
          </table:table-cell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8925">
            <text:p>8925</text:p>
          </table:table-cell>
          <table:table-cell office:value-type="float" office:value="0">
            <text:p>0</text:p>
          </table:table-cell>
          <table:table-cell office:value-type="float" office:value="11843">
            <text:p>118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37">
            <text:p>233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2379">
            <text:p>22379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2916">
            <text:p>2916</text:p>
          </table:table-cell>
          <table:table-cell office:value-type="float" office:value="8841">
            <text:p>8841</text:p>
          </table:table-cell>
          <table:table-cell office:value-type="float" office:value="755">
            <text:p>755</text:p>
          </table:table-cell>
          <table:table-cell office:value-type="float" office:value="12103">
            <text:p>12103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4089">
            <text:p>4089</text:p>
          </table:table-cell>
          <table:table-cell table:number-columns-repeated="2"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948">
            <text:p>10948</text:p>
          </table:table-cell>
          <table:table-cell table:number-columns-repeated="2" office:value-type="float" office:value="0">
            <text:p>0</text:p>
          </table:table-cell>
          <table:table-cell office:value-type="float" office:value="2206">
            <text:p>2206</text:p>
          </table:table-cell>
          <table:table-cell table:number-columns-repeated="2" office:value-type="float" office:value="0">
            <text:p>0</text:p>
          </table:table-cell>
          <table:table-cell office:value-type="float" office:value="2570">
            <text:p>257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1">
            <text:p>240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2826">
            <text:p>12826</text:p>
          </table:table-cell>
          <table:table-cell table:number-columns-repeated="2" office:value-type="float" office:value="0">
            <text:p>0</text:p>
          </table:table-cell>
          <table:table-cell office:value-type="float" office:value="2276">
            <text:p>2276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2473">
            <text:p>2473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19">
            <text:p>3619</text:p>
          </table:table-cell>
          <table:table-cell table:number-columns-repeated="2"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892">
            <text:p>10892</text:p>
          </table:table-cell>
          <table:table-cell table:number-columns-repeated="2" office:value-type="float" office:value="0">
            <text:p>0</text:p>
          </table:table-cell>
          <table:table-cell office:value-type="float" office:value="2147">
            <text:p>2147</text:p>
          </table:table-cell>
          <table:table-cell table:number-columns-repeated="2" office:value-type="float" office:value="0">
            <text:p>0</text:p>
          </table:table-cell>
          <table:table-cell office:value-type="float" office:value="2536">
            <text:p>253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31">
            <text:p>233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249">
            <text:p>13249</text:p>
          </table:table-cell>
          <table:table-cell table:number-columns-repeated="2" office:value-type="float" office:value="0">
            <text:p>0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2671">
            <text:p>267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09">
            <text:p>3609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647">
            <text:p>647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37">
            <text:p>837</text:p>
          </table:table-cell>
        </table:table-row>
      </table:table>
      <table:table table:name="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24386">
            <text:p>24386</text:p>
          </table:table-cell>
          <table:table-cell table:number-columns-repeated="2" office:value-type="float" office:value="0">
            <text:p>0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4957">
            <text:p>4957</text:p>
          </table:table-cell>
          <table:table-cell office:value-type="float" office:value="0">
            <text:p>0</text:p>
          </table:table-cell>
          <table:table-cell office:value-type="float" office:value="32088">
            <text:p>32088</text:p>
          </table:table-cell>
          <table:table-cell office:value-type="float" office:value="9631">
            <text:p>96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996">
            <text:p>10996</text:p>
          </table:table-cell>
          <table:table-cell table:number-columns-repeated="2" office:value-type="float" office:value="0">
            <text:p>0</text:p>
          </table:table-cell>
          <table:table-cell office:value-type="float" office:value="1980">
            <text:p>1980</text:p>
          </table:table-cell>
          <table:table-cell table:number-columns-repeated="2" office:value-type="float" office:value="0">
            <text:p>0</text:p>
          </table:table-cell>
          <table:table-cell office:value-type="float" office:value="2377">
            <text:p>237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57">
            <text:p>245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2865">
            <text:p>12865</text:p>
          </table:table-cell>
          <table:table-cell table:number-columns-repeated="2" office:value-type="float" office:value="0">
            <text:p>0</text:p>
          </table:table-cell>
          <table:table-cell office:value-type="float" office:value="2593">
            <text:p>2593</text:p>
          </table:table-cell>
          <table:table-cell office:value-type="float" office:value="0">
            <text:p>0</text:p>
          </table:table-cell>
          <table:table-cell office:value-type="float" office:value="744">
            <text:p>744</text:p>
          </table:table-cell>
          <table:table-cell office:value-type="float" office:value="2616">
            <text:p>2616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848">
            <text:p>3848</text:p>
          </table:table-cell>
          <table:table-cell table:number-columns-repeated="2"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60236">
            <text:p>160236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2708">
            <text:p>2708</text:p>
          </table:table-cell>
          <table:table-cell office:value-type="float" office:value="150976">
            <text:p>150976</text:p>
          </table:table-cell>
          <table:table-cell office:value-type="float" office:value="0">
            <text:p>0</text:p>
          </table:table-cell>
          <table:table-cell office:value-type="float" office:value="154244">
            <text:p>15424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17">
            <text:p>231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66352">
            <text:p>26635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2763">
            <text:p>2763</text:p>
          </table:table-cell>
          <table:table-cell office:value-type="float" office:value="161267">
            <text:p>161267</text:p>
          </table:table-cell>
          <table:table-cell office:value-type="float" office:value="1332">
            <text:p>1332</text:p>
          </table:table-cell>
          <table:table-cell office:value-type="float" office:value="164151">
            <text:p>16415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5901">
            <text:p>9590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4678">
            <text:p>84678</text:p>
          </table:table-cell>
          <table:table-cell table:number-columns-repeated="2"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2203">
            <text:p>8220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7839">
            <text:p>147839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2580">
            <text:p>2580</text:p>
          </table:table-cell>
          <table:table-cell office:value-type="float" office:value="138135">
            <text:p>138135</text:p>
          </table:table-cell>
          <table:table-cell office:value-type="float" office:value="0">
            <text:p>0</text:p>
          </table:table-cell>
          <table:table-cell office:value-type="float" office:value="141398">
            <text:p>14139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246">
            <text:p>224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48378">
            <text:p>148378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3123">
            <text:p>3123</text:p>
          </table:table-cell>
          <table:table-cell office:value-type="float" office:value="137108">
            <text:p>137108</text:p>
          </table:table-cell>
          <table:table-cell office:value-type="float" office:value="617">
            <text:p>617</text:p>
          </table:table-cell>
          <table:table-cell office:value-type="float" office:value="140516">
            <text:p>140516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293">
            <text:p>3293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50061">
            <text:p>150061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2617">
            <text:p>2617</text:p>
          </table:table-cell>
          <table:table-cell office:value-type="float" office:value="140474">
            <text:p>140474</text:p>
          </table:table-cell>
          <table:table-cell office:value-type="float" office:value="0">
            <text:p>0</text:p>
          </table:table-cell>
          <table:table-cell office:value-type="float" office:value="143713">
            <text:p>1437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82">
            <text:p>238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48336">
            <text:p>248336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3113">
            <text:p>3113</text:p>
          </table:table-cell>
          <table:table-cell office:value-type="float" office:value="141492">
            <text:p>141492</text:p>
          </table:table-cell>
          <table:table-cell office:value-type="float" office:value="1212">
            <text:p>1212</text:p>
          </table:table-cell>
          <table:table-cell office:value-type="float" office:value="144909">
            <text:p>144909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7134">
            <text:p>9713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6650">
            <text:p>86650</text:p>
          </table:table-cell>
          <table:table-cell table:number-columns-repeated="2"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4127">
            <text:p>8412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20150">
            <text:p>20150</text:p>
          </table:table-cell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2353">
            <text:p>2353</text:p>
          </table:table-cell>
          <table:table-cell office:value-type="float" office:value="8992">
            <text:p>8992</text:p>
          </table:table-cell>
          <table:table-cell office:value-type="float" office:value="0">
            <text:p>0</text:p>
          </table:table-cell>
          <table:table-cell office:value-type="float" office:value="11928">
            <text:p>1192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2">
            <text:p>240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2494">
            <text:p>22494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3090">
            <text:p>3090</text:p>
          </table:table-cell>
          <table:table-cell office:value-type="float" office:value="9044">
            <text:p>9044</text:p>
          </table:table-cell>
          <table:table-cell office:value-type="float" office:value="941">
            <text:p>941</text:p>
          </table:table-cell>
          <table:table-cell office:value-type="float" office:value="12134">
            <text:p>12134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4127">
            <text:p>4127</text:p>
          </table:table-cell>
          <table:table-cell table:number-columns-repeated="2"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107">
            <text:p>11107</text:p>
          </table:table-cell>
          <table:table-cell table:number-columns-repeated="2" office:value-type="float" office:value="0">
            <text:p>0</text:p>
          </table:table-cell>
          <table:table-cell office:value-type="float" office:value="2259">
            <text:p>2259</text:p>
          </table:table-cell>
          <table:table-cell table:number-columns-repeated="2" office:value-type="float" office:value="0">
            <text:p>0</text:p>
          </table:table-cell>
          <table:table-cell office:value-type="float" office:value="2607">
            <text:p>260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8">
            <text:p>240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095">
            <text:p>13095</text:p>
          </table:table-cell>
          <table:table-cell table:number-columns-repeated="2" office:value-type="float" office:value="0">
            <text:p>0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2643">
            <text:p>2643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527">
            <text:p>3527</text:p>
          </table:table-cell>
          <table:table-cell table:number-columns-repeated="2"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944">
            <text:p>10944</text:p>
          </table:table-cell>
          <table:table-cell table:number-columns-repeated="2" office:value-type="float" office:value="0">
            <text:p>0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0">
            <text:p>0</text:p>
          </table:table-cell>
          <table:table-cell office:value-type="float" office:value="2624">
            <text:p>262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40">
            <text:p>234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136">
            <text:p>13136</text:p>
          </table:table-cell>
          <table:table-cell table:number-columns-repeated="2" office:value-type="float" office:value="0">
            <text:p>0</text:p>
          </table:table-cell>
          <table:table-cell office:value-type="float" office:value="2611">
            <text:p>2611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2650">
            <text:p>2650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714">
            <text:p>3714</text:p>
          </table:table-cell>
          <table:table-cell table:number-columns-repeated="2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73">
            <text:p>873</text:p>
          </table:table-cell>
        </table:table-row>
      </table:table>
      <table:table table:name="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26339">
            <text:p>26339</text:p>
          </table:table-cell>
          <table:table-cell table:number-columns-repeated="2"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4266">
            <text:p>4266</text:p>
          </table:table-cell>
          <table:table-cell office:value-type="float" office:value="0">
            <text:p>0</text:p>
          </table:table-cell>
          <table:table-cell office:value-type="float" office:value="32088">
            <text:p>32088</text:p>
          </table:table-cell>
          <table:table-cell office:value-type="float" office:value="9385">
            <text:p>93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083">
            <text:p>11083</text:p>
          </table:table-cell>
          <table:table-cell table:number-columns-repeated="2" office:value-type="float" office:value="0">
            <text:p>0</text:p>
          </table:table-cell>
          <table:table-cell office:value-type="float" office:value="2277">
            <text:p>2277</text:p>
          </table:table-cell>
          <table:table-cell table:number-columns-repeated="2" office:value-type="float" office:value="0">
            <text:p>0</text:p>
          </table:table-cell>
          <table:table-cell office:value-type="float" office:value="2646">
            <text:p>264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5">
            <text:p>240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348">
            <text:p>13348</text:p>
          </table:table-cell>
          <table:table-cell table:number-columns-repeated="2" office:value-type="float" office:value="0">
            <text:p>0</text:p>
          </table:table-cell>
          <table:table-cell office:value-type="float" office:value="2731">
            <text:p>2731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2827">
            <text:p>2827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595">
            <text:p>3595</text:p>
          </table:table-cell>
          <table:table-cell table:number-columns-repeated="2"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58558">
            <text:p>158558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2490">
            <text:p>2490</text:p>
          </table:table-cell>
          <table:table-cell office:value-type="float" office:value="149032">
            <text:p>149032</text:p>
          </table:table-cell>
          <table:table-cell office:value-type="float" office:value="0">
            <text:p>0</text:p>
          </table:table-cell>
          <table:table-cell office:value-type="float" office:value="152431">
            <text:p>15243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29">
            <text:p>2429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57082">
            <text:p>257082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2901">
            <text:p>2901</text:p>
          </table:table-cell>
          <table:table-cell office:value-type="float" office:value="153568">
            <text:p>153568</text:p>
          </table:table-cell>
          <table:table-cell office:value-type="float" office:value="1282">
            <text:p>1282</text:p>
          </table:table-cell>
          <table:table-cell office:value-type="float" office:value="156721">
            <text:p>15672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4346">
            <text:p>94346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6593">
            <text:p>86593</text:p>
          </table:table-cell>
          <table:table-cell table:number-columns-repeated="2"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003">
            <text:p>1003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4242">
            <text:p>8424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7222">
            <text:p>14722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2828">
            <text:p>2828</text:p>
          </table:table-cell>
          <table:table-cell office:value-type="float" office:value="137531">
            <text:p>137531</text:p>
          </table:table-cell>
          <table:table-cell office:value-type="float" office:value="0">
            <text:p>0</text:p>
          </table:table-cell>
          <table:table-cell office:value-type="float" office:value="140896">
            <text:p>14089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22">
            <text:p>242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48931">
            <text:p>148931</text:p>
          </table:table-cell>
          <table:table-cell office:value-type="float" office:value="564">
            <text:p>564</text:p>
          </table:table-cell>
          <table:table-cell office:value-type="float" office:value="1">
            <text:p>1</text:p>
          </table:table-cell>
          <table:table-cell office:value-type="float" office:value="2998">
            <text:p>2998</text:p>
          </table:table-cell>
          <table:table-cell office:value-type="float" office:value="137480">
            <text:p>137480</text:p>
          </table:table-cell>
          <table:table-cell office:value-type="float" office:value="877">
            <text:p>877</text:p>
          </table:table-cell>
          <table:table-cell office:value-type="float" office:value="141033">
            <text:p>141033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386">
            <text:p>3386</text:p>
          </table:table-cell>
          <table:table-cell table:number-columns-repeated="2"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7581">
            <text:p>147581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2780">
            <text:p>2780</text:p>
          </table:table-cell>
          <table:table-cell office:value-type="float" office:value="137494">
            <text:p>137494</text:p>
          </table:table-cell>
          <table:table-cell office:value-type="float" office:value="0">
            <text:p>0</text:p>
          </table:table-cell>
          <table:table-cell office:value-type="float" office:value="141367">
            <text:p>14136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25">
            <text:p>242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40098">
            <text:p>240098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2431">
            <text:p>2431</text:p>
          </table:table-cell>
          <table:table-cell office:value-type="float" office:value="137624">
            <text:p>137624</text:p>
          </table:table-cell>
          <table:table-cell office:value-type="float" office:value="1187">
            <text:p>1187</text:p>
          </table:table-cell>
          <table:table-cell office:value-type="float" office:value="140581">
            <text:p>14058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3027">
            <text:p>9302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2968">
            <text:p>82968</text:p>
          </table:table-cell>
          <table:table-cell table:number-columns-repeated="2"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0536">
            <text:p>80536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9711">
            <text:p>19711</text:p>
          </table:table-cell>
          <table:table-cell office:value-type="float" office:value="531">
            <text:p>531</text:p>
          </table:table-cell>
          <table:table-cell office:value-type="float" office:value="1">
            <text:p>1</text:p>
          </table:table-cell>
          <table:table-cell office:value-type="float" office:value="2438">
            <text:p>2438</text:p>
          </table:table-cell>
          <table:table-cell office:value-type="float" office:value="8713">
            <text:p>8713</text:p>
          </table:table-cell>
          <table:table-cell office:value-type="float" office:value="0">
            <text:p>0</text:p>
          </table:table-cell>
          <table:table-cell office:value-type="float" office:value="11722">
            <text:p>1172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85">
            <text:p>238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1919">
            <text:p>21919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3071">
            <text:p>3071</text:p>
          </table:table-cell>
          <table:table-cell office:value-type="float" office:value="8929">
            <text:p>8929</text:p>
          </table:table-cell>
          <table:table-cell office:value-type="float" office:value="658">
            <text:p>658</text:p>
          </table:table-cell>
          <table:table-cell office:value-type="float" office:value="12176">
            <text:p>12176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860">
            <text:p>3860</text:p>
          </table:table-cell>
          <table:table-cell table:number-columns-repeated="2"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319">
            <text:p>11319</text:p>
          </table:table-cell>
          <table:table-cell table:number-columns-repeated="2" office:value-type="float" office:value="0">
            <text:p>0</text:p>
          </table:table-cell>
          <table:table-cell office:value-type="float" office:value="2181">
            <text:p>2181</text:p>
          </table:table-cell>
          <table:table-cell table:number-columns-repeated="2" office:value-type="float" office:value="0">
            <text:p>0</text:p>
          </table:table-cell>
          <table:table-cell office:value-type="float" office:value="2554">
            <text:p>255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76">
            <text:p>237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091">
            <text:p>13091</text:p>
          </table:table-cell>
          <table:table-cell table:number-columns-repeated="2"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2501">
            <text:p>250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531">
            <text:p>153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753">
            <text:p>3753</text:p>
          </table:table-cell>
          <table:table-cell table:number-columns-repeated="2"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951">
            <text:p>10951</text:p>
          </table:table-cell>
          <table:table-cell table:number-columns-repeated="2" office:value-type="float" office:value="0">
            <text:p>0</text:p>
          </table:table-cell>
          <table:table-cell office:value-type="float" office:value="2051">
            <text:p>2051</text:p>
          </table:table-cell>
          <table:table-cell table:number-columns-repeated="2" office:value-type="float" office:value="0">
            <text:p>0</text:p>
          </table:table-cell>
          <table:table-cell office:value-type="float" office:value="2380">
            <text:p>238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81">
            <text:p>238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109">
            <text:p>13109</text:p>
          </table:table-cell>
          <table:table-cell table:number-columns-repeated="2" office:value-type="float" office:value="0">
            <text:p>0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2565">
            <text:p>2565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43">
            <text:p>3643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17">
            <text:p>817</text:p>
          </table:table-cell>
        </table:table-row>
      </table:table>
      <table:table table:name="T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25783">
            <text:p>25783</text:p>
          </table:table-cell>
          <table:table-cell table:number-columns-repeated="2" office:value-type="float" office:value="0">
            <text:p>0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office:value-type="float" office:value="4128">
            <text:p>4128</text:p>
          </table:table-cell>
          <table:table-cell office:value-type="float" office:value="0">
            <text:p>0</text:p>
          </table:table-cell>
          <table:table-cell office:value-type="float" office:value="32088">
            <text:p>32088</text:p>
          </table:table-cell>
          <table:table-cell office:value-type="float" office:value="9259">
            <text:p>92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117">
            <text:p>11117</text:p>
          </table:table-cell>
          <table:table-cell table:number-columns-repeated="2" office:value-type="float" office:value="0">
            <text:p>0</text:p>
          </table:table-cell>
          <table:table-cell office:value-type="float" office:value="2205">
            <text:p>2205</text:p>
          </table:table-cell>
          <table:table-cell table:number-columns-repeated="2" office:value-type="float" office:value="0">
            <text:p>0</text:p>
          </table:table-cell>
          <table:table-cell office:value-type="float" office:value="2551">
            <text:p>255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7">
            <text:p>240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084">
            <text:p>13084</text:p>
          </table:table-cell>
          <table:table-cell table:number-columns-repeated="2" office:value-type="float" office:value="0">
            <text:p>0</text:p>
          </table:table-cell>
          <table:table-cell office:value-type="float" office:value="2610">
            <text:p>2610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2647">
            <text:p>2647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761">
            <text:p>3761</text:p>
          </table:table-cell>
          <table:table-cell table:number-columns-repeated="2"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61921">
            <text:p>161921</text:p>
          </table:table-cell>
          <table:table-cell office:value-type="float" office:value="514">
            <text:p>514</text:p>
          </table:table-cell>
          <table:table-cell office:value-type="float" office:value="1">
            <text:p>1</text:p>
          </table:table-cell>
          <table:table-cell office:value-type="float" office:value="2378">
            <text:p>2378</text:p>
          </table:table-cell>
          <table:table-cell office:value-type="float" office:value="152670">
            <text:p>152670</text:p>
          </table:table-cell>
          <table:table-cell office:value-type="float" office:value="0">
            <text:p>0</text:p>
          </table:table-cell>
          <table:table-cell office:value-type="float" office:value="155940">
            <text:p>1559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43">
            <text:p>2343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58456">
            <text:p>258456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float" office:value="2838">
            <text:p>2838</text:p>
          </table:table-cell>
          <table:table-cell office:value-type="float" office:value="153500">
            <text:p>153500</text:p>
          </table:table-cell>
          <table:table-cell office:value-type="float" office:value="1323">
            <text:p>1323</text:p>
          </table:table-cell>
          <table:table-cell office:value-type="float" office:value="156533">
            <text:p>156533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5589">
            <text:p>9558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5030">
            <text:p>85030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2534">
            <text:p>8253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5720">
            <text:p>145720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2632">
            <text:p>2632</text:p>
          </table:table-cell>
          <table:table-cell office:value-type="float" office:value="136215">
            <text:p>136215</text:p>
          </table:table-cell>
          <table:table-cell office:value-type="float" office:value="0">
            <text:p>0</text:p>
          </table:table-cell>
          <table:table-cell office:value-type="float" office:value="139525">
            <text:p>1395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85">
            <text:p>238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48690">
            <text:p>148690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2942">
            <text:p>2942</text:p>
          </table:table-cell>
          <table:table-cell office:value-type="float" office:value="137666">
            <text:p>137666</text:p>
          </table:table-cell>
          <table:table-cell office:value-type="float" office:value="627">
            <text:p>627</text:p>
          </table:table-cell>
          <table:table-cell office:value-type="float" office:value="141056">
            <text:p>141056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432">
            <text:p>3432</text:p>
          </table:table-cell>
          <table:table-cell table:number-columns-repeated="2"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5776">
            <text:p>145776</text:p>
          </table:table-cell>
          <table:table-cell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float" office:value="2733">
            <text:p>2733</text:p>
          </table:table-cell>
          <table:table-cell office:value-type="float" office:value="136091">
            <text:p>136091</text:p>
          </table:table-cell>
          <table:table-cell office:value-type="float" office:value="0">
            <text:p>0</text:p>
          </table:table-cell>
          <table:table-cell office:value-type="float" office:value="139157">
            <text:p>1391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7">
            <text:p>240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62959">
            <text:p>262959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137226">
            <text:p>137226</text:p>
          </table:table-cell>
          <table:table-cell office:value-type="float" office:value="1442">
            <text:p>1442</text:p>
          </table:table-cell>
          <table:table-cell office:value-type="float" office:value="140084">
            <text:p>140084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16233">
            <text:p>11623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03937">
            <text:p>103937</text:p>
          </table:table-cell>
          <table:table-cell table:number-columns-repeated="2"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01469">
            <text:p>10146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9796">
            <text:p>19796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2611">
            <text:p>2611</text:p>
          </table:table-cell>
          <table:table-cell office:value-type="float" office:value="8706">
            <text:p>8706</text:p>
          </table:table-cell>
          <table:table-cell office:value-type="float" office:value="0">
            <text:p>0</text:p>
          </table:table-cell>
          <table:table-cell office:value-type="float" office:value="11854">
            <text:p>1185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76">
            <text:p>237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2250">
            <text:p>22250</text:p>
          </table:table-cell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2893">
            <text:p>2893</text:p>
          </table:table-cell>
          <table:table-cell office:value-type="float" office:value="8783">
            <text:p>8783</text:p>
          </table:table-cell>
          <table:table-cell office:value-type="float" office:value="634">
            <text:p>634</text:p>
          </table:table-cell>
          <table:table-cell office:value-type="float" office:value="11942">
            <text:p>11942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426">
            <text:p>3426</text:p>
          </table:table-cell>
          <table:table-cell table:number-columns-repeated="2"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980">
            <text:p>10980</text:p>
          </table:table-cell>
          <table:table-cell table:number-columns-repeated="2" office:value-type="float" office:value="0">
            <text:p>0</text:p>
          </table:table-cell>
          <table:table-cell office:value-type="float" office:value="2165">
            <text:p>2165</text:p>
          </table:table-cell>
          <table:table-cell table:number-columns-repeated="2" office:value-type="float" office:value="0">
            <text:p>0</text:p>
          </table:table-cell>
          <table:table-cell office:value-type="float" office:value="2523">
            <text:p>252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12">
            <text:p>231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007">
            <text:p>13007</text:p>
          </table:table-cell>
          <table:table-cell table:number-columns-repeated="2" office:value-type="float" office:value="0">
            <text:p>0</text:p>
          </table:table-cell>
          <table:table-cell office:value-type="float" office:value="2524">
            <text:p>2524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2558">
            <text:p>2558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711">
            <text:p>3711</text:p>
          </table:table-cell>
          <table:table-cell table:number-columns-repeated="2"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171">
            <text:p>11171</text:p>
          </table:table-cell>
          <table:table-cell table:number-columns-repeated="2" office:value-type="float" office:value="0">
            <text:p>0</text:p>
          </table:table-cell>
          <table:table-cell office:value-type="float" office:value="2108">
            <text:p>2108</text:p>
          </table:table-cell>
          <table:table-cell table:number-columns-repeated="2" office:value-type="float" office:value="0">
            <text:p>0</text:p>
          </table:table-cell>
          <table:table-cell office:value-type="float" office:value="2629">
            <text:p>262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43">
            <text:p>2343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2768">
            <text:p>12768</text:p>
          </table:table-cell>
          <table:table-cell table:number-columns-repeated="2"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office:value-type="float" office:value="2370">
            <text:p>2370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586">
            <text:p>3586</text:p>
          </table:table-cell>
          <table:table-cell table:number-columns-repeated="2"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57">
            <text:p>857</text:p>
          </table:table-cell>
        </table:table-row>
      </table:table>
      <table:table table:name="T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26643">
            <text:p>26643</text:p>
          </table:table-cell>
          <table:table-cell table:number-columns-repeated="2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4462">
            <text:p>4462</text:p>
          </table:table-cell>
          <table:table-cell office:value-type="float" office:value="0">
            <text:p>0</text:p>
          </table:table-cell>
          <table:table-cell office:value-type="float" office:value="32088">
            <text:p>32088</text:p>
          </table:table-cell>
          <table:table-cell office:value-type="float" office:value="9556">
            <text:p>95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199">
            <text:p>11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19">
            <text:p>2219</text:p>
          </table:table-cell>
          <table:table-cell table:number-columns-repeated="2" office:value-type="float" office:value="0">
            <text:p>0</text:p>
          </table:table-cell>
          <table:table-cell office:value-type="float" office:value="2614">
            <text:p>261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52">
            <text:p>245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050">
            <text:p>13050</text:p>
          </table:table-cell>
          <table:table-cell table:number-columns-repeated="2" office:value-type="float" office:value="0">
            <text:p>0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2797">
            <text:p>2797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768">
            <text:p>3768</text:p>
          </table:table-cell>
          <table:table-cell table:number-columns-repeated="2"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58491">
            <text:p>158491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float" office:value="149058">
            <text:p>149058</text:p>
          </table:table-cell>
          <table:table-cell office:value-type="float" office:value="0">
            <text:p>0</text:p>
          </table:table-cell>
          <table:table-cell office:value-type="float" office:value="152441">
            <text:p>15244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99">
            <text:p>2399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58966">
            <text:p>258966</text:p>
          </table:table-cell>
          <table:table-cell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float" office:value="2695">
            <text:p>2695</text:p>
          </table:table-cell>
          <table:table-cell office:value-type="float" office:value="152176">
            <text:p>152176</text:p>
          </table:table-cell>
          <table:table-cell office:value-type="float" office:value="1330">
            <text:p>1330</text:p>
          </table:table-cell>
          <table:table-cell office:value-type="float" office:value="155146">
            <text:p>155146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7313">
            <text:p>9731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4216">
            <text:p>84216</text:p>
          </table:table-cell>
          <table:table-cell table:number-columns-repeated="2"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1628">
            <text:p>81628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5464">
            <text:p>145464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2893">
            <text:p>2893</text:p>
          </table:table-cell>
          <table:table-cell office:value-type="float" office:value="135781">
            <text:p>135781</text:p>
          </table:table-cell>
          <table:table-cell office:value-type="float" office:value="0">
            <text:p>0</text:p>
          </table:table-cell>
          <table:table-cell office:value-type="float" office:value="139216">
            <text:p>13921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83">
            <text:p>2383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50324">
            <text:p>150324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3094">
            <text:p>3094</text:p>
          </table:table-cell>
          <table:table-cell office:value-type="float" office:value="139086">
            <text:p>139086</text:p>
          </table:table-cell>
          <table:table-cell office:value-type="float" office:value="935">
            <text:p>935</text:p>
          </table:table-cell>
          <table:table-cell office:value-type="float" office:value="142338">
            <text:p>142338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483">
            <text:p>3483</text:p>
          </table:table-cell>
          <table:table-cell table:number-columns-repeated="2"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7204">
            <text:p>147204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2513">
            <text:p>2513</text:p>
          </table:table-cell>
          <table:table-cell office:value-type="float" office:value="137305">
            <text:p>137305</text:p>
          </table:table-cell>
          <table:table-cell office:value-type="float" office:value="0">
            <text:p>0</text:p>
          </table:table-cell>
          <table:table-cell office:value-type="float" office:value="140618">
            <text:p>1406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24">
            <text:p>232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76618">
            <text:p>276618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2470">
            <text:p>2470</text:p>
          </table:table-cell>
          <table:table-cell office:value-type="float" office:value="166267">
            <text:p>166267</text:p>
          </table:table-cell>
          <table:table-cell office:value-type="float" office:value="1260">
            <text:p>1260</text:p>
          </table:table-cell>
          <table:table-cell office:value-type="float" office:value="169082">
            <text:p>169082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00779">
            <text:p>10077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90198">
            <text:p>90198</text:p>
          </table:table-cell>
          <table:table-cell table:number-columns-repeated="2"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7680">
            <text:p>8768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20590">
            <text:p>20590</text:p>
          </table:table-cell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2662">
            <text:p>2662</text:p>
          </table:table-cell>
          <table:table-cell office:value-type="float" office:value="9191">
            <text:p>9191</text:p>
          </table:table-cell>
          <table:table-cell office:value-type="float" office:value="0">
            <text:p>0</text:p>
          </table:table-cell>
          <table:table-cell office:value-type="float" office:value="12444">
            <text:p>1244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1">
            <text:p>240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2326">
            <text:p>22326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2680">
            <text:p>2680</text:p>
          </table:table-cell>
          <table:table-cell office:value-type="float" office:value="8932">
            <text:p>8932</text:p>
          </table:table-cell>
          <table:table-cell office:value-type="float" office:value="965">
            <text:p>965</text:p>
          </table:table-cell>
          <table:table-cell office:value-type="float" office:value="11878">
            <text:p>11878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517">
            <text:p>3517</text:p>
          </table:table-cell>
          <table:table-cell table:number-columns-repeated="2"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229">
            <text:p>11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78">
            <text:p>1978</text:p>
          </table:table-cell>
          <table:table-cell table:number-columns-repeated="2"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68">
            <text:p>236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170">
            <text:p>13170</text:p>
          </table:table-cell>
          <table:table-cell table:number-columns-repeated="2" office:value-type="float" office:value="0">
            <text:p>0</text:p>
          </table:table-cell>
          <table:table-cell office:value-type="float" office:value="2741">
            <text:p>2741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2814">
            <text:p>2814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760">
            <text:p>3760</text:p>
          </table:table-cell>
          <table:table-cell table:number-columns-repeated="2"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631">
            <text:p>631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959">
            <text:p>10959</text:p>
          </table:table-cell>
          <table:table-cell table:number-columns-repeated="2" office:value-type="float" office:value="0">
            <text:p>0</text:p>
          </table:table-cell>
          <table:table-cell office:value-type="float" office:value="2256">
            <text:p>2256</text:p>
          </table:table-cell>
          <table:table-cell table:number-columns-repeated="2" office:value-type="float" office:value="0">
            <text:p>0</text:p>
          </table:table-cell>
          <table:table-cell office:value-type="float" office:value="2617">
            <text:p>26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4">
            <text:p>240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251">
            <text:p>1325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2661">
            <text:p>266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778">
            <text:p>3778</text:p>
          </table:table-cell>
          <table:table-cell table:number-columns-repeated="2"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63">
            <text:p>963</text:p>
          </table:table-cell>
        </table:table-row>
      </table:table>
      <table:table table:name="T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25708">
            <text:p>25708</text:p>
          </table:table-cell>
          <table:table-cell table:number-columns-repeated="2"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0">
            <text:p>0</text:p>
          </table:table-cell>
          <table:table-cell office:value-type="float" office:value="4263">
            <text:p>4263</text:p>
          </table:table-cell>
          <table:table-cell office:value-type="float" office:value="0">
            <text:p>0</text:p>
          </table:table-cell>
          <table:table-cell office:value-type="float" office:value="32088">
            <text:p>32088</text:p>
          </table:table-cell>
          <table:table-cell office:value-type="float" office:value="9255">
            <text:p>9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184">
            <text:p>11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20">
            <text:p>2320</text:p>
          </table:table-cell>
          <table:table-cell table:number-columns-repeated="2" office:value-type="float" office:value="0">
            <text:p>0</text:p>
          </table:table-cell>
          <table:table-cell office:value-type="float" office:value="2692">
            <text:p>269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88">
            <text:p>248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250">
            <text:p>13250</text:p>
          </table:table-cell>
          <table:table-cell table:number-columns-repeated="2"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2681">
            <text:p>268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34">
            <text:p>3634</text:p>
          </table:table-cell>
          <table:table-cell table:number-columns-repeated="2"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61023">
            <text:p>161023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2909">
            <text:p>2909</text:p>
          </table:table-cell>
          <table:table-cell office:value-type="float" office:value="151591">
            <text:p>151591</text:p>
          </table:table-cell>
          <table:table-cell office:value-type="float" office:value="0">
            <text:p>0</text:p>
          </table:table-cell>
          <table:table-cell office:value-type="float" office:value="155074">
            <text:p>15507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87">
            <text:p>238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51416">
            <text:p>251416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2733">
            <text:p>2733</text:p>
          </table:table-cell>
          <table:table-cell office:value-type="float" office:value="147312">
            <text:p>147312</text:p>
          </table:table-cell>
          <table:table-cell office:value-type="float" office:value="1237">
            <text:p>1237</text:p>
          </table:table-cell>
          <table:table-cell office:value-type="float" office:value="150459">
            <text:p>150459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4435">
            <text:p>9443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4425">
            <text:p>84425</text:p>
          </table:table-cell>
          <table:table-cell table:number-columns-repeated="2"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1942">
            <text:p>8194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9660">
            <text:p>149660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2684">
            <text:p>2684</text:p>
          </table:table-cell>
          <table:table-cell office:value-type="float" office:value="139711">
            <text:p>139711</text:p>
          </table:table-cell>
          <table:table-cell office:value-type="float" office:value="0">
            <text:p>0</text:p>
          </table:table-cell>
          <table:table-cell office:value-type="float" office:value="143372">
            <text:p>14337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8">
            <text:p>240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68179">
            <text:p>168179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3168">
            <text:p>3168</text:p>
          </table:table-cell>
          <table:table-cell office:value-type="float" office:value="156584">
            <text:p>156584</text:p>
          </table:table-cell>
          <table:table-cell office:value-type="float" office:value="997">
            <text:p>997</text:p>
          </table:table-cell>
          <table:table-cell office:value-type="float" office:value="159962">
            <text:p>159962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450">
            <text:p>3450</text:p>
          </table:table-cell>
          <table:table-cell table:number-columns-repeated="2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6155">
            <text:p>146155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float" office:value="2800">
            <text:p>2800</text:p>
          </table:table-cell>
          <table:table-cell office:value-type="float" office:value="136348">
            <text:p>136348</text:p>
          </table:table-cell>
          <table:table-cell office:value-type="float" office:value="0">
            <text:p>0</text:p>
          </table:table-cell>
          <table:table-cell office:value-type="float" office:value="140101">
            <text:p>1401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28">
            <text:p>242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46988">
            <text:p>246988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2633">
            <text:p>2633</text:p>
          </table:table-cell>
          <table:table-cell office:value-type="float" office:value="136621">
            <text:p>136621</text:p>
          </table:table-cell>
          <table:table-cell office:value-type="float" office:value="1351">
            <text:p>1351</text:p>
          </table:table-cell>
          <table:table-cell office:value-type="float" office:value="139678">
            <text:p>139678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00424">
            <text:p>10042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7765">
            <text:p>87765</text:p>
          </table:table-cell>
          <table:table-cell table:number-columns-repeated="2"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5221">
            <text:p>8522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20063">
            <text:p>20063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2440">
            <text:p>2440</text:p>
          </table:table-cell>
          <table:table-cell office:value-type="float" office:value="8817">
            <text:p>8817</text:p>
          </table:table-cell>
          <table:table-cell office:value-type="float" office:value="0">
            <text:p>0</text:p>
          </table:table-cell>
          <table:table-cell office:value-type="float" office:value="11878">
            <text:p>1187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47">
            <text:p>234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2757">
            <text:p>22757</text:p>
          </table:table-cell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float" office:value="3111">
            <text:p>3111</text:p>
          </table:table-cell>
          <table:table-cell office:value-type="float" office:value="9343">
            <text:p>9343</text:p>
          </table:table-cell>
          <table:table-cell office:value-type="float" office:value="655">
            <text:p>655</text:p>
          </table:table-cell>
          <table:table-cell office:value-type="float" office:value="12696">
            <text:p>12696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474">
            <text:p>3474</text:p>
          </table:table-cell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298">
            <text:p>11298</text:p>
          </table:table-cell>
          <table:table-cell table:number-columns-repeated="2" office:value-type="float" office:value="0">
            <text:p>0</text:p>
          </table:table-cell>
          <table:table-cell office:value-type="float" office:value="2421">
            <text:p>2421</text:p>
          </table:table-cell>
          <table:table-cell table:number-columns-repeated="2" office:value-type="float" office:value="0">
            <text:p>0</text:p>
          </table:table-cell>
          <table:table-cell office:value-type="float" office:value="2792">
            <text:p>279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60">
            <text:p>236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092">
            <text:p>13092</text:p>
          </table:table-cell>
          <table:table-cell table:number-columns-repeated="2"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2697">
            <text:p>2697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19">
            <text:p>3619</text:p>
          </table:table-cell>
          <table:table-cell table:number-columns-repeated="2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026">
            <text:p>11026</text:p>
          </table:table-cell>
          <table:table-cell table:number-columns-repeated="2" office:value-type="float" office:value="0">
            <text:p>0</text:p>
          </table:table-cell>
          <table:table-cell office:value-type="float" office:value="2234">
            <text:p>2234</text:p>
          </table:table-cell>
          <table:table-cell table:number-columns-repeated="2" office:value-type="float" office:value="0">
            <text:p>0</text:p>
          </table:table-cell>
          <table:table-cell office:value-type="float" office:value="2593">
            <text:p>259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15">
            <text:p>231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073">
            <text:p>13073</text:p>
          </table:table-cell>
          <table:table-cell table:number-columns-repeated="2"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2622">
            <text:p>2622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827">
            <text:p>3827</text:p>
          </table:table-cell>
          <table:table-cell table:number-columns-repeated="2"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40">
            <text:p>940</text:p>
          </table:table-cell>
        </table:table-row>
      </table:table>
      <table:table table:name="T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25012">
            <text:p>25012</text:p>
          </table:table-cell>
          <table:table-cell table:number-columns-repeated="2"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4216">
            <text:p>4216</text:p>
          </table:table-cell>
          <table:table-cell office:value-type="float" office:value="0">
            <text:p>0</text:p>
          </table:table-cell>
          <table:table-cell office:value-type="float" office:value="32088">
            <text:p>32088</text:p>
          </table:table-cell>
          <table:table-cell office:value-type="float" office:value="9402">
            <text:p>94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179">
            <text:p>11179</text:p>
          </table:table-cell>
          <table:table-cell table:number-columns-repeated="2" office:value-type="float" office:value="0">
            <text:p>0</text:p>
          </table:table-cell>
          <table:table-cell office:value-type="float" office:value="2359">
            <text:p>2359</text:p>
          </table:table-cell>
          <table:table-cell table:number-columns-repeated="2" office:value-type="float" office:value="0">
            <text:p>0</text:p>
          </table:table-cell>
          <table:table-cell office:value-type="float" office:value="2751">
            <text:p>275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35">
            <text:p>243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105">
            <text:p>13105</text:p>
          </table:table-cell>
          <table:table-cell table:number-columns-repeated="2" office:value-type="float" office:value="0">
            <text:p>0</text:p>
          </table:table-cell>
          <table:table-cell office:value-type="float" office:value="2454">
            <text:p>2454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2477">
            <text:p>2477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808">
            <text:p>3808</text:p>
          </table:table-cell>
          <table:table-cell table:number-columns-repeated="2"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63196">
            <text:p>163196</text:p>
          </table:table-cell>
          <table:table-cell office:value-type="float" office:value="526">
            <text:p>526</text:p>
          </table:table-cell>
          <table:table-cell office:value-type="float" office:value="1">
            <text:p>1</text:p>
          </table:table-cell>
          <table:table-cell office:value-type="float" office:value="2521">
            <text:p>2521</text:p>
          </table:table-cell>
          <table:table-cell office:value-type="float" office:value="153886">
            <text:p>153886</text:p>
          </table:table-cell>
          <table:table-cell office:value-type="float" office:value="0">
            <text:p>0</text:p>
          </table:table-cell>
          <table:table-cell office:value-type="float" office:value="157218">
            <text:p>1572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30">
            <text:p>243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61905">
            <text:p>261905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2828">
            <text:p>2828</text:p>
          </table:table-cell>
          <table:table-cell office:value-type="float" office:value="155914">
            <text:p>155914</text:p>
          </table:table-cell>
          <table:table-cell office:value-type="float" office:value="1370">
            <text:p>1370</text:p>
          </table:table-cell>
          <table:table-cell office:value-type="float" office:value="158941">
            <text:p>15894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6714">
            <text:p>9671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6168">
            <text:p>86168</text:p>
          </table:table-cell>
          <table:table-cell table:number-columns-repeated="2"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3802">
            <text:p>8380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6305">
            <text:p>146305</text:p>
          </table:table-cell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2660">
            <text:p>2660</text:p>
          </table:table-cell>
          <table:table-cell office:value-type="float" office:value="136744">
            <text:p>136744</text:p>
          </table:table-cell>
          <table:table-cell office:value-type="float" office:value="0">
            <text:p>0</text:p>
          </table:table-cell>
          <table:table-cell office:value-type="float" office:value="139922">
            <text:p>13992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31">
            <text:p>233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49606">
            <text:p>149606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3265">
            <text:p>3265</text:p>
          </table:table-cell>
          <table:table-cell office:value-type="float" office:value="138608">
            <text:p>138608</text:p>
          </table:table-cell>
          <table:table-cell office:value-type="float" office:value="697">
            <text:p>697</text:p>
          </table:table-cell>
          <table:table-cell office:value-type="float" office:value="142100">
            <text:p>142100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343">
            <text:p>3343</text:p>
          </table:table-cell>
          <table:table-cell table:number-columns-repeated="2"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6222">
            <text:p>146222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2746">
            <text:p>2746</text:p>
          </table:table-cell>
          <table:table-cell office:value-type="float" office:value="136368">
            <text:p>136368</text:p>
          </table:table-cell>
          <table:table-cell office:value-type="float" office:value="0">
            <text:p>0</text:p>
          </table:table-cell>
          <table:table-cell office:value-type="float" office:value="139874">
            <text:p>13987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21">
            <text:p>242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65790">
            <text:p>265790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 office:value-type="float" office:value="135844">
            <text:p>135844</text:p>
          </table:table-cell>
          <table:table-cell office:value-type="float" office:value="1457">
            <text:p>1457</text:p>
          </table:table-cell>
          <table:table-cell office:value-type="float" office:value="138873">
            <text:p>138873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20238">
            <text:p>120238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09439">
            <text:p>109439</text:p>
          </table:table-cell>
          <table:table-cell table:number-columns-repeated="2"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1103">
            <text:p>1103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06931">
            <text:p>10693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20345">
            <text:p>20345</text:p>
          </table:table-cell>
          <table:table-cell office:value-type="float" office:value="584">
            <text:p>584</text:p>
          </table:table-cell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float" office:value="8886">
            <text:p>8886</text:p>
          </table:table-cell>
          <table:table-cell office:value-type="float" office:value="0">
            <text:p>0</text:p>
          </table:table-cell>
          <table:table-cell office:value-type="float" office:value="12195">
            <text:p>1219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54">
            <text:p>235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2557">
            <text:p>22557</text:p>
          </table:table-cell>
          <table:table-cell office:value-type="float" office:value="521">
            <text:p>521</text:p>
          </table:table-cell>
          <table:table-cell office:value-type="float" office:value="1">
            <text:p>1</text:p>
          </table:table-cell>
          <table:table-cell office:value-type="float" office:value="3019">
            <text:p>3019</text:p>
          </table:table-cell>
          <table:table-cell office:value-type="float" office:value="9233">
            <text:p>9233</text:p>
          </table:table-cell>
          <table:table-cell office:value-type="float" office:value="873">
            <text:p>873</text:p>
          </table:table-cell>
          <table:table-cell office:value-type="float" office:value="12399">
            <text:p>12399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964">
            <text:p>3964</text:p>
          </table:table-cell>
          <table:table-cell table:number-columns-repeated="2"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215">
            <text:p>11215</text:p>
          </table:table-cell>
          <table:table-cell table:number-columns-repeated="2" office:value-type="float" office:value="0">
            <text:p>0</text:p>
          </table:table-cell>
          <table:table-cell office:value-type="float" office:value="2491">
            <text:p>2491</text:p>
          </table:table-cell>
          <table:table-cell table:number-columns-repeated="2" office:value-type="float" office:value="0">
            <text:p>0</text:p>
          </table:table-cell>
          <table:table-cell office:value-type="float" office:value="2861">
            <text:p>28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33">
            <text:p>2433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281">
            <text:p>13281</text:p>
          </table:table-cell>
          <table:table-cell table:number-columns-repeated="2"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2617">
            <text:p>2617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81">
            <text:p>3681</text:p>
          </table:table-cell>
          <table:table-cell table:number-columns-repeated="2"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065">
            <text:p>11065</text:p>
          </table:table-cell>
          <table:table-cell table:number-columns-repeated="2" office:value-type="float" office:value="0">
            <text:p>0</text:p>
          </table:table-cell>
          <table:table-cell office:value-type="float" office:value="2200">
            <text:p>2200</text:p>
          </table:table-cell>
          <table:table-cell table:number-columns-repeated="2" office:value-type="float" office:value="0">
            <text:p>0</text:p>
          </table:table-cell>
          <table:table-cell office:value-type="float" office:value="2667">
            <text:p>266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30">
            <text:p>233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2952">
            <text:p>12952</text:p>
          </table:table-cell>
          <table:table-cell table:number-columns-repeated="2"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2547">
            <text:p>2547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95">
            <text:p>3695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36">
            <text:p>836</text:p>
          </table:table-cell>
        </table:table-row>
      </table:table>
      <table:table table:name="T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26092">
            <text:p>26092</text:p>
          </table:table-cell>
          <table:table-cell table:number-columns-repeated="2" office:value-type="float" office:value="0">
            <text:p>0</text:p>
          </table:table-cell>
          <table:table-cell office:value-type="float" office:value="2305">
            <text:p>2305</text:p>
          </table:table-cell>
          <table:table-cell office:value-type="float" office:value="0">
            <text:p>0</text:p>
          </table:table-cell>
          <table:table-cell office:value-type="float" office:value="4997">
            <text:p>4997</text:p>
          </table:table-cell>
          <table:table-cell office:value-type="float" office:value="0">
            <text:p>0</text:p>
          </table:table-cell>
          <table:table-cell office:value-type="float" office:value="32088">
            <text:p>32088</text:p>
          </table:table-cell>
          <table:table-cell office:value-type="float" office:value="9658">
            <text:p>96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050">
            <text:p>110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9">
            <text:p>2309</text:p>
          </table:table-cell>
          <table:table-cell table:number-columns-repeated="2" office:value-type="float" office:value="0">
            <text:p>0</text:p>
          </table:table-cell>
          <table:table-cell office:value-type="float" office:value="2654">
            <text:p>265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81">
            <text:p>238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2903">
            <text:p>12903</text:p>
          </table:table-cell>
          <table:table-cell table:number-columns-repeated="2"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2448">
            <text:p>2448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594">
            <text:p>3594</text:p>
          </table:table-cell>
          <table:table-cell table:number-columns-repeated="2"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60867">
            <text:p>160867</text:p>
          </table:table-cell>
          <table:table-cell office:value-type="float" office:value="521">
            <text:p>521</text:p>
          </table:table-cell>
          <table:table-cell office:value-type="float" office:value="1">
            <text:p>1</text:p>
          </table:table-cell>
          <table:table-cell office:value-type="float" office:value="2485">
            <text:p>2485</text:p>
          </table:table-cell>
          <table:table-cell office:value-type="float" office:value="151272">
            <text:p>151272</text:p>
          </table:table-cell>
          <table:table-cell office:value-type="float" office:value="0">
            <text:p>0</text:p>
          </table:table-cell>
          <table:table-cell office:value-type="float" office:value="154554">
            <text:p>15455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36">
            <text:p>243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61079">
            <text:p>261079</text:p>
          </table:table-cell>
          <table:table-cell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float" office:value="2777">
            <text:p>2777</text:p>
          </table:table-cell>
          <table:table-cell office:value-type="float" office:value="150761">
            <text:p>150761</text:p>
          </table:table-cell>
          <table:table-cell office:value-type="float" office:value="1274">
            <text:p>1274</text:p>
          </table:table-cell>
          <table:table-cell office:value-type="float" office:value="153697">
            <text:p>153697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01184">
            <text:p>10118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9094">
            <text:p>89094</text:p>
          </table:table-cell>
          <table:table-cell table:number-columns-repeated="2"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6595">
            <text:p>8659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6439">
            <text:p>146439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2865">
            <text:p>2865</text:p>
          </table:table-cell>
          <table:table-cell office:value-type="float" office:value="136925">
            <text:p>136925</text:p>
          </table:table-cell>
          <table:table-cell office:value-type="float" office:value="0">
            <text:p>0</text:p>
          </table:table-cell>
          <table:table-cell office:value-type="float" office:value="140403">
            <text:p>1404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56">
            <text:p>235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53059">
            <text:p>153059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2848">
            <text:p>2848</text:p>
          </table:table-cell>
          <table:table-cell office:value-type="float" office:value="141801">
            <text:p>141801</text:p>
          </table:table-cell>
          <table:table-cell office:value-type="float" office:value="680">
            <text:p>680</text:p>
          </table:table-cell>
          <table:table-cell office:value-type="float" office:value="145055">
            <text:p>145055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16">
            <text:p>3616</text:p>
          </table:table-cell>
          <table:table-cell table:number-columns-repeated="2"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8906">
            <text:p>148906</text:p>
          </table:table-cell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office:value-type="float" office:value="2876">
            <text:p>2876</text:p>
          </table:table-cell>
          <table:table-cell office:value-type="float" office:value="139397">
            <text:p>139397</text:p>
          </table:table-cell>
          <table:table-cell office:value-type="float" office:value="0">
            <text:p>0</text:p>
          </table:table-cell>
          <table:table-cell office:value-type="float" office:value="142996">
            <text:p>14299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51">
            <text:p>245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69041">
            <text:p>269041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office:value-type="float" office:value="2547">
            <text:p>2547</text:p>
          </table:table-cell>
          <table:table-cell office:value-type="float" office:value="139369">
            <text:p>139369</text:p>
          </table:table-cell>
          <table:table-cell office:value-type="float" office:value="1209">
            <text:p>1209</text:p>
          </table:table-cell>
          <table:table-cell office:value-type="float" office:value="142405">
            <text:p>142405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20114">
            <text:p>12011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07808">
            <text:p>107808</text:p>
          </table:table-cell>
          <table:table-cell table:number-columns-repeated="2"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05415">
            <text:p>10541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9862">
            <text:p>19862</text:p>
          </table:table-cell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2371">
            <text:p>2371</text:p>
          </table:table-cell>
          <table:table-cell office:value-type="float" office:value="8772">
            <text:p>8772</text:p>
          </table:table-cell>
          <table:table-cell office:value-type="float" office:value="0">
            <text:p>0</text:p>
          </table:table-cell>
          <table:table-cell office:value-type="float" office:value="11720">
            <text:p>117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6">
            <text:p>240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2982">
            <text:p>22982</text:p>
          </table:table-cell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3227">
            <text:p>3227</text:p>
          </table:table-cell>
          <table:table-cell office:value-type="float" office:value="9128">
            <text:p>9128</text:p>
          </table:table-cell>
          <table:table-cell office:value-type="float" office:value="677">
            <text:p>677</text:p>
          </table:table-cell>
          <table:table-cell office:value-type="float" office:value="12618">
            <text:p>12618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4057">
            <text:p>4057</text:p>
          </table:table-cell>
          <table:table-cell table:number-columns-repeated="2"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339">
            <text:p>11339</text:p>
          </table:table-cell>
          <table:table-cell table:number-columns-repeated="2" office:value-type="float" office:value="0">
            <text:p>0</text:p>
          </table:table-cell>
          <table:table-cell office:value-type="float" office:value="2183">
            <text:p>2183</text:p>
          </table:table-cell>
          <table:table-cell table:number-columns-repeated="2" office:value-type="float" office:value="0">
            <text:p>0</text:p>
          </table:table-cell>
          <table:table-cell office:value-type="float" office:value="2719">
            <text:p>271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57">
            <text:p>235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456">
            <text:p>13456</text:p>
          </table:table-cell>
          <table:table-cell table:number-columns-repeated="2"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office:value-type="float" office:value="2937">
            <text:p>2937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589">
            <text:p>3589</text:p>
          </table:table-cell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390">
            <text:p>11390</text:p>
          </table:table-cell>
          <table:table-cell table:number-columns-repeated="2" office:value-type="float" office:value="0">
            <text:p>0</text:p>
          </table:table-cell>
          <table:table-cell office:value-type="float" office:value="2253">
            <text:p>2253</text:p>
          </table:table-cell>
          <table:table-cell table:number-columns-repeated="2" office:value-type="float" office:value="0">
            <text:p>0</text:p>
          </table:table-cell>
          <table:table-cell office:value-type="float" office:value="2681">
            <text:p>268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48">
            <text:p>244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208">
            <text:p>13208</text:p>
          </table:table-cell>
          <table:table-cell table:number-columns-repeated="2" office:value-type="float" office:value="0">
            <text:p>0</text:p>
          </table:table-cell>
          <table:table-cell office:value-type="float" office:value="2494">
            <text:p>2494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2598">
            <text:p>2598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554">
            <text:p>3554</text:p>
          </table:table-cell>
          <table:table-cell table:number-columns-repeated="2"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28">
            <text:p>828</text:p>
          </table:table-cell>
        </table:table-row>
      </table:table>
      <table:table table:name="T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26074">
            <text:p>26074</text:p>
          </table:table-cell>
          <table:table-cell table:number-columns-repeated="2" office:value-type="float" office:value="0">
            <text:p>0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5170">
            <text:p>5170</text:p>
          </table:table-cell>
          <table:table-cell office:value-type="float" office:value="0">
            <text:p>0</text:p>
          </table:table-cell>
          <table:table-cell office:value-type="float" office:value="32088">
            <text:p>32088</text:p>
          </table:table-cell>
          <table:table-cell office:value-type="float" office:value="10013">
            <text:p>100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1024">
            <text:p>11024</text:p>
          </table:table-cell>
          <table:table-cell table:number-columns-repeated="2" office:value-type="float" office:value="0">
            <text:p>0</text:p>
          </table:table-cell>
          <table:table-cell office:value-type="float" office:value="2196">
            <text:p>2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66">
            <text:p>256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64">
            <text:p>246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178">
            <text:p>13178</text:p>
          </table:table-cell>
          <table:table-cell table:number-columns-repeated="2"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2478">
            <text:p>2478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81">
            <text:p>3681</text:p>
          </table:table-cell>
          <table:table-cell table:number-columns-repeated="2"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61281">
            <text:p>161281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472">
            <text:p>2472</text:p>
          </table:table-cell>
          <table:table-cell office:value-type="float" office:value="151669">
            <text:p>151669</text:p>
          </table:table-cell>
          <table:table-cell office:value-type="float" office:value="0">
            <text:p>0</text:p>
          </table:table-cell>
          <table:table-cell office:value-type="float" office:value="154924">
            <text:p>15492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75">
            <text:p>237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71629">
            <text:p>271629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2765">
            <text:p>2765</text:p>
          </table:table-cell>
          <table:table-cell office:value-type="float" office:value="164049">
            <text:p>164049</text:p>
          </table:table-cell>
          <table:table-cell office:value-type="float" office:value="1238">
            <text:p>1238</text:p>
          </table:table-cell>
          <table:table-cell office:value-type="float" office:value="167271">
            <text:p>167271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8419">
            <text:p>9841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8062">
            <text:p>88062</text:p>
          </table:table-cell>
          <table:table-cell table:number-columns-repeated="2"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5725">
            <text:p>85725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7972">
            <text:p>147972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2795">
            <text:p>2795</text:p>
          </table:table-cell>
          <table:table-cell office:value-type="float" office:value="138290">
            <text:p>138290</text:p>
          </table:table-cell>
          <table:table-cell office:value-type="float" office:value="0">
            <text:p>0</text:p>
          </table:table-cell>
          <table:table-cell office:value-type="float" office:value="141964">
            <text:p>14196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75">
            <text:p>237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54371">
            <text:p>154371</text:p>
          </table:table-cell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float" office:value="2987">
            <text:p>2987</text:p>
          </table:table-cell>
          <table:table-cell office:value-type="float" office:value="143222">
            <text:p>143222</text:p>
          </table:table-cell>
          <table:table-cell office:value-type="float" office:value="695">
            <text:p>695</text:p>
          </table:table-cell>
          <table:table-cell office:value-type="float" office:value="146373">
            <text:p>146373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430">
            <text:p>3430</text:p>
          </table:table-cell>
          <table:table-cell table:number-columns-repeated="2"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45559">
            <text:p>145559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2677">
            <text:p>2677</text:p>
          </table:table-cell>
          <table:table-cell office:value-type="float" office:value="135728">
            <text:p>135728</text:p>
          </table:table-cell>
          <table:table-cell office:value-type="float" office:value="0">
            <text:p>0</text:p>
          </table:table-cell>
          <table:table-cell office:value-type="float" office:value="139068">
            <text:p>13906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38">
            <text:p>243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40330">
            <text:p>240330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  <table:table-cell office:value-type="float" office:value="135142">
            <text:p>135142</text:p>
          </table:table-cell>
          <table:table-cell office:value-type="float" office:value="1211">
            <text:p>1211</text:p>
          </table:table-cell>
          <table:table-cell office:value-type="float" office:value="138265">
            <text:p>138265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95281">
            <text:p>9528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85109">
            <text:p>85109</text:p>
          </table:table-cell>
          <table:table-cell table:number-columns-repeated="2"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2592">
            <text:p>82592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20323">
            <text:p>20323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2359">
            <text:p>2359</text:p>
          </table:table-cell>
          <table:table-cell office:value-type="float" office:value="8932">
            <text:p>8932</text:p>
          </table:table-cell>
          <table:table-cell office:value-type="float" office:value="0">
            <text:p>0</text:p>
          </table:table-cell>
          <table:table-cell office:value-type="float" office:value="12006">
            <text:p>1200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04">
            <text:p>240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2510">
            <text:p>22510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2909">
            <text:p>2909</text:p>
          </table:table-cell>
          <table:table-cell office:value-type="float" office:value="9126">
            <text:p>9126</text:p>
          </table:table-cell>
          <table:table-cell office:value-type="float" office:value="754">
            <text:p>754</text:p>
          </table:table-cell>
          <table:table-cell office:value-type="float" office:value="12199">
            <text:p>12199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941">
            <text:p>3941</text:p>
          </table:table-cell>
          <table:table-cell table:number-columns-repeated="2"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976">
            <text:p>10976</text:p>
          </table:table-cell>
          <table:table-cell table:number-columns-repeated="2" office:value-type="float" office:value="0">
            <text:p>0</text:p>
          </table:table-cell>
          <table:table-cell office:value-type="float" office:value="2159">
            <text:p>2159</text:p>
          </table:table-cell>
          <table:table-cell table:number-columns-repeated="2" office:value-type="float" office:value="0">
            <text:p>0</text:p>
          </table:table-cell>
          <table:table-cell office:value-type="float" office:value="2621">
            <text:p>262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07">
            <text:p>230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2925">
            <text:p>12925</text:p>
          </table:table-cell>
          <table:table-cell table:number-columns-repeated="2" office:value-type="float" office:value="0">
            <text:p>0</text:p>
          </table:table-cell>
          <table:table-cell office:value-type="float" office:value="2502">
            <text:p>2502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2558">
            <text:p>2558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467">
            <text:p>3467</text:p>
          </table:table-cell>
          <table:table-cell table:number-columns-repeated="2"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10835">
            <text:p>10835</text:p>
          </table:table-cell>
          <table:table-cell table:number-columns-repeated="2" office:value-type="float" office:value="0">
            <text:p>0</text:p>
          </table:table-cell>
          <table:table-cell office:value-type="float" office:value="2056">
            <text:p>2056</text:p>
          </table:table-cell>
          <table:table-cell table:number-columns-repeated="2" office:value-type="float" office:value="0">
            <text:p>0</text:p>
          </table:table-cell>
          <table:table-cell office:value-type="float" office:value="2472">
            <text:p>247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370">
            <text:p>237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13130">
            <text:p>13130</text:p>
          </table:table-cell>
          <table:table-cell table:number-columns-repeated="2" office:value-type="float" office:value="0">
            <text:p>0</text:p>
          </table:table-cell>
          <table:table-cell office:value-type="float" office:value="2823">
            <text:p>2823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2870">
            <text:p>2870</text:p>
          </table:table-cell>
          <table:table-cell table:number-columns-repeated="2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string">
            <text:p>C500L7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3657">
            <text:p>3657</text:p>
          </table:table-cell>
          <table:table-cell table:number-columns-repeated="2"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table:number-columns-repeated="3"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893">
            <text:p>893</text:p>
          </table:table-cell>
        </table:table-row>
      </table:table>
      <table:table table:name="AVG" table:style-name="ta1" table:print="false">
        <table:table-column table:style-name="co15" table:number-columns-repeated="4" table:default-cell-style-name="Default"/>
        <table:table-column table:style-name="co16" table:default-cell-style-name="ce1"/>
        <table:table-column table:style-name="co1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5" table:number-columns-repeated="3" table:default-cell-style-name="ce1"/>
        <table:table-column table:style-name="co17" table:default-cell-style-name="ce1"/>
        <table:table-row table:style-name="ro1">
          <table:table-cell table:formula="of:=[T2.A1]" office:value-type="string" office:string-value="dbType">
            <text:p>dbType</text:p>
          </table:table-cell>
          <table:table-cell table:formula="of:=[T2.B1]" office:value-type="string" office:string-value="schemaId">
            <text:p>schemaId</text:p>
          </table:table-cell>
          <table:table-cell table:formula="of:=[T2.C1]" office:value-type="string" office:string-value="operationType">
            <text:p>operationType</text:p>
          </table:table-cell>
          <table:table-cell table:formula="of:=[T2.D1]" office:value-type="string" office:string-value="hot/cold">
            <text:p>hot/cold</text:p>
          </table:table-cell>
          <table:table-cell table:style-name="Default" table:formula="of:=[T2.E1]" office:value-type="string" office:string-value="time_ms">
            <text:p>time_ms</text:p>
          </table:table-cell>
          <table:table-cell table:style-name="Default" table:formula="of:=[T2.F1]" office:value-type="string" office:string-value="statsTimeWeaving">
            <text:p>statsTimeWeaving</text:p>
          </table:table-cell>
          <table:table-cell table:style-name="Default" table:formula="of:=[T2.G1]" office:value-type="string" office:string-value="statsTotalWeavings">
            <text:p>statsTotalWeavings</text:p>
          </table:table-cell>
          <table:table-cell table:style-name="Default" table:formula="of:=[T2.H1]" office:value-type="string" office:string-value="statsTimeDirectMapping">
            <text:p>statsTimeDirectMapping</text:p>
          </table:table-cell>
          <table:table-cell table:style-name="Default" table:formula="of:=[T2.I1]" office:value-type="string" office:string-value="statsTimeUserDefinedMapping">
            <text:p>statsTimeUserDefinedMapping</text:p>
          </table:table-cell>
          <table:table-cell table:style-name="Default" table:formula="of:=[T2.J1]" office:value-type="string" office:string-value="statsTimeWriteMapping">
            <text:p>statsTimeWriteMapping</text:p>
          </table:table-cell>
          <table:table-cell table:style-name="Default" table:formula="of:=[T2.K1]" office:value-type="string" office:string-value="statsTimeReadMapping">
            <text:p>statsTimeReadMapping</text:p>
          </table:table-cell>
          <table:table-cell table:style-name="Default" table:formula="of:=[T2.L1]" office:value-type="string" office:string-value="statsTotalSavedObjects">
            <text:p>statsTotalSavedObjects</text:p>
          </table:table-cell>
          <table:table-cell table:style-name="Default" table:formula="of:=[T2.M1]" office:value-type="string" office:string-value="statsTimeSavingObjects">
            <text:p>statsTimeSavingObjects</text:p>
          </table:table-cell>
          <table:table-cell table:style-name="Default" table:formula="of:=[T2.N1]" office:value-type="string" office:string-value="statsTotalUpdatedObjects">
            <text:p>statsTotalUpdatedObjects</text:p>
          </table:table-cell>
          <table:table-cell table:style-name="Default" table:formula="of:=[T2.O1]" office:value-type="string" office:string-value="statsTimeUpdatingObjects">
            <text:p>statsTimeUpdatingObjects</text:p>
          </table:table-cell>
        </table:table-row>
        <table:table-row table:style-name="ro1">
          <table:table-cell table:formula="of:=[T2.A2]" office:value-type="string" office:string-value="C500L7">
            <text:p>C500L7</text:p>
          </table:table-cell>
          <table:table-cell table:formula="of:=[T2.B2]" office:value-type="string" office:string-value="S1">
            <text:p>S1</text:p>
          </table:table-cell>
          <table:table-cell table:formula="of:=[T2.C2]" office:value-type="string" office:string-value="CreateDB">
            <text:p>CreateDB</text:p>
          </table:table-cell>
          <table:table-cell table:formula="of:=[T2.D2]" office:value-type="string" office:string-value="Cold">
            <text:p>Cold</text:p>
          </table:table-cell>
          <table:table-cell table:formula="of:=AVERAGE([T1.E2];[T2.E2];[T3.E2];[T4.E2];[T5.E2];[T6.E2];[T7.E2];[T8.E2];[T9.E2])" office:value-type="float" office:value="25653.8888888889">
            <text:p>25654</text:p>
          </table:table-cell>
          <table:table-cell table:formula="of:=AVERAGE([T1.F2];[T2.F2];[T3.F2];[T4.F2];[T5.F2];[T6.F2];[T7.F2];[T8.F2];[T9.F2])" office:value-type="float" office:value="0">
            <text:p/>
          </table:table-cell>
          <table:table-cell table:formula="of:=AVERAGE([T1.G2];[T2.G2];[T3.G2];[T4.G2];[T5.G2];[T6.G2];[T7.G2];[T8.G2];[T9.G2])" office:value-type="float" office:value="0">
            <text:p/>
          </table:table-cell>
          <table:table-cell table:formula="of:=AVERAGE([T1.H2];[T2.H2];[T3.H2];[T4.H2];[T5.H2];[T6.H2];[T7.H2];[T8.H2];[T9.H2])" office:value-type="float" office:value="2052.22222222222">
            <text:p>2052</text:p>
          </table:table-cell>
          <table:table-cell table:formula="of:=AVERAGE([T1.I2];[T2.I2];[T3.I2];[T4.I2];[T5.I2];[T6.I2];[T7.I2];[T8.I2];[T9.I2])" office:value-type="float" office:value="0">
            <text:p/>
          </table:table-cell>
          <table:table-cell table:formula="of:=AVERAGE([T1.J2];[T2.J2];[T3.J2];[T4.J2];[T5.J2];[T6.J2];[T7.J2];[T8.J2];[T9.J2])" office:value-type="float" office:value="4519.33333333333">
            <text:p>4519</text:p>
          </table:table-cell>
          <table:table-cell table:formula="of:=AVERAGE([T1.K2];[T2.K2];[T3.K2];[T4.K2];[T5.K2];[T6.K2];[T7.K2];[T8.K2];[T9.K2])" office:value-type="float" office:value="0">
            <text:p/>
          </table:table-cell>
          <table:table-cell table:formula="of:=AVERAGE([T1.L2];[T2.L2];[T3.L2];[T4.L2];[T5.L2];[T6.L2];[T7.L2];[T8.L2];[T9.L2])" office:value-type="float" office:value="32088">
            <text:p>32088</text:p>
          </table:table-cell>
          <table:table-cell table:formula="of:=AVERAGE([T1.M2];[T2.M2];[T3.M2];[T4.M2];[T5.M2];[T6.M2];[T7.M2];[T8.M2];[T9.M2])" office:value-type="float" office:value="9494.22222222222">
            <text:p>9494</text:p>
          </table:table-cell>
          <table:table-cell table:formula="of:=AVERAGE([T1.N2];[T2.N2];[T3.N2];[T4.N2];[T5.N2];[T6.N2];[T7.N2];[T8.N2];[T9.N2])" office:value-type="float" office:value="0">
            <text:p/>
          </table:table-cell>
          <table:table-cell table:formula="of:=AVERAGE([T1.O2];[T2.O2];[T3.O2];[T4.O2];[T5.O2];[T6.O2];[T7.O2];[T8.O2];[T9.O2])" office:value-type="float" office:value="0">
            <text:p/>
          </table:table-cell>
        </table:table-row>
        <table:table-row table:style-name="ro1">
          <table:table-cell table:formula="of:=[T2.A3]" office:value-type="string" office:string-value="C500L7">
            <text:p>C500L7</text:p>
          </table:table-cell>
          <table:table-cell table:formula="of:=[T2.B3]" office:value-type="string" office:string-value="S1">
            <text:p>S1</text:p>
          </table:table-cell>
          <table:table-cell table:formula="of:=[T2.C3]" office:value-type="string" office:string-value="Trav#Trav1">
            <text:p>Trav#Trav1</text:p>
          </table:table-cell>
          <table:table-cell table:formula="of:=[T2.D3]" office:value-type="string" office:string-value="Cold">
            <text:p>Cold</text:p>
          </table:table-cell>
          <table:table-cell table:formula="of:=AVERAGE([T1.E3];[T2.E3];[T3.E3];[T4.E3];[T5.E3];[T6.E3];[T7.E3];[T8.E3];[T9.E3])" office:value-type="float" office:value="11084.3333333333">
            <text:p>11084</text:p>
          </table:table-cell>
          <table:table-cell table:formula="of:=AVERAGE([T1.F3];[T2.F3];[T3.F3];[T4.F3];[T5.F3];[T6.F3];[T7.F3];[T8.F3];[T9.F3])" office:value-type="float" office:value="0">
            <text:p/>
          </table:table-cell>
          <table:table-cell table:formula="of:=AVERAGE([T1.G3];[T2.G3];[T3.G3];[T4.G3];[T5.G3];[T6.G3];[T7.G3];[T8.G3];[T9.G3])" office:value-type="float" office:value="0">
            <text:p/>
          </table:table-cell>
          <table:table-cell table:formula="of:=AVERAGE([T1.H3];[T2.H3];[T3.H3];[T4.H3];[T5.H3];[T6.H3];[T7.H3];[T8.H3];[T9.H3])" office:value-type="float" office:value="2216.77777777778">
            <text:p>2217</text:p>
          </table:table-cell>
          <table:table-cell table:formula="of:=AVERAGE([T1.I3];[T2.I3];[T3.I3];[T4.I3];[T5.I3];[T6.I3];[T7.I3];[T8.I3];[T9.I3])" office:value-type="float" office:value="0">
            <text:p/>
          </table:table-cell>
          <table:table-cell table:formula="of:=AVERAGE([T1.J3];[T2.J3];[T3.J3];[T4.J3];[T5.J3];[T6.J3];[T7.J3];[T8.J3];[T9.J3])" office:value-type="float" office:value="0">
            <text:p/>
          </table:table-cell>
          <table:table-cell table:formula="of:=AVERAGE([T1.K3];[T2.K3];[T3.K3];[T4.K3];[T5.K3];[T6.K3];[T7.K3];[T8.K3];[T9.K3])" office:value-type="float" office:value="2598.88888888889">
            <text:p>2599</text:p>
          </table:table-cell>
          <table:table-cell table:formula="of:=AVERAGE([T1.L3];[T2.L3];[T3.L3];[T4.L3];[T5.L3];[T6.L3];[T7.L3];[T8.L3];[T9.L3])" office:value-type="float" office:value="0">
            <text:p/>
          </table:table-cell>
          <table:table-cell table:formula="of:=AVERAGE([T1.M3];[T2.M3];[T3.M3];[T4.M3];[T5.M3];[T6.M3];[T7.M3];[T8.M3];[T9.M3])" office:value-type="float" office:value="0">
            <text:p/>
          </table:table-cell>
          <table:table-cell table:formula="of:=AVERAGE([T1.N3];[T2.N3];[T3.N3];[T4.N3];[T5.N3];[T6.N3];[T7.N3];[T8.N3];[T9.N3])" office:value-type="float" office:value="0">
            <text:p/>
          </table:table-cell>
          <table:table-cell table:formula="of:=AVERAGE([T1.O3];[T2.O3];[T3.O3];[T4.O3];[T5.O3];[T6.O3];[T7.O3];[T8.O3];[T9.O3])" office:value-type="float" office:value="0">
            <text:p/>
          </table:table-cell>
        </table:table-row>
        <table:table-row table:style-name="ro1">
          <table:table-cell table:formula="of:=[T2.A4]" office:value-type="string" office:string-value="C500L7">
            <text:p>C500L7</text:p>
          </table:table-cell>
          <table:table-cell table:formula="of:=[T2.B4]" office:value-type="string" office:string-value="S1">
            <text:p>S1</text:p>
          </table:table-cell>
          <table:table-cell table:formula="of:=[T2.C4]" office:value-type="string" office:string-value="Trav#Trav1">
            <text:p>Trav#Trav1</text:p>
          </table:table-cell>
          <table:table-cell table:formula="of:=[T2.D4]" office:value-type="string" office:string-value="Hot">
            <text:p>Hot</text:p>
          </table:table-cell>
          <table:table-cell table:formula="of:=AVERAGE([T1.E4];[T2.E4];[T3.E4];[T4.E4];[T5.E4];[T6.E4];[T7.E4];[T8.E4];[T9.E4])" office:value-type="float" office:value="2431.88888888889">
            <text:p>2432</text:p>
          </table:table-cell>
          <table:table-cell table:formula="of:=AVERAGE([T1.F4];[T2.F4];[T3.F4];[T4.F4];[T5.F4];[T6.F4];[T7.F4];[T8.F4];[T9.F4])" office:value-type="float" office:value="0">
            <text:p/>
          </table:table-cell>
          <table:table-cell table:formula="of:=AVERAGE([T1.G4];[T2.G4];[T3.G4];[T4.G4];[T5.G4];[T6.G4];[T7.G4];[T8.G4];[T9.G4])" office:value-type="float" office:value="0">
            <text:p/>
          </table:table-cell>
          <table:table-cell table:formula="of:=AVERAGE([T1.H4];[T2.H4];[T3.H4];[T4.H4];[T5.H4];[T6.H4];[T7.H4];[T8.H4];[T9.H4])" office:value-type="float" office:value="0">
            <text:p/>
          </table:table-cell>
          <table:table-cell table:formula="of:=AVERAGE([T1.I4];[T2.I4];[T3.I4];[T4.I4];[T5.I4];[T6.I4];[T7.I4];[T8.I4];[T9.I4])" office:value-type="float" office:value="0">
            <text:p/>
          </table:table-cell>
          <table:table-cell table:formula="of:=AVERAGE([T1.J4];[T2.J4];[T3.J4];[T4.J4];[T5.J4];[T6.J4];[T7.J4];[T8.J4];[T9.J4])" office:value-type="float" office:value="0">
            <text:p/>
          </table:table-cell>
          <table:table-cell table:formula="of:=AVERAGE([T1.K4];[T2.K4];[T3.K4];[T4.K4];[T5.K4];[T6.K4];[T7.K4];[T8.K4];[T9.K4])" office:value-type="float" office:value="0">
            <text:p/>
          </table:table-cell>
          <table:table-cell table:formula="of:=AVERAGE([T1.L4];[T2.L4];[T3.L4];[T4.L4];[T5.L4];[T6.L4];[T7.L4];[T8.L4];[T9.L4])" office:value-type="float" office:value="0">
            <text:p/>
          </table:table-cell>
          <table:table-cell table:formula="of:=AVERAGE([T1.M4];[T2.M4];[T3.M4];[T4.M4];[T5.M4];[T6.M4];[T7.M4];[T8.M4];[T9.M4])" office:value-type="float" office:value="0">
            <text:p/>
          </table:table-cell>
          <table:table-cell table:formula="of:=AVERAGE([T1.N4];[T2.N4];[T3.N4];[T4.N4];[T5.N4];[T6.N4];[T7.N4];[T8.N4];[T9.N4])" office:value-type="float" office:value="0">
            <text:p/>
          </table:table-cell>
          <table:table-cell table:formula="of:=AVERAGE([T1.O4];[T2.O4];[T3.O4];[T4.O4];[T5.O4];[T6.O4];[T7.O4];[T8.O4];[T9.O4])" office:value-type="float" office:value="0">
            <text:p/>
          </table:table-cell>
        </table:table-row>
        <table:table-row table:style-name="ro1">
          <table:table-cell table:formula="of:=[T2.A5]" office:value-type="string" office:string-value="C500L7">
            <text:p>C500L7</text:p>
          </table:table-cell>
          <table:table-cell table:formula="of:=[T2.B5]" office:value-type="string" office:string-value="S1">
            <text:p>S1</text:p>
          </table:table-cell>
          <table:table-cell table:formula="of:=[T2.C5]" office:value-type="string" office:string-value="Trav#Trav2a">
            <text:p>Trav#Trav2a</text:p>
          </table:table-cell>
          <table:table-cell table:formula="of:=[T2.D5]" office:value-type="string" office:string-value="Cold">
            <text:p>Cold</text:p>
          </table:table-cell>
          <table:table-cell table:formula="of:=AVERAGE([T1.E5];[T2.E5];[T3.E5];[T4.E5];[T5.E5];[T6.E5];[T7.E5];[T8.E5];[T9.E5])" office:value-type="float" office:value="13079.5555555556">
            <text:p>13080</text:p>
          </table:table-cell>
          <table:table-cell table:formula="of:=AVERAGE([T1.F5];[T2.F5];[T3.F5];[T4.F5];[T5.F5];[T6.F5];[T7.F5];[T8.F5];[T9.F5])" office:value-type="float" office:value="0">
            <text:p/>
          </table:table-cell>
          <table:table-cell table:formula="of:=AVERAGE([T1.G5];[T2.G5];[T3.G5];[T4.G5];[T5.G5];[T6.G5];[T7.G5];[T8.G5];[T9.G5])" office:value-type="float" office:value="0">
            <text:p/>
          </table:table-cell>
          <table:table-cell table:formula="of:=AVERAGE([T1.H5];[T2.H5];[T3.H5];[T4.H5];[T5.H5];[T6.H5];[T7.H5];[T8.H5];[T9.H5])" office:value-type="float" office:value="2588.22222222222">
            <text:p>2588</text:p>
          </table:table-cell>
          <table:table-cell table:formula="of:=AVERAGE([T1.I5];[T2.I5];[T3.I5];[T4.I5];[T5.I5];[T6.I5];[T7.I5];[T8.I5];[T9.I5])" office:value-type="float" office:value="0">
            <text:p/>
          </table:table-cell>
          <table:table-cell table:formula="of:=AVERAGE([T1.J5];[T2.J5];[T3.J5];[T4.J5];[T5.J5];[T6.J5];[T7.J5];[T8.J5];[T9.J5])" office:value-type="float" office:value="696.777777777778">
            <text:p>697</text:p>
          </table:table-cell>
          <table:table-cell table:formula="of:=AVERAGE([T1.K5];[T2.K5];[T3.K5];[T4.K5];[T5.K5];[T6.K5];[T7.K5];[T8.K5];[T9.K5])" office:value-type="float" office:value="2619.55555555556">
            <text:p>2620</text:p>
          </table:table-cell>
          <table:table-cell table:formula="of:=AVERAGE([T1.L5];[T2.L5];[T3.L5];[T4.L5];[T5.L5];[T6.L5];[T7.L5];[T8.L5];[T9.L5])" office:value-type="float" office:value="0">
            <text:p/>
          </table:table-cell>
          <table:table-cell table:formula="of:=AVERAGE([T1.M5];[T2.M5];[T3.M5];[T4.M5];[T5.M5];[T6.M5];[T7.M5];[T8.M5];[T9.M5])" office:value-type="float" office:value="0">
            <text:p/>
          </table:table-cell>
          <table:table-cell table:formula="of:=AVERAGE([T1.N5];[T2.N5];[T3.N5];[T4.N5];[T5.N5];[T6.N5];[T7.N5];[T8.N5];[T9.N5])" office:value-type="float" office:value="4374">
            <text:p>4374</text:p>
          </table:table-cell>
          <table:table-cell table:formula="of:=AVERAGE([T1.O5];[T2.O5];[T3.O5];[T4.O5];[T5.O5];[T6.O5];[T7.O5];[T8.O5];[T9.O5])" office:value-type="float" office:value="1432.22222222222">
            <text:p>1432</text:p>
          </table:table-cell>
        </table:table-row>
        <table:table-row table:style-name="ro1">
          <table:table-cell table:formula="of:=[T2.A6]" office:value-type="string" office:string-value="C500L7">
            <text:p>C500L7</text:p>
          </table:table-cell>
          <table:table-cell table:formula="of:=[T2.B6]" office:value-type="string" office:string-value="S1">
            <text:p>S1</text:p>
          </table:table-cell>
          <table:table-cell table:formula="of:=[T2.C6]" office:value-type="string" office:string-value="Trav#Trav2a">
            <text:p>Trav#Trav2a</text:p>
          </table:table-cell>
          <table:table-cell table:formula="of:=[T2.D6]" office:value-type="string" office:string-value="Hot">
            <text:p>Hot</text:p>
          </table:table-cell>
          <table:table-cell table:formula="of:=AVERAGE([T1.E6];[T2.E6];[T3.E6];[T4.E6];[T5.E6];[T6.E6];[T7.E6];[T8.E6];[T9.E6])" office:value-type="float" office:value="3716.88888888889">
            <text:p>3717</text:p>
          </table:table-cell>
          <table:table-cell table:formula="of:=AVERAGE([T1.F6];[T2.F6];[T3.F6];[T4.F6];[T5.F6];[T6.F6];[T7.F6];[T8.F6];[T9.F6])" office:value-type="float" office:value="0">
            <text:p/>
          </table:table-cell>
          <table:table-cell table:formula="of:=AVERAGE([T1.G6];[T2.G6];[T3.G6];[T4.G6];[T5.G6];[T6.G6];[T7.G6];[T8.G6];[T9.G6])" office:value-type="float" office:value="0">
            <text:p/>
          </table:table-cell>
          <table:table-cell table:formula="of:=AVERAGE([T1.H6];[T2.H6];[T3.H6];[T4.H6];[T5.H6];[T6.H6];[T7.H6];[T8.H6];[T9.H6])" office:value-type="float" office:value="301.555555555556">
            <text:p>302</text:p>
          </table:table-cell>
          <table:table-cell table:formula="of:=AVERAGE([T1.I6];[T2.I6];[T3.I6];[T4.I6];[T5.I6];[T6.I6];[T7.I6];[T8.I6];[T9.I6])" office:value-type="float" office:value="0">
            <text:p/>
          </table:table-cell>
          <table:table-cell table:formula="of:=AVERAGE([T1.J6];[T2.J6];[T3.J6];[T4.J6];[T5.J6];[T6.J6];[T7.J6];[T8.J6];[T9.J6])" office:value-type="float" office:value="647.888888888889">
            <text:p>648</text:p>
          </table:table-cell>
          <table:table-cell table:formula="of:=AVERAGE([T1.K6];[T2.K6];[T3.K6];[T4.K6];[T5.K6];[T6.K6];[T7.K6];[T8.K6];[T9.K6])" office:value-type="float" office:value="0">
            <text:p/>
          </table:table-cell>
          <table:table-cell table:formula="of:=AVERAGE([T1.L6];[T2.L6];[T3.L6];[T4.L6];[T5.L6];[T6.L6];[T7.L6];[T8.L6];[T9.L6])" office:value-type="float" office:value="0">
            <text:p/>
          </table:table-cell>
          <table:table-cell table:formula="of:=AVERAGE([T1.M6];[T2.M6];[T3.M6];[T4.M6];[T5.M6];[T6.M6];[T7.M6];[T8.M6];[T9.M6])" office:value-type="float" office:value="0">
            <text:p/>
          </table:table-cell>
          <table:table-cell table:formula="of:=AVERAGE([T1.N6];[T2.N6];[T3.N6];[T4.N6];[T5.N6];[T6.N6];[T7.N6];[T8.N6];[T9.N6])" office:value-type="float" office:value="4374">
            <text:p>4374</text:p>
          </table:table-cell>
          <table:table-cell table:formula="of:=AVERAGE([T1.O6];[T2.O6];[T3.O6];[T4.O6];[T5.O6];[T6.O6];[T7.O6];[T8.O6];[T9.O6])" office:value-type="float" office:value="887.444444444444">
            <text:p>887</text:p>
          </table:table-cell>
        </table:table-row>
        <table:table-row table:style-name="ro1">
          <table:table-cell table:formula="of:=[T2.A7]" office:value-type="string" office:string-value="C500L7">
            <text:p>C500L7</text:p>
          </table:table-cell>
          <table:table-cell table:formula="of:=[T2.B7]" office:value-type="string" office:string-value="S2">
            <text:p>S2</text:p>
          </table:table-cell>
          <table:table-cell table:formula="of:=[T2.C7]" office:value-type="string" office:string-value="Trav#Trav1">
            <text:p>Trav#Trav1</text:p>
          </table:table-cell>
          <table:table-cell table:formula="of:=[T2.D7]" office:value-type="string" office:string-value="Cold">
            <text:p>Cold</text:p>
          </table:table-cell>
          <table:table-cell table:formula="of:=AVERAGE([T1.E7];[T2.E7];[T3.E7];[T4.E7];[T5.E7];[T6.E7];[T7.E7];[T8.E7];[T9.E7])" office:value-type="float" office:value="160844.888888889">
            <text:p>160845</text:p>
          </table:table-cell>
          <table:table-cell table:formula="of:=AVERAGE([T1.F7];[T2.F7];[T3.F7];[T4.F7];[T5.F7];[T6.F7];[T7.F7];[T8.F7];[T9.F7])" office:value-type="float" office:value="545.555555555556">
            <text:p>546</text:p>
          </table:table-cell>
          <table:table-cell table:formula="of:=AVERAGE([T1.G7];[T2.G7];[T3.G7];[T4.G7];[T5.G7];[T6.G7];[T7.G7];[T8.G7];[T9.G7])" office:value-type="float" office:value="1">
            <text:p>1</text:p>
          </table:table-cell>
          <table:table-cell table:formula="of:=AVERAGE([T1.H7];[T2.H7];[T3.H7];[T4.H7];[T5.H7];[T6.H7];[T7.H7];[T8.H7];[T9.H7])" office:value-type="float" office:value="2593.77777777778">
            <text:p>2594</text:p>
          </table:table-cell>
          <table:table-cell table:formula="of:=AVERAGE([T1.I7];[T2.I7];[T3.I7];[T4.I7];[T5.I7];[T6.I7];[T7.I7];[T8.I7];[T9.I7])" office:value-type="float" office:value="151405.333333333">
            <text:p>151405</text:p>
          </table:table-cell>
          <table:table-cell table:formula="of:=AVERAGE([T1.J7];[T2.J7];[T3.J7];[T4.J7];[T5.J7];[T6.J7];[T7.J7];[T8.J7];[T9.J7])" office:value-type="float" office:value="0">
            <text:p/>
          </table:table-cell>
          <table:table-cell table:formula="of:=AVERAGE([T1.K7];[T2.K7];[T3.K7];[T4.K7];[T5.K7];[T6.K7];[T7.K7];[T8.K7];[T9.K7])" office:value-type="float" office:value="154717.666666667">
            <text:p>154718</text:p>
          </table:table-cell>
          <table:table-cell table:formula="of:=AVERAGE([T1.L7];[T2.L7];[T3.L7];[T4.L7];[T5.L7];[T6.L7];[T7.L7];[T8.L7];[T9.L7])" office:value-type="float" office:value="0">
            <text:p/>
          </table:table-cell>
          <table:table-cell table:formula="of:=AVERAGE([T1.M7];[T2.M7];[T3.M7];[T4.M7];[T5.M7];[T6.M7];[T7.M7];[T8.M7];[T9.M7])" office:value-type="float" office:value="0">
            <text:p/>
          </table:table-cell>
          <table:table-cell table:formula="of:=AVERAGE([T1.N7];[T2.N7];[T3.N7];[T4.N7];[T5.N7];[T6.N7];[T7.N7];[T8.N7];[T9.N7])" office:value-type="float" office:value="0">
            <text:p/>
          </table:table-cell>
          <table:table-cell table:formula="of:=AVERAGE([T1.O7];[T2.O7];[T3.O7];[T4.O7];[T5.O7];[T6.O7];[T7.O7];[T8.O7];[T9.O7])" office:value-type="float" office:value="0">
            <text:p/>
          </table:table-cell>
        </table:table-row>
        <table:table-row table:style-name="ro1">
          <table:table-cell table:formula="of:=[T2.A8]" office:value-type="string" office:string-value="C500L7">
            <text:p>C500L7</text:p>
          </table:table-cell>
          <table:table-cell table:formula="of:=[T2.B8]" office:value-type="string" office:string-value="S2">
            <text:p>S2</text:p>
          </table:table-cell>
          <table:table-cell table:formula="of:=[T2.C8]" office:value-type="string" office:string-value="Trav#Trav1">
            <text:p>Trav#Trav1</text:p>
          </table:table-cell>
          <table:table-cell table:formula="of:=[T2.D8]" office:value-type="string" office:string-value="Hot">
            <text:p>Hot</text:p>
          </table:table-cell>
          <table:table-cell table:formula="of:=AVERAGE([T1.E8];[T2.E8];[T3.E8];[T4.E8];[T5.E8];[T6.E8];[T7.E8];[T8.E8];[T9.E8])" office:value-type="float" office:value="2395">
            <text:p>2395</text:p>
          </table:table-cell>
          <table:table-cell table:formula="of:=AVERAGE([T1.F8];[T2.F8];[T3.F8];[T4.F8];[T5.F8];[T6.F8];[T7.F8];[T8.F8];[T9.F8])" office:value-type="float" office:value="0">
            <text:p/>
          </table:table-cell>
          <table:table-cell table:formula="of:=AVERAGE([T1.G8];[T2.G8];[T3.G8];[T4.G8];[T5.G8];[T6.G8];[T7.G8];[T8.G8];[T9.G8])" office:value-type="float" office:value="0">
            <text:p/>
          </table:table-cell>
          <table:table-cell table:formula="of:=AVERAGE([T1.H8];[T2.H8];[T3.H8];[T4.H8];[T5.H8];[T6.H8];[T7.H8];[T8.H8];[T9.H8])" office:value-type="float" office:value="0">
            <text:p/>
          </table:table-cell>
          <table:table-cell table:formula="of:=AVERAGE([T1.I8];[T2.I8];[T3.I8];[T4.I8];[T5.I8];[T6.I8];[T7.I8];[T8.I8];[T9.I8])" office:value-type="float" office:value="0">
            <text:p/>
          </table:table-cell>
          <table:table-cell table:formula="of:=AVERAGE([T1.J8];[T2.J8];[T3.J8];[T4.J8];[T5.J8];[T6.J8];[T7.J8];[T8.J8];[T9.J8])" office:value-type="float" office:value="0">
            <text:p/>
          </table:table-cell>
          <table:table-cell table:formula="of:=AVERAGE([T1.K8];[T2.K8];[T3.K8];[T4.K8];[T5.K8];[T6.K8];[T7.K8];[T8.K8];[T9.K8])" office:value-type="float" office:value="0">
            <text:p/>
          </table:table-cell>
          <table:table-cell table:formula="of:=AVERAGE([T1.L8];[T2.L8];[T3.L8];[T4.L8];[T5.L8];[T6.L8];[T7.L8];[T8.L8];[T9.L8])" office:value-type="float" office:value="0">
            <text:p/>
          </table:table-cell>
          <table:table-cell table:formula="of:=AVERAGE([T1.M8];[T2.M8];[T3.M8];[T4.M8];[T5.M8];[T6.M8];[T7.M8];[T8.M8];[T9.M8])" office:value-type="float" office:value="0">
            <text:p/>
          </table:table-cell>
          <table:table-cell table:formula="of:=AVERAGE([T1.N8];[T2.N8];[T3.N8];[T4.N8];[T5.N8];[T6.N8];[T7.N8];[T8.N8];[T9.N8])" office:value-type="float" office:value="0">
            <text:p/>
          </table:table-cell>
          <table:table-cell table:formula="of:=AVERAGE([T1.O8];[T2.O8];[T3.O8];[T4.O8];[T5.O8];[T6.O8];[T7.O8];[T8.O8];[T9.O8])" office:value-type="float" office:value="0">
            <text:p/>
          </table:table-cell>
        </table:table-row>
        <table:table-row table:style-name="ro1">
          <table:table-cell table:formula="of:=[T2.A9]" office:value-type="string" office:string-value="C500L7">
            <text:p>C500L7</text:p>
          </table:table-cell>
          <table:table-cell table:formula="of:=[T2.B9]" office:value-type="string" office:string-value="S2">
            <text:p>S2</text:p>
          </table:table-cell>
          <table:table-cell table:formula="of:=[T2.C9]" office:value-type="string" office:string-value="Trav#Trav2a">
            <text:p>Trav#Trav2a</text:p>
          </table:table-cell>
          <table:table-cell table:formula="of:=[T2.D9]" office:value-type="string" office:string-value="Cold">
            <text:p>Cold</text:p>
          </table:table-cell>
          <table:table-cell table:formula="of:=AVERAGE([T1.E9];[T2.E9];[T3.E9];[T4.E9];[T5.E9];[T6.E9];[T7.E9];[T8.E9];[T9.E9])" office:value-type="float" office:value="261305.555555556">
            <text:p>261306</text:p>
          </table:table-cell>
          <table:table-cell table:formula="of:=AVERAGE([T1.F9];[T2.F9];[T3.F9];[T4.F9];[T5.F9];[T6.F9];[T7.F9];[T8.F9];[T9.F9])" office:value-type="float" office:value="538.111111111111">
            <text:p>538</text:p>
          </table:table-cell>
          <table:table-cell table:formula="of:=AVERAGE([T1.G9];[T2.G9];[T3.G9];[T4.G9];[T5.G9];[T6.G9];[T7.G9];[T8.G9];[T9.G9])" office:value-type="float" office:value="1">
            <text:p>1</text:p>
          </table:table-cell>
          <table:table-cell table:formula="of:=AVERAGE([T1.H9];[T2.H9];[T3.H9];[T4.H9];[T5.H9];[T6.H9];[T7.H9];[T8.H9];[T9.H9])" office:value-type="float" office:value="2770">
            <text:p>2770</text:p>
          </table:table-cell>
          <table:table-cell table:formula="of:=AVERAGE([T1.I9];[T2.I9];[T3.I9];[T4.I9];[T5.I9];[T6.I9];[T7.I9];[T8.I9];[T9.I9])" office:value-type="float" office:value="154962.444444444">
            <text:p>154962</text:p>
          </table:table-cell>
          <table:table-cell table:formula="of:=AVERAGE([T1.J9];[T2.J9];[T3.J9];[T4.J9];[T5.J9];[T6.J9];[T7.J9];[T8.J9];[T9.J9])" office:value-type="float" office:value="1300">
            <text:p>1300</text:p>
          </table:table-cell>
          <table:table-cell table:formula="of:=AVERAGE([T1.K9];[T2.K9];[T3.K9];[T4.K9];[T5.K9];[T6.K9];[T7.K9];[T8.K9];[T9.K9])" office:value-type="float" office:value="157990">
            <text:p>157990</text:p>
          </table:table-cell>
          <table:table-cell table:formula="of:=AVERAGE([T1.L9];[T2.L9];[T3.L9];[T4.L9];[T5.L9];[T6.L9];[T7.L9];[T8.L9];[T9.L9])" office:value-type="float" office:value="0">
            <text:p/>
          </table:table-cell>
          <table:table-cell table:formula="of:=AVERAGE([T1.M9];[T2.M9];[T3.M9];[T4.M9];[T5.M9];[T6.M9];[T7.M9];[T8.M9];[T9.M9])" office:value-type="float" office:value="0">
            <text:p/>
          </table:table-cell>
          <table:table-cell table:formula="of:=AVERAGE([T1.N9];[T2.N9];[T3.N9];[T4.N9];[T5.N9];[T6.N9];[T7.N9];[T8.N9];[T9.N9])" office:value-type="float" office:value="4374">
            <text:p>4374</text:p>
          </table:table-cell>
          <table:table-cell table:formula="of:=AVERAGE([T1.O9];[T2.O9];[T3.O9];[T4.O9];[T5.O9];[T6.O9];[T7.O9];[T8.O9];[T9.O9])" office:value-type="float" office:value="97028.1111111111">
            <text:p>97028</text:p>
          </table:table-cell>
        </table:table-row>
        <table:table-row table:style-name="ro1">
          <table:table-cell table:formula="of:=[T2.A10]" office:value-type="string" office:string-value="C500L7">
            <text:p>C500L7</text:p>
          </table:table-cell>
          <table:table-cell table:formula="of:=[T2.B10]" office:value-type="string" office:string-value="S2">
            <text:p>S2</text:p>
          </table:table-cell>
          <table:table-cell table:formula="of:=[T2.C10]" office:value-type="string" office:string-value="Trav#Trav2a">
            <text:p>Trav#Trav2a</text:p>
          </table:table-cell>
          <table:table-cell table:formula="of:=[T2.D10]" office:value-type="string" office:string-value="Hot">
            <text:p>Hot</text:p>
          </table:table-cell>
          <table:table-cell table:formula="of:=AVERAGE([T1.E10];[T2.E10];[T3.E10];[T4.E10];[T5.E10];[T6.E10];[T7.E10];[T8.E10];[T9.E10])" office:value-type="float" office:value="86273.4444444444">
            <text:p>86273</text:p>
          </table:table-cell>
          <table:table-cell table:formula="of:=AVERAGE([T1.F10];[T2.F10];[T3.F10];[T4.F10];[T5.F10];[T6.F10];[T7.F10];[T8.F10];[T9.F10])" office:value-type="float" office:value="0">
            <text:p/>
          </table:table-cell>
          <table:table-cell table:formula="of:=AVERAGE([T1.G10];[T2.G10];[T3.G10];[T4.G10];[T5.G10];[T6.G10];[T7.G10];[T8.G10];[T9.G10])" office:value-type="float" office:value="0">
            <text:p/>
          </table:table-cell>
          <table:table-cell table:formula="of:=AVERAGE([T1.H10];[T2.H10];[T3.H10];[T4.H10];[T5.H10];[T6.H10];[T7.H10];[T8.H10];[T9.H10])" office:value-type="float" office:value="458.444444444444">
            <text:p>458</text:p>
          </table:table-cell>
          <table:table-cell table:formula="of:=AVERAGE([T1.I10];[T2.I10];[T3.I10];[T4.I10];[T5.I10];[T6.I10];[T7.I10];[T8.I10];[T9.I10])" office:value-type="float" office:value="0">
            <text:p/>
          </table:table-cell>
          <table:table-cell table:formula="of:=AVERAGE([T1.J10];[T2.J10];[T3.J10];[T4.J10];[T5.J10];[T6.J10];[T7.J10];[T8.J10];[T9.J10])" office:value-type="float" office:value="1076.22222222222">
            <text:p>1076</text:p>
          </table:table-cell>
          <table:table-cell table:formula="of:=AVERAGE([T1.K10];[T2.K10];[T3.K10];[T4.K10];[T5.K10];[T6.K10];[T7.K10];[T8.K10];[T9.K10])" office:value-type="float" office:value="0">
            <text:p/>
          </table:table-cell>
          <table:table-cell table:formula="of:=AVERAGE([T1.L10];[T2.L10];[T3.L10];[T4.L10];[T5.L10];[T6.L10];[T7.L10];[T8.L10];[T9.L10])" office:value-type="float" office:value="0">
            <text:p/>
          </table:table-cell>
          <table:table-cell table:formula="of:=AVERAGE([T1.M10];[T2.M10];[T3.M10];[T4.M10];[T5.M10];[T6.M10];[T7.M10];[T8.M10];[T9.M10])" office:value-type="float" office:value="0">
            <text:p/>
          </table:table-cell>
          <table:table-cell table:formula="of:=AVERAGE([T1.N10];[T2.N10];[T3.N10];[T4.N10];[T5.N10];[T6.N10];[T7.N10];[T8.N10];[T9.N10])" office:value-type="float" office:value="4374">
            <text:p>4374</text:p>
          </table:table-cell>
          <table:table-cell table:formula="of:=AVERAGE([T1.O10];[T2.O10];[T3.O10];[T4.O10];[T5.O10];[T6.O10];[T7.O10];[T8.O10];[T9.O10])" office:value-type="float" office:value="83822.5555555556">
            <text:p>83823</text:p>
          </table:table-cell>
        </table:table-row>
        <table:table-row table:style-name="ro1">
          <table:table-cell table:formula="of:=[T2.A11]" office:value-type="string" office:string-value="C500L7">
            <text:p>C500L7</text:p>
          </table:table-cell>
          <table:table-cell table:formula="of:=[T2.B11]" office:value-type="string" office:string-value="S3">
            <text:p>S3</text:p>
          </table:table-cell>
          <table:table-cell table:formula="of:=[T2.C11]" office:value-type="string" office:string-value="Trav#Trav1">
            <text:p>Trav#Trav1</text:p>
          </table:table-cell>
          <table:table-cell table:formula="of:=[T2.D11]" office:value-type="string" office:string-value="Cold">
            <text:p>Cold</text:p>
          </table:table-cell>
          <table:table-cell table:formula="of:=AVERAGE([T1.E11];[T2.E11];[T3.E11];[T4.E11];[T5.E11];[T6.E11];[T7.E11];[T8.E11];[T9.E11])" office:value-type="float" office:value="147109.444444444">
            <text:p>147109</text:p>
          </table:table-cell>
          <table:table-cell table:formula="of:=AVERAGE([T1.F11];[T2.F11];[T3.F11];[T4.F11];[T5.F11];[T6.F11];[T7.F11];[T8.F11];[T9.F11])" office:value-type="float" office:value="521.333333333333">
            <text:p>521</text:p>
          </table:table-cell>
          <table:table-cell table:formula="of:=AVERAGE([T1.G11];[T2.G11];[T3.G11];[T4.G11];[T5.G11];[T6.G11];[T7.G11];[T8.G11];[T9.G11])" office:value-type="float" office:value="1">
            <text:p>1</text:p>
          </table:table-cell>
          <table:table-cell table:formula="of:=AVERAGE([T1.H11];[T2.H11];[T3.H11];[T4.H11];[T5.H11];[T6.H11];[T7.H11];[T8.H11];[T9.H11])" office:value-type="float" office:value="2750.11111111111">
            <text:p>2750</text:p>
          </table:table-cell>
          <table:table-cell table:formula="of:=AVERAGE([T1.I11];[T2.I11];[T3.I11];[T4.I11];[T5.I11];[T6.I11];[T7.I11];[T8.I11];[T9.I11])" office:value-type="float" office:value="137459.111111111">
            <text:p>137459</text:p>
          </table:table-cell>
          <table:table-cell table:formula="of:=AVERAGE([T1.J11];[T2.J11];[T3.J11];[T4.J11];[T5.J11];[T6.J11];[T7.J11];[T8.J11];[T9.J11])" office:value-type="float" office:value="0">
            <text:p/>
          </table:table-cell>
          <table:table-cell table:formula="of:=AVERAGE([T1.K11];[T2.K11];[T3.K11];[T4.K11];[T5.K11];[T6.K11];[T7.K11];[T8.K11];[T9.K11])" office:value-type="float" office:value="140917.888888889">
            <text:p>140918</text:p>
          </table:table-cell>
          <table:table-cell table:formula="of:=AVERAGE([T1.L11];[T2.L11];[T3.L11];[T4.L11];[T5.L11];[T6.L11];[T7.L11];[T8.L11];[T9.L11])" office:value-type="float" office:value="0">
            <text:p/>
          </table:table-cell>
          <table:table-cell table:formula="of:=AVERAGE([T1.M11];[T2.M11];[T3.M11];[T4.M11];[T5.M11];[T6.M11];[T7.M11];[T8.M11];[T9.M11])" office:value-type="float" office:value="0">
            <text:p/>
          </table:table-cell>
          <table:table-cell table:formula="of:=AVERAGE([T1.N11];[T2.N11];[T3.N11];[T4.N11];[T5.N11];[T6.N11];[T7.N11];[T8.N11];[T9.N11])" office:value-type="float" office:value="0">
            <text:p/>
          </table:table-cell>
          <table:table-cell table:formula="of:=AVERAGE([T1.O11];[T2.O11];[T3.O11];[T4.O11];[T5.O11];[T6.O11];[T7.O11];[T8.O11];[T9.O11])" office:value-type="float" office:value="0">
            <text:p/>
          </table:table-cell>
        </table:table-row>
        <table:table-row table:style-name="ro1">
          <table:table-cell table:formula="of:=[T2.A12]" office:value-type="string" office:string-value="C500L7">
            <text:p>C500L7</text:p>
          </table:table-cell>
          <table:table-cell table:formula="of:=[T2.B12]" office:value-type="string" office:string-value="S3">
            <text:p>S3</text:p>
          </table:table-cell>
          <table:table-cell table:formula="of:=[T2.C12]" office:value-type="string" office:string-value="Trav#Trav1">
            <text:p>Trav#Trav1</text:p>
          </table:table-cell>
          <table:table-cell table:formula="of:=[T2.D12]" office:value-type="string" office:string-value="Hot">
            <text:p>Hot</text:p>
          </table:table-cell>
          <table:table-cell table:formula="of:=AVERAGE([T1.E12];[T2.E12];[T3.E12];[T4.E12];[T5.E12];[T6.E12];[T7.E12];[T8.E12];[T9.E12])" office:value-type="float" office:value="2365.66666666667">
            <text:p>2366</text:p>
          </table:table-cell>
          <table:table-cell table:formula="of:=AVERAGE([T1.F12];[T2.F12];[T3.F12];[T4.F12];[T5.F12];[T6.F12];[T7.F12];[T8.F12];[T9.F12])" office:value-type="float" office:value="0">
            <text:p/>
          </table:table-cell>
          <table:table-cell table:formula="of:=AVERAGE([T1.G12];[T2.G12];[T3.G12];[T4.G12];[T5.G12];[T6.G12];[T7.G12];[T8.G12];[T9.G12])" office:value-type="float" office:value="0">
            <text:p/>
          </table:table-cell>
          <table:table-cell table:formula="of:=AVERAGE([T1.H12];[T2.H12];[T3.H12];[T4.H12];[T5.H12];[T6.H12];[T7.H12];[T8.H12];[T9.H12])" office:value-type="float" office:value="0">
            <text:p/>
          </table:table-cell>
          <table:table-cell table:formula="of:=AVERAGE([T1.I12];[T2.I12];[T3.I12];[T4.I12];[T5.I12];[T6.I12];[T7.I12];[T8.I12];[T9.I12])" office:value-type="float" office:value="0">
            <text:p/>
          </table:table-cell>
          <table:table-cell table:formula="of:=AVERAGE([T1.J12];[T2.J12];[T3.J12];[T4.J12];[T5.J12];[T6.J12];[T7.J12];[T8.J12];[T9.J12])" office:value-type="float" office:value="0">
            <text:p/>
          </table:table-cell>
          <table:table-cell table:formula="of:=AVERAGE([T1.K12];[T2.K12];[T3.K12];[T4.K12];[T5.K12];[T6.K12];[T7.K12];[T8.K12];[T9.K12])" office:value-type="float" office:value="0">
            <text:p/>
          </table:table-cell>
          <table:table-cell table:formula="of:=AVERAGE([T1.L12];[T2.L12];[T3.L12];[T4.L12];[T5.L12];[T6.L12];[T7.L12];[T8.L12];[T9.L12])" office:value-type="float" office:value="0">
            <text:p/>
          </table:table-cell>
          <table:table-cell table:formula="of:=AVERAGE([T1.M12];[T2.M12];[T3.M12];[T4.M12];[T5.M12];[T6.M12];[T7.M12];[T8.M12];[T9.M12])" office:value-type="float" office:value="0">
            <text:p/>
          </table:table-cell>
          <table:table-cell table:formula="of:=AVERAGE([T1.N12];[T2.N12];[T3.N12];[T4.N12];[T5.N12];[T6.N12];[T7.N12];[T8.N12];[T9.N12])" office:value-type="float" office:value="0">
            <text:p/>
          </table:table-cell>
          <table:table-cell table:formula="of:=AVERAGE([T1.O12];[T2.O12];[T3.O12];[T4.O12];[T5.O12];[T6.O12];[T7.O12];[T8.O12];[T9.O12])" office:value-type="float" office:value="0">
            <text:p/>
          </table:table-cell>
        </table:table-row>
        <table:table-row table:style-name="ro1">
          <table:table-cell table:formula="of:=[T2.A13]" office:value-type="string" office:string-value="C500L7">
            <text:p>C500L7</text:p>
          </table:table-cell>
          <table:table-cell table:formula="of:=[T2.B13]" office:value-type="string" office:string-value="S3">
            <text:p>S3</text:p>
          </table:table-cell>
          <table:table-cell table:formula="of:=[T2.C13]" office:value-type="string" office:string-value="Trav#Trav2a">
            <text:p>Trav#Trav2a</text:p>
          </table:table-cell>
          <table:table-cell table:formula="of:=[T2.D13]" office:value-type="string" office:string-value="Cold">
            <text:p>Cold</text:p>
          </table:table-cell>
          <table:table-cell table:formula="of:=AVERAGE([T1.E13];[T2.E13];[T3.E13];[T4.E13];[T5.E13];[T6.E13];[T7.E13];[T8.E13];[T9.E13])" office:value-type="float" office:value="152825.555555556">
            <text:p>152826</text:p>
          </table:table-cell>
          <table:table-cell table:formula="of:=AVERAGE([T1.F13];[T2.F13];[T3.F13];[T4.F13];[T5.F13];[T6.F13];[T7.F13];[T8.F13];[T9.F13])" office:value-type="float" office:value="519.777777777778">
            <text:p>520</text:p>
          </table:table-cell>
          <table:table-cell table:formula="of:=AVERAGE([T1.G13];[T2.G13];[T3.G13];[T4.G13];[T5.G13];[T6.G13];[T7.G13];[T8.G13];[T9.G13])" office:value-type="float" office:value="1">
            <text:p>1</text:p>
          </table:table-cell>
          <table:table-cell table:formula="of:=AVERAGE([T1.H13];[T2.H13];[T3.H13];[T4.H13];[T5.H13];[T6.H13];[T7.H13];[T8.H13];[T9.H13])" office:value-type="float" office:value="3024.88888888889">
            <text:p>3025</text:p>
          </table:table-cell>
          <table:table-cell table:formula="of:=AVERAGE([T1.I13];[T2.I13];[T3.I13];[T4.I13];[T5.I13];[T6.I13];[T7.I13];[T8.I13];[T9.I13])" office:value-type="float" office:value="141583.333333333">
            <text:p>141583</text:p>
          </table:table-cell>
          <table:table-cell table:formula="of:=AVERAGE([T1.J13];[T2.J13];[T3.J13];[T4.J13];[T5.J13];[T6.J13];[T7.J13];[T8.J13];[T9.J13])" office:value-type="float" office:value="740.666666666667">
            <text:p>741</text:p>
          </table:table-cell>
          <table:table-cell table:formula="of:=AVERAGE([T1.K13];[T2.K13];[T3.K13];[T4.K13];[T5.K13];[T6.K13];[T7.K13];[T8.K13];[T9.K13])" office:value-type="float" office:value="144949.111111111">
            <text:p>144949</text:p>
          </table:table-cell>
          <table:table-cell table:formula="of:=AVERAGE([T1.L13];[T2.L13];[T3.L13];[T4.L13];[T5.L13];[T6.L13];[T7.L13];[T8.L13];[T9.L13])" office:value-type="float" office:value="0">
            <text:p/>
          </table:table-cell>
          <table:table-cell table:formula="of:=AVERAGE([T1.M13];[T2.M13];[T3.M13];[T4.M13];[T5.M13];[T6.M13];[T7.M13];[T8.M13];[T9.M13])" office:value-type="float" office:value="0">
            <text:p/>
          </table:table-cell>
          <table:table-cell table:formula="of:=AVERAGE([T1.N13];[T2.N13];[T3.N13];[T4.N13];[T5.N13];[T6.N13];[T7.N13];[T8.N13];[T9.N13])" office:value-type="float" office:value="4374">
            <text:p>4374</text:p>
          </table:table-cell>
          <table:table-cell table:formula="of:=AVERAGE([T1.O13];[T2.O13];[T3.O13];[T4.O13];[T5.O13];[T6.O13];[T7.O13];[T8.O13];[T9.O13])" office:value-type="float" office:value="1263.22222222222">
            <text:p>1263</text:p>
          </table:table-cell>
        </table:table-row>
        <table:table-row table:style-name="ro1">
          <table:table-cell table:formula="of:=[T2.A14]" office:value-type="string" office:string-value="C500L7">
            <text:p>C500L7</text:p>
          </table:table-cell>
          <table:table-cell table:formula="of:=[T2.B14]" office:value-type="string" office:string-value="S3">
            <text:p>S3</text:p>
          </table:table-cell>
          <table:table-cell table:formula="of:=[T2.C14]" office:value-type="string" office:string-value="Trav#Trav2a">
            <text:p>Trav#Trav2a</text:p>
          </table:table-cell>
          <table:table-cell table:formula="of:=[T2.D14]" office:value-type="string" office:string-value="Hot">
            <text:p>Hot</text:p>
          </table:table-cell>
          <table:table-cell table:formula="of:=AVERAGE([T1.E14];[T2.E14];[T3.E14];[T4.E14];[T5.E14];[T6.E14];[T7.E14];[T8.E14];[T9.E14])" office:value-type="float" office:value="3429.88888888889">
            <text:p>3430</text:p>
          </table:table-cell>
          <table:table-cell table:formula="of:=AVERAGE([T1.F14];[T2.F14];[T3.F14];[T4.F14];[T5.F14];[T6.F14];[T7.F14];[T8.F14];[T9.F14])" office:value-type="float" office:value="0">
            <text:p/>
          </table:table-cell>
          <table:table-cell table:formula="of:=AVERAGE([T1.G14];[T2.G14];[T3.G14];[T4.G14];[T5.G14];[T6.G14];[T7.G14];[T8.G14];[T9.G14])" office:value-type="float" office:value="0">
            <text:p/>
          </table:table-cell>
          <table:table-cell table:formula="of:=AVERAGE([T1.H14];[T2.H14];[T3.H14];[T4.H14];[T5.H14];[T6.H14];[T7.H14];[T8.H14];[T9.H14])" office:value-type="float" office:value="297.222222222222">
            <text:p>297</text:p>
          </table:table-cell>
          <table:table-cell table:formula="of:=AVERAGE([T1.I14];[T2.I14];[T3.I14];[T4.I14];[T5.I14];[T6.I14];[T7.I14];[T8.I14];[T9.I14])" office:value-type="float" office:value="0">
            <text:p/>
          </table:table-cell>
          <table:table-cell table:formula="of:=AVERAGE([T1.J14];[T2.J14];[T3.J14];[T4.J14];[T5.J14];[T6.J14];[T7.J14];[T8.J14];[T9.J14])" office:value-type="float" office:value="631">
            <text:p>631</text:p>
          </table:table-cell>
          <table:table-cell table:formula="of:=AVERAGE([T1.K14];[T2.K14];[T3.K14];[T4.K14];[T5.K14];[T6.K14];[T7.K14];[T8.K14];[T9.K14])" office:value-type="float" office:value="0">
            <text:p/>
          </table:table-cell>
          <table:table-cell table:formula="of:=AVERAGE([T1.L14];[T2.L14];[T3.L14];[T4.L14];[T5.L14];[T6.L14];[T7.L14];[T8.L14];[T9.L14])" office:value-type="float" office:value="0">
            <text:p/>
          </table:table-cell>
          <table:table-cell table:formula="of:=AVERAGE([T1.M14];[T2.M14];[T3.M14];[T4.M14];[T5.M14];[T6.M14];[T7.M14];[T8.M14];[T9.M14])" office:value-type="float" office:value="0">
            <text:p/>
          </table:table-cell>
          <table:table-cell table:formula="of:=AVERAGE([T1.N14];[T2.N14];[T3.N14];[T4.N14];[T5.N14];[T6.N14];[T7.N14];[T8.N14];[T9.N14])" office:value-type="float" office:value="4374">
            <text:p>4374</text:p>
          </table:table-cell>
          <table:table-cell table:formula="of:=AVERAGE([T1.O14];[T2.O14];[T3.O14];[T4.O14];[T5.O14];[T6.O14];[T7.O14];[T8.O14];[T9.O14])" office:value-type="float" office:value="767.777777777778">
            <text:p>768</text:p>
          </table:table-cell>
        </table:table-row>
        <table:table-row table:style-name="ro1">
          <table:table-cell table:formula="of:=[T2.A15]" office:value-type="string" office:string-value="C500L7">
            <text:p>C500L7</text:p>
          </table:table-cell>
          <table:table-cell table:formula="of:=[T2.B15]" office:value-type="string" office:string-value="S4">
            <text:p>S4</text:p>
          </table:table-cell>
          <table:table-cell table:formula="of:=[T2.C15]" office:value-type="string" office:string-value="Trav#Trav1">
            <text:p>Trav#Trav1</text:p>
          </table:table-cell>
          <table:table-cell table:formula="of:=[T2.D15]" office:value-type="string" office:string-value="Cold">
            <text:p>Cold</text:p>
          </table:table-cell>
          <table:table-cell table:formula="of:=AVERAGE([T1.E15];[T2.E15];[T3.E15];[T4.E15];[T5.E15];[T6.E15];[T7.E15];[T8.E15];[T9.E15])" office:value-type="float" office:value="147342.111111111">
            <text:p>147342</text:p>
          </table:table-cell>
          <table:table-cell table:formula="of:=AVERAGE([T1.F15];[T2.F15];[T3.F15];[T4.F15];[T5.F15];[T6.F15];[T7.F15];[T8.F15];[T9.F15])" office:value-type="float" office:value="487.333333333333">
            <text:p>487</text:p>
          </table:table-cell>
          <table:table-cell table:formula="of:=AVERAGE([T1.G15];[T2.G15];[T3.G15];[T4.G15];[T5.G15];[T6.G15];[T7.G15];[T8.G15];[T9.G15])" office:value-type="float" office:value="1">
            <text:p>1</text:p>
          </table:table-cell>
          <table:table-cell table:formula="of:=AVERAGE([T1.H15];[T2.H15];[T3.H15];[T4.H15];[T5.H15];[T6.H15];[T7.H15];[T8.H15];[T9.H15])" office:value-type="float" office:value="2705.44444444444">
            <text:p>2705</text:p>
          </table:table-cell>
          <table:table-cell table:formula="of:=AVERAGE([T1.I15];[T2.I15];[T3.I15];[T4.I15];[T5.I15];[T6.I15];[T7.I15];[T8.I15];[T9.I15])" office:value-type="float" office:value="137556">
            <text:p>137556</text:p>
          </table:table-cell>
          <table:table-cell table:formula="of:=AVERAGE([T1.J15];[T2.J15];[T3.J15];[T4.J15];[T5.J15];[T6.J15];[T7.J15];[T8.J15];[T9.J15])" office:value-type="float" office:value="0">
            <text:p/>
          </table:table-cell>
          <table:table-cell table:formula="of:=AVERAGE([T1.K15];[T2.K15];[T3.K15];[T4.K15];[T5.K15];[T6.K15];[T7.K15];[T8.K15];[T9.K15])" office:value-type="float" office:value="141008.888888889">
            <text:p>141009</text:p>
          </table:table-cell>
          <table:table-cell table:formula="of:=AVERAGE([T1.L15];[T2.L15];[T3.L15];[T4.L15];[T5.L15];[T6.L15];[T7.L15];[T8.L15];[T9.L15])" office:value-type="float" office:value="0">
            <text:p/>
          </table:table-cell>
          <table:table-cell table:formula="of:=AVERAGE([T1.M15];[T2.M15];[T3.M15];[T4.M15];[T5.M15];[T6.M15];[T7.M15];[T8.M15];[T9.M15])" office:value-type="float" office:value="0">
            <text:p/>
          </table:table-cell>
          <table:table-cell table:formula="of:=AVERAGE([T1.N15];[T2.N15];[T3.N15];[T4.N15];[T5.N15];[T6.N15];[T7.N15];[T8.N15];[T9.N15])" office:value-type="float" office:value="0">
            <text:p/>
          </table:table-cell>
          <table:table-cell table:formula="of:=AVERAGE([T1.O15];[T2.O15];[T3.O15];[T4.O15];[T5.O15];[T6.O15];[T7.O15];[T8.O15];[T9.O15])" office:value-type="float" office:value="0">
            <text:p/>
          </table:table-cell>
        </table:table-row>
        <table:table-row table:style-name="ro1">
          <table:table-cell table:formula="of:=[T2.A16]" office:value-type="string" office:string-value="C500L7">
            <text:p>C500L7</text:p>
          </table:table-cell>
          <table:table-cell table:formula="of:=[T2.B16]" office:value-type="string" office:string-value="S4">
            <text:p>S4</text:p>
          </table:table-cell>
          <table:table-cell table:formula="of:=[T2.C16]" office:value-type="string" office:string-value="Trav#Trav1">
            <text:p>Trav#Trav1</text:p>
          </table:table-cell>
          <table:table-cell table:formula="of:=[T2.D16]" office:value-type="string" office:string-value="Hot">
            <text:p>Hot</text:p>
          </table:table-cell>
          <table:table-cell table:formula="of:=AVERAGE([T1.E16];[T2.E16];[T3.E16];[T4.E16];[T5.E16];[T6.E16];[T7.E16];[T8.E16];[T9.E16])" office:value-type="float" office:value="2414">
            <text:p>2414</text:p>
          </table:table-cell>
          <table:table-cell table:formula="of:=AVERAGE([T1.F16];[T2.F16];[T3.F16];[T4.F16];[T5.F16];[T6.F16];[T7.F16];[T8.F16];[T9.F16])" office:value-type="float" office:value="0">
            <text:p/>
          </table:table-cell>
          <table:table-cell table:formula="of:=AVERAGE([T1.G16];[T2.G16];[T3.G16];[T4.G16];[T5.G16];[T6.G16];[T7.G16];[T8.G16];[T9.G16])" office:value-type="float" office:value="0">
            <text:p/>
          </table:table-cell>
          <table:table-cell table:formula="of:=AVERAGE([T1.H16];[T2.H16];[T3.H16];[T4.H16];[T5.H16];[T6.H16];[T7.H16];[T8.H16];[T9.H16])" office:value-type="float" office:value="0">
            <text:p/>
          </table:table-cell>
          <table:table-cell table:formula="of:=AVERAGE([T1.I16];[T2.I16];[T3.I16];[T4.I16];[T5.I16];[T6.I16];[T7.I16];[T8.I16];[T9.I16])" office:value-type="float" office:value="0">
            <text:p/>
          </table:table-cell>
          <table:table-cell table:formula="of:=AVERAGE([T1.J16];[T2.J16];[T3.J16];[T4.J16];[T5.J16];[T6.J16];[T7.J16];[T8.J16];[T9.J16])" office:value-type="float" office:value="0">
            <text:p/>
          </table:table-cell>
          <table:table-cell table:formula="of:=AVERAGE([T1.K16];[T2.K16];[T3.K16];[T4.K16];[T5.K16];[T6.K16];[T7.K16];[T8.K16];[T9.K16])" office:value-type="float" office:value="0">
            <text:p/>
          </table:table-cell>
          <table:table-cell table:formula="of:=AVERAGE([T1.L16];[T2.L16];[T3.L16];[T4.L16];[T5.L16];[T6.L16];[T7.L16];[T8.L16];[T9.L16])" office:value-type="float" office:value="0">
            <text:p/>
          </table:table-cell>
          <table:table-cell table:formula="of:=AVERAGE([T1.M16];[T2.M16];[T3.M16];[T4.M16];[T5.M16];[T6.M16];[T7.M16];[T8.M16];[T9.M16])" office:value-type="float" office:value="0">
            <text:p/>
          </table:table-cell>
          <table:table-cell table:formula="of:=AVERAGE([T1.N16];[T2.N16];[T3.N16];[T4.N16];[T5.N16];[T6.N16];[T7.N16];[T8.N16];[T9.N16])" office:value-type="float" office:value="0">
            <text:p/>
          </table:table-cell>
          <table:table-cell table:formula="of:=AVERAGE([T1.O16];[T2.O16];[T3.O16];[T4.O16];[T5.O16];[T6.O16];[T7.O16];[T8.O16];[T9.O16])" office:value-type="float" office:value="0">
            <text:p/>
          </table:table-cell>
        </table:table-row>
        <table:table-row table:style-name="ro1">
          <table:table-cell table:formula="of:=[T2.A17]" office:value-type="string" office:string-value="C500L7">
            <text:p>C500L7</text:p>
          </table:table-cell>
          <table:table-cell table:formula="of:=[T2.B17]" office:value-type="string" office:string-value="S4">
            <text:p>S4</text:p>
          </table:table-cell>
          <table:table-cell table:formula="of:=[T2.C17]" office:value-type="string" office:string-value="Trav#Trav2a">
            <text:p>Trav#Trav2a</text:p>
          </table:table-cell>
          <table:table-cell table:formula="of:=[T2.D17]" office:value-type="string" office:string-value="Cold">
            <text:p>Cold</text:p>
          </table:table-cell>
          <table:table-cell table:formula="of:=AVERAGE([T1.E17];[T2.E17];[T3.E17];[T4.E17];[T5.E17];[T6.E17];[T7.E17];[T8.E17];[T9.E17])" office:value-type="float" office:value="257128.888888889">
            <text:p>257129</text:p>
          </table:table-cell>
          <table:table-cell table:formula="of:=AVERAGE([T1.F17];[T2.F17];[T3.F17];[T4.F17];[T5.F17];[T6.F17];[T7.F17];[T8.F17];[T9.F17])" office:value-type="float" office:value="498.888888888889">
            <text:p>499</text:p>
          </table:table-cell>
          <table:table-cell table:formula="of:=AVERAGE([T1.G17];[T2.G17];[T3.G17];[T4.G17];[T5.G17];[T6.G17];[T7.G17];[T8.G17];[T9.G17])" office:value-type="float" office:value="1">
            <text:p>1</text:p>
          </table:table-cell>
          <table:table-cell table:formula="of:=AVERAGE([T1.H17];[T2.H17];[T3.H17];[T4.H17];[T5.H17];[T6.H17];[T7.H17];[T8.H17];[T9.H17])" office:value-type="float" office:value="2653.44444444444">
            <text:p>2653</text:p>
          </table:table-cell>
          <table:table-cell table:formula="of:=AVERAGE([T1.I17];[T2.I17];[T3.I17];[T4.I17];[T5.I17];[T6.I17];[T7.I17];[T8.I17];[T9.I17])" office:value-type="float" office:value="140563.888888889">
            <text:p>140564</text:p>
          </table:table-cell>
          <table:table-cell table:formula="of:=AVERAGE([T1.J17];[T2.J17];[T3.J17];[T4.J17];[T5.J17];[T6.J17];[T7.J17];[T8.J17];[T9.J17])" office:value-type="float" office:value="1277.11111111111">
            <text:p>1277</text:p>
          </table:table-cell>
          <table:table-cell table:formula="of:=AVERAGE([T1.K17];[T2.K17];[T3.K17];[T4.K17];[T5.K17];[T6.K17];[T7.K17];[T8.K17];[T9.K17])" office:value-type="float" office:value="143602.888888889">
            <text:p>143603</text:p>
          </table:table-cell>
          <table:table-cell table:formula="of:=AVERAGE([T1.L17];[T2.L17];[T3.L17];[T4.L17];[T5.L17];[T6.L17];[T7.L17];[T8.L17];[T9.L17])" office:value-type="float" office:value="0">
            <text:p/>
          </table:table-cell>
          <table:table-cell table:formula="of:=AVERAGE([T1.M17];[T2.M17];[T3.M17];[T4.M17];[T5.M17];[T6.M17];[T7.M17];[T8.M17];[T9.M17])" office:value-type="float" office:value="0">
            <text:p/>
          </table:table-cell>
          <table:table-cell table:formula="of:=AVERAGE([T1.N17];[T2.N17];[T3.N17];[T4.N17];[T5.N17];[T6.N17];[T7.N17];[T8.N17];[T9.N17])" office:value-type="float" office:value="4374">
            <text:p>4374</text:p>
          </table:table-cell>
          <table:table-cell table:formula="of:=AVERAGE([T1.O17];[T2.O17];[T3.O17];[T4.O17];[T5.O17];[T6.O17];[T7.O17];[T8.O17];[T9.O17])" office:value-type="float" office:value="106902">
            <text:p>106902</text:p>
          </table:table-cell>
        </table:table-row>
        <table:table-row table:style-name="ro1">
          <table:table-cell table:formula="of:=[T2.A18]" office:value-type="string" office:string-value="C500L7">
            <text:p>C500L7</text:p>
          </table:table-cell>
          <table:table-cell table:formula="of:=[T2.B18]" office:value-type="string" office:string-value="S4">
            <text:p>S4</text:p>
          </table:table-cell>
          <table:table-cell table:formula="of:=[T2.C18]" office:value-type="string" office:string-value="Trav#Trav2a">
            <text:p>Trav#Trav2a</text:p>
          </table:table-cell>
          <table:table-cell table:formula="of:=[T2.D18]" office:value-type="string" office:string-value="Hot">
            <text:p>Hot</text:p>
          </table:table-cell>
          <table:table-cell table:formula="of:=AVERAGE([T1.E18];[T2.E18];[T3.E18];[T4.E18];[T5.E18];[T6.E18];[T7.E18];[T8.E18];[T9.E18])" office:value-type="float" office:value="95634.7777777778">
            <text:p>95635</text:p>
          </table:table-cell>
          <table:table-cell table:formula="of:=AVERAGE([T1.F18];[T2.F18];[T3.F18];[T4.F18];[T5.F18];[T6.F18];[T7.F18];[T8.F18];[T9.F18])" office:value-type="float" office:value="0">
            <text:p/>
          </table:table-cell>
          <table:table-cell table:formula="of:=AVERAGE([T1.G18];[T2.G18];[T3.G18];[T4.G18];[T5.G18];[T6.G18];[T7.G18];[T8.G18];[T9.G18])" office:value-type="float" office:value="0">
            <text:p/>
          </table:table-cell>
          <table:table-cell table:formula="of:=AVERAGE([T1.H18];[T2.H18];[T3.H18];[T4.H18];[T5.H18];[T6.H18];[T7.H18];[T8.H18];[T9.H18])" office:value-type="float" office:value="564.555555555556">
            <text:p>565</text:p>
          </table:table-cell>
          <table:table-cell table:formula="of:=AVERAGE([T1.I18];[T2.I18];[T3.I18];[T4.I18];[T5.I18];[T6.I18];[T7.I18];[T8.I18];[T9.I18])" office:value-type="float" office:value="0">
            <text:p/>
          </table:table-cell>
          <table:table-cell table:formula="of:=AVERAGE([T1.J18];[T2.J18];[T3.J18];[T4.J18];[T5.J18];[T6.J18];[T7.J18];[T8.J18];[T9.J18])" office:value-type="float" office:value="1284.88888888889">
            <text:p>1285</text:p>
          </table:table-cell>
          <table:table-cell table:formula="of:=AVERAGE([T1.K18];[T2.K18];[T3.K18];[T4.K18];[T5.K18];[T6.K18];[T7.K18];[T8.K18];[T9.K18])" office:value-type="float" office:value="0">
            <text:p/>
          </table:table-cell>
          <table:table-cell table:formula="of:=AVERAGE([T1.L18];[T2.L18];[T3.L18];[T4.L18];[T5.L18];[T6.L18];[T7.L18];[T8.L18];[T9.L18])" office:value-type="float" office:value="0">
            <text:p/>
          </table:table-cell>
          <table:table-cell table:formula="of:=AVERAGE([T1.M18];[T2.M18];[T3.M18];[T4.M18];[T5.M18];[T6.M18];[T7.M18];[T8.M18];[T9.M18])" office:value-type="float" office:value="0">
            <text:p/>
          </table:table-cell>
          <table:table-cell table:formula="of:=AVERAGE([T1.N18];[T2.N18];[T3.N18];[T4.N18];[T5.N18];[T6.N18];[T7.N18];[T8.N18];[T9.N18])" office:value-type="float" office:value="4374">
            <text:p>4374</text:p>
          </table:table-cell>
          <table:table-cell table:formula="of:=AVERAGE([T1.O18];[T2.O18];[T3.O18];[T4.O18];[T5.O18];[T6.O18];[T7.O18];[T8.O18];[T9.O18])" office:value-type="float" office:value="93166">
            <text:p>93166</text:p>
          </table:table-cell>
        </table:table-row>
        <table:table-row table:style-name="ro1">
          <table:table-cell table:formula="of:=[T2.A19]" office:value-type="string" office:string-value="C500L7">
            <text:p>C500L7</text:p>
          </table:table-cell>
          <table:table-cell table:formula="of:=[T2.B19]" office:value-type="string" office:string-value="S1">
            <text:p>S1</text:p>
          </table:table-cell>
          <table:table-cell table:formula="of:=[T2.C19]" office:value-type="string" office:string-value="Trav#Trav1">
            <text:p>Trav#Trav1</text:p>
          </table:table-cell>
          <table:table-cell table:formula="of:=[T2.D19]" office:value-type="string" office:string-value="Cold">
            <text:p>Cold</text:p>
          </table:table-cell>
          <table:table-cell table:formula="of:=AVERAGE([T1.E19];[T2.E19];[T3.E19];[T4.E19];[T5.E19];[T6.E19];[T7.E19];[T8.E19];[T9.E19])" office:value-type="float" office:value="20102.3333333333">
            <text:p>20102</text:p>
          </table:table-cell>
          <table:table-cell table:formula="of:=AVERAGE([T1.F19];[T2.F19];[T3.F19];[T4.F19];[T5.F19];[T6.F19];[T7.F19];[T8.F19];[T9.F19])" office:value-type="float" office:value="553.888888888889">
            <text:p>554</text:p>
          </table:table-cell>
          <table:table-cell table:formula="of:=AVERAGE([T1.G19];[T2.G19];[T3.G19];[T4.G19];[T5.G19];[T6.G19];[T7.G19];[T8.G19];[T9.G19])" office:value-type="float" office:value="1">
            <text:p>1</text:p>
          </table:table-cell>
          <table:table-cell table:formula="of:=AVERAGE([T1.H19];[T2.H19];[T3.H19];[T4.H19];[T5.H19];[T6.H19];[T7.H19];[T8.H19];[T9.H19])" office:value-type="float" office:value="2485.66666666667">
            <text:p>2486</text:p>
          </table:table-cell>
          <table:table-cell table:formula="of:=AVERAGE([T1.I19];[T2.I19];[T3.I19];[T4.I19];[T5.I19];[T6.I19];[T7.I19];[T8.I19];[T9.I19])" office:value-type="float" office:value="8881.55555555555">
            <text:p>8882</text:p>
          </table:table-cell>
          <table:table-cell table:formula="of:=AVERAGE([T1.J19];[T2.J19];[T3.J19];[T4.J19];[T5.J19];[T6.J19];[T7.J19];[T8.J19];[T9.J19])" office:value-type="float" office:value="0">
            <text:p/>
          </table:table-cell>
          <table:table-cell table:formula="of:=AVERAGE([T1.K19];[T2.K19];[T3.K19];[T4.K19];[T5.K19];[T6.K19];[T7.K19];[T8.K19];[T9.K19])" office:value-type="float" office:value="11954.4444444444">
            <text:p>11954</text:p>
          </table:table-cell>
          <table:table-cell table:formula="of:=AVERAGE([T1.L19];[T2.L19];[T3.L19];[T4.L19];[T5.L19];[T6.L19];[T7.L19];[T8.L19];[T9.L19])" office:value-type="float" office:value="0">
            <text:p/>
          </table:table-cell>
          <table:table-cell table:formula="of:=AVERAGE([T1.M19];[T2.M19];[T3.M19];[T4.M19];[T5.M19];[T6.M19];[T7.M19];[T8.M19];[T9.M19])" office:value-type="float" office:value="0">
            <text:p/>
          </table:table-cell>
          <table:table-cell table:formula="of:=AVERAGE([T1.N19];[T2.N19];[T3.N19];[T4.N19];[T5.N19];[T6.N19];[T7.N19];[T8.N19];[T9.N19])" office:value-type="float" office:value="0">
            <text:p/>
          </table:table-cell>
          <table:table-cell table:formula="of:=AVERAGE([T1.O19];[T2.O19];[T3.O19];[T4.O19];[T5.O19];[T6.O19];[T7.O19];[T8.O19];[T9.O19])" office:value-type="float" office:value="0">
            <text:p/>
          </table:table-cell>
        </table:table-row>
        <table:table-row table:style-name="ro1">
          <table:table-cell table:formula="of:=[T2.A20]" office:value-type="string" office:string-value="C500L7">
            <text:p>C500L7</text:p>
          </table:table-cell>
          <table:table-cell table:formula="of:=[T2.B20]" office:value-type="string" office:string-value="S1">
            <text:p>S1</text:p>
          </table:table-cell>
          <table:table-cell table:formula="of:=[T2.C20]" office:value-type="string" office:string-value="Trav#Trav1">
            <text:p>Trav#Trav1</text:p>
          </table:table-cell>
          <table:table-cell table:formula="of:=[T2.D20]" office:value-type="string" office:string-value="Hot">
            <text:p>Hot</text:p>
          </table:table-cell>
          <table:table-cell table:formula="of:=AVERAGE([T1.E20];[T2.E20];[T3.E20];[T4.E20];[T5.E20];[T6.E20];[T7.E20];[T8.E20];[T9.E20])" office:value-type="float" office:value="2379.11111111111">
            <text:p>2379</text:p>
          </table:table-cell>
          <table:table-cell table:formula="of:=AVERAGE([T1.F20];[T2.F20];[T3.F20];[T4.F20];[T5.F20];[T6.F20];[T7.F20];[T8.F20];[T9.F20])" office:value-type="float" office:value="0">
            <text:p/>
          </table:table-cell>
          <table:table-cell table:formula="of:=AVERAGE([T1.G20];[T2.G20];[T3.G20];[T4.G20];[T5.G20];[T6.G20];[T7.G20];[T8.G20];[T9.G20])" office:value-type="float" office:value="0">
            <text:p/>
          </table:table-cell>
          <table:table-cell table:formula="of:=AVERAGE([T1.H20];[T2.H20];[T3.H20];[T4.H20];[T5.H20];[T6.H20];[T7.H20];[T8.H20];[T9.H20])" office:value-type="float" office:value="0">
            <text:p/>
          </table:table-cell>
          <table:table-cell table:formula="of:=AVERAGE([T1.I20];[T2.I20];[T3.I20];[T4.I20];[T5.I20];[T6.I20];[T7.I20];[T8.I20];[T9.I20])" office:value-type="float" office:value="0">
            <text:p/>
          </table:table-cell>
          <table:table-cell table:formula="of:=AVERAGE([T1.J20];[T2.J20];[T3.J20];[T4.J20];[T5.J20];[T6.J20];[T7.J20];[T8.J20];[T9.J20])" office:value-type="float" office:value="0">
            <text:p/>
          </table:table-cell>
          <table:table-cell table:formula="of:=AVERAGE([T1.K20];[T2.K20];[T3.K20];[T4.K20];[T5.K20];[T6.K20];[T7.K20];[T8.K20];[T9.K20])" office:value-type="float" office:value="0">
            <text:p/>
          </table:table-cell>
          <table:table-cell table:formula="of:=AVERAGE([T1.L20];[T2.L20];[T3.L20];[T4.L20];[T5.L20];[T6.L20];[T7.L20];[T8.L20];[T9.L20])" office:value-type="float" office:value="0">
            <text:p/>
          </table:table-cell>
          <table:table-cell table:formula="of:=AVERAGE([T1.M20];[T2.M20];[T3.M20];[T4.M20];[T5.M20];[T6.M20];[T7.M20];[T8.M20];[T9.M20])" office:value-type="float" office:value="0">
            <text:p/>
          </table:table-cell>
          <table:table-cell table:formula="of:=AVERAGE([T1.N20];[T2.N20];[T3.N20];[T4.N20];[T5.N20];[T6.N20];[T7.N20];[T8.N20];[T9.N20])" office:value-type="float" office:value="0">
            <text:p/>
          </table:table-cell>
          <table:table-cell table:formula="of:=AVERAGE([T1.O20];[T2.O20];[T3.O20];[T4.O20];[T5.O20];[T6.O20];[T7.O20];[T8.O20];[T9.O20])" office:value-type="float" office:value="0">
            <text:p/>
          </table:table-cell>
        </table:table-row>
        <table:table-row table:style-name="ro1">
          <table:table-cell table:formula="of:=[T2.A21]" office:value-type="string" office:string-value="C500L7">
            <text:p>C500L7</text:p>
          </table:table-cell>
          <table:table-cell table:formula="of:=[T2.B21]" office:value-type="string" office:string-value="S1">
            <text:p>S1</text:p>
          </table:table-cell>
          <table:table-cell table:formula="of:=[T2.C21]" office:value-type="string" office:string-value="Trav#Trav2a">
            <text:p>Trav#Trav2a</text:p>
          </table:table-cell>
          <table:table-cell table:formula="of:=[T2.D21]" office:value-type="string" office:string-value="Cold">
            <text:p>Cold</text:p>
          </table:table-cell>
          <table:table-cell table:formula="of:=AVERAGE([T1.E21];[T2.E21];[T3.E21];[T4.E21];[T5.E21];[T6.E21];[T7.E21];[T8.E21];[T9.E21])" office:value-type="float" office:value="22463.7777777778">
            <text:p>22464</text:p>
          </table:table-cell>
          <table:table-cell table:formula="of:=AVERAGE([T1.F21];[T2.F21];[T3.F21];[T4.F21];[T5.F21];[T6.F21];[T7.F21];[T8.F21];[T9.F21])" office:value-type="float" office:value="542">
            <text:p>542</text:p>
          </table:table-cell>
          <table:table-cell table:formula="of:=AVERAGE([T1.G21];[T2.G21];[T3.G21];[T4.G21];[T5.G21];[T6.G21];[T7.G21];[T8.G21];[T9.G21])" office:value-type="float" office:value="1">
            <text:p>1</text:p>
          </table:table-cell>
          <table:table-cell table:formula="of:=AVERAGE([T1.H21];[T2.H21];[T3.H21];[T4.H21];[T5.H21];[T6.H21];[T7.H21];[T8.H21];[T9.H21])" office:value-type="float" office:value="2990.66666666667">
            <text:p>2991</text:p>
          </table:table-cell>
          <table:table-cell table:formula="of:=AVERAGE([T1.I21];[T2.I21];[T3.I21];[T4.I21];[T5.I21];[T6.I21];[T7.I21];[T8.I21];[T9.I21])" office:value-type="float" office:value="9039.88888888889">
            <text:p>9040</text:p>
          </table:table-cell>
          <table:table-cell table:formula="of:=AVERAGE([T1.J21];[T2.J21];[T3.J21];[T4.J21];[T5.J21];[T6.J21];[T7.J21];[T8.J21];[T9.J21])" office:value-type="float" office:value="768">
            <text:p>768</text:p>
          </table:table-cell>
          <table:table-cell table:formula="of:=AVERAGE([T1.K21];[T2.K21];[T3.K21];[T4.K21];[T5.K21];[T6.K21];[T7.K21];[T8.K21];[T9.K21])" office:value-type="float" office:value="12238.3333333333">
            <text:p>12238</text:p>
          </table:table-cell>
          <table:table-cell table:formula="of:=AVERAGE([T1.L21];[T2.L21];[T3.L21];[T4.L21];[T5.L21];[T6.L21];[T7.L21];[T8.L21];[T9.L21])" office:value-type="float" office:value="0">
            <text:p/>
          </table:table-cell>
          <table:table-cell table:formula="of:=AVERAGE([T1.M21];[T2.M21];[T3.M21];[T4.M21];[T5.M21];[T6.M21];[T7.M21];[T8.M21];[T9.M21])" office:value-type="float" office:value="0">
            <text:p/>
          </table:table-cell>
          <table:table-cell table:formula="of:=AVERAGE([T1.N21];[T2.N21];[T3.N21];[T4.N21];[T5.N21];[T6.N21];[T7.N21];[T8.N21];[T9.N21])" office:value-type="float" office:value="4374">
            <text:p>4374</text:p>
          </table:table-cell>
          <table:table-cell table:formula="of:=AVERAGE([T1.O21];[T2.O21];[T3.O21];[T4.O21];[T5.O21];[T6.O21];[T7.O21];[T8.O21];[T9.O21])" office:value-type="float" office:value="1647.22222222222">
            <text:p>1647</text:p>
          </table:table-cell>
        </table:table-row>
        <table:table-row table:style-name="ro1">
          <table:table-cell table:formula="of:=[T2.A22]" office:value-type="string" office:string-value="C500L7">
            <text:p>C500L7</text:p>
          </table:table-cell>
          <table:table-cell table:formula="of:=[T2.B22]" office:value-type="string" office:string-value="S1">
            <text:p>S1</text:p>
          </table:table-cell>
          <table:table-cell table:formula="of:=[T2.C22]" office:value-type="string" office:string-value="Trav#Trav2a">
            <text:p>Trav#Trav2a</text:p>
          </table:table-cell>
          <table:table-cell table:formula="of:=[T2.D22]" office:value-type="string" office:string-value="Hot">
            <text:p>Hot</text:p>
          </table:table-cell>
          <table:table-cell table:formula="of:=AVERAGE([T1.E22];[T2.E22];[T3.E22];[T4.E22];[T5.E22];[T6.E22];[T7.E22];[T8.E22];[T9.E22])" office:value-type="float" office:value="3828.33333333333">
            <text:p>3828</text:p>
          </table:table-cell>
          <table:table-cell table:formula="of:=AVERAGE([T1.F22];[T2.F22];[T3.F22];[T4.F22];[T5.F22];[T6.F22];[T7.F22];[T8.F22];[T9.F22])" office:value-type="float" office:value="0">
            <text:p/>
          </table:table-cell>
          <table:table-cell table:formula="of:=AVERAGE([T1.G22];[T2.G22];[T3.G22];[T4.G22];[T5.G22];[T6.G22];[T7.G22];[T8.G22];[T9.G22])" office:value-type="float" office:value="0">
            <text:p/>
          </table:table-cell>
          <table:table-cell table:formula="of:=AVERAGE([T1.H22];[T2.H22];[T3.H22];[T4.H22];[T5.H22];[T6.H22];[T7.H22];[T8.H22];[T9.H22])" office:value-type="float" office:value="327.555555555556">
            <text:p>328</text:p>
          </table:table-cell>
          <table:table-cell table:formula="of:=AVERAGE([T1.I22];[T2.I22];[T3.I22];[T4.I22];[T5.I22];[T6.I22];[T7.I22];[T8.I22];[T9.I22])" office:value-type="float" office:value="0">
            <text:p/>
          </table:table-cell>
          <table:table-cell table:formula="of:=AVERAGE([T1.J22];[T2.J22];[T3.J22];[T4.J22];[T5.J22];[T6.J22];[T7.J22];[T8.J22];[T9.J22])" office:value-type="float" office:value="708.444444444444">
            <text:p>708</text:p>
          </table:table-cell>
          <table:table-cell table:formula="of:=AVERAGE([T1.K22];[T2.K22];[T3.K22];[T4.K22];[T5.K22];[T6.K22];[T7.K22];[T8.K22];[T9.K22])" office:value-type="float" office:value="0">
            <text:p/>
          </table:table-cell>
          <table:table-cell table:formula="of:=AVERAGE([T1.L22];[T2.L22];[T3.L22];[T4.L22];[T5.L22];[T6.L22];[T7.L22];[T8.L22];[T9.L22])" office:value-type="float" office:value="0">
            <text:p/>
          </table:table-cell>
          <table:table-cell table:formula="of:=AVERAGE([T1.M22];[T2.M22];[T3.M22];[T4.M22];[T5.M22];[T6.M22];[T7.M22];[T8.M22];[T9.M22])" office:value-type="float" office:value="0">
            <text:p/>
          </table:table-cell>
          <table:table-cell table:formula="of:=AVERAGE([T1.N22];[T2.N22];[T3.N22];[T4.N22];[T5.N22];[T6.N22];[T7.N22];[T8.N22];[T9.N22])" office:value-type="float" office:value="4374">
            <text:p>4374</text:p>
          </table:table-cell>
          <table:table-cell table:formula="of:=AVERAGE([T1.O22];[T2.O22];[T3.O22];[T4.O22];[T5.O22];[T6.O22];[T7.O22];[T8.O22];[T9.O22])" office:value-type="float" office:value="791">
            <text:p>791</text:p>
          </table:table-cell>
        </table:table-row>
        <table:table-row table:style-name="ro1">
          <table:table-cell table:formula="of:=[T2.A23]" office:value-type="string" office:string-value="C500L7">
            <text:p>C500L7</text:p>
          </table:table-cell>
          <table:table-cell table:formula="of:=[T2.B23]" office:value-type="string" office:string-value="S1">
            <text:p>S1</text:p>
          </table:table-cell>
          <table:table-cell table:formula="of:=[T2.C23]" office:value-type="string" office:string-value="Trav#Trav1">
            <text:p>Trav#Trav1</text:p>
          </table:table-cell>
          <table:table-cell table:formula="of:=[T2.D23]" office:value-type="string" office:string-value="Cold">
            <text:p>Cold</text:p>
          </table:table-cell>
          <table:table-cell table:formula="of:=AVERAGE([T1.E23];[T2.E23];[T3.E23];[T4.E23];[T5.E23];[T6.E23];[T7.E23];[T8.E23];[T9.E23])" office:value-type="float" office:value="11156.7777777778">
            <text:p>11157</text:p>
          </table:table-cell>
          <table:table-cell table:formula="of:=AVERAGE([T1.F23];[T2.F23];[T3.F23];[T4.F23];[T5.F23];[T6.F23];[T7.F23];[T8.F23];[T9.F23])" office:value-type="float" office:value="0">
            <text:p/>
          </table:table-cell>
          <table:table-cell table:formula="of:=AVERAGE([T1.G23];[T2.G23];[T3.G23];[T4.G23];[T5.G23];[T6.G23];[T7.G23];[T8.G23];[T9.G23])" office:value-type="float" office:value="0">
            <text:p/>
          </table:table-cell>
          <table:table-cell table:formula="of:=AVERAGE([T1.H23];[T2.H23];[T3.H23];[T4.H23];[T5.H23];[T6.H23];[T7.H23];[T8.H23];[T9.H23])" office:value-type="float" office:value="2227">
            <text:p>2227</text:p>
          </table:table-cell>
          <table:table-cell table:formula="of:=AVERAGE([T1.I23];[T2.I23];[T3.I23];[T4.I23];[T5.I23];[T6.I23];[T7.I23];[T8.I23];[T9.I23])" office:value-type="float" office:value="0">
            <text:p/>
          </table:table-cell>
          <table:table-cell table:formula="of:=AVERAGE([T1.J23];[T2.J23];[T3.J23];[T4.J23];[T5.J23];[T6.J23];[T7.J23];[T8.J23];[T9.J23])" office:value-type="float" office:value="0">
            <text:p/>
          </table:table-cell>
          <table:table-cell table:formula="of:=AVERAGE([T1.K23];[T2.K23];[T3.K23];[T4.K23];[T5.K23];[T6.K23];[T7.K23];[T8.K23];[T9.K23])" office:value-type="float" office:value="2634.44444444444">
            <text:p>2634</text:p>
          </table:table-cell>
          <table:table-cell table:formula="of:=AVERAGE([T1.L23];[T2.L23];[T3.L23];[T4.L23];[T5.L23];[T6.L23];[T7.L23];[T8.L23];[T9.L23])" office:value-type="float" office:value="0">
            <text:p/>
          </table:table-cell>
          <table:table-cell table:formula="of:=AVERAGE([T1.M23];[T2.M23];[T3.M23];[T4.M23];[T5.M23];[T6.M23];[T7.M23];[T8.M23];[T9.M23])" office:value-type="float" office:value="0">
            <text:p/>
          </table:table-cell>
          <table:table-cell table:formula="of:=AVERAGE([T1.N23];[T2.N23];[T3.N23];[T4.N23];[T5.N23];[T6.N23];[T7.N23];[T8.N23];[T9.N23])" office:value-type="float" office:value="0">
            <text:p/>
          </table:table-cell>
          <table:table-cell table:formula="of:=AVERAGE([T1.O23];[T2.O23];[T3.O23];[T4.O23];[T5.O23];[T6.O23];[T7.O23];[T8.O23];[T9.O23])" office:value-type="float" office:value="0">
            <text:p/>
          </table:table-cell>
        </table:table-row>
        <table:table-row table:style-name="ro1">
          <table:table-cell table:formula="of:=[T2.A24]" office:value-type="string" office:string-value="C500L7">
            <text:p>C500L7</text:p>
          </table:table-cell>
          <table:table-cell table:formula="of:=[T2.B24]" office:value-type="string" office:string-value="S1">
            <text:p>S1</text:p>
          </table:table-cell>
          <table:table-cell table:formula="of:=[T2.C24]" office:value-type="string" office:string-value="Trav#Trav1">
            <text:p>Trav#Trav1</text:p>
          </table:table-cell>
          <table:table-cell table:formula="of:=[T2.D24]" office:value-type="string" office:string-value="Hot">
            <text:p>Hot</text:p>
          </table:table-cell>
          <table:table-cell table:formula="of:=AVERAGE([T1.E24];[T2.E24];[T3.E24];[T4.E24];[T5.E24];[T6.E24];[T7.E24];[T8.E24];[T9.E24])" office:value-type="float" office:value="2369.11111111111">
            <text:p>2369</text:p>
          </table:table-cell>
          <table:table-cell table:formula="of:=AVERAGE([T1.F24];[T2.F24];[T3.F24];[T4.F24];[T5.F24];[T6.F24];[T7.F24];[T8.F24];[T9.F24])" office:value-type="float" office:value="0">
            <text:p/>
          </table:table-cell>
          <table:table-cell table:formula="of:=AVERAGE([T1.G24];[T2.G24];[T3.G24];[T4.G24];[T5.G24];[T6.G24];[T7.G24];[T8.G24];[T9.G24])" office:value-type="float" office:value="0">
            <text:p/>
          </table:table-cell>
          <table:table-cell table:formula="of:=AVERAGE([T1.H24];[T2.H24];[T3.H24];[T4.H24];[T5.H24];[T6.H24];[T7.H24];[T8.H24];[T9.H24])" office:value-type="float" office:value="0">
            <text:p/>
          </table:table-cell>
          <table:table-cell table:formula="of:=AVERAGE([T1.I24];[T2.I24];[T3.I24];[T4.I24];[T5.I24];[T6.I24];[T7.I24];[T8.I24];[T9.I24])" office:value-type="float" office:value="0">
            <text:p/>
          </table:table-cell>
          <table:table-cell table:formula="of:=AVERAGE([T1.J24];[T2.J24];[T3.J24];[T4.J24];[T5.J24];[T6.J24];[T7.J24];[T8.J24];[T9.J24])" office:value-type="float" office:value="0">
            <text:p/>
          </table:table-cell>
          <table:table-cell table:formula="of:=AVERAGE([T1.K24];[T2.K24];[T3.K24];[T4.K24];[T5.K24];[T6.K24];[T7.K24];[T8.K24];[T9.K24])" office:value-type="float" office:value="0">
            <text:p/>
          </table:table-cell>
          <table:table-cell table:formula="of:=AVERAGE([T1.L24];[T2.L24];[T3.L24];[T4.L24];[T5.L24];[T6.L24];[T7.L24];[T8.L24];[T9.L24])" office:value-type="float" office:value="0">
            <text:p/>
          </table:table-cell>
          <table:table-cell table:formula="of:=AVERAGE([T1.M24];[T2.M24];[T3.M24];[T4.M24];[T5.M24];[T6.M24];[T7.M24];[T8.M24];[T9.M24])" office:value-type="float" office:value="0">
            <text:p/>
          </table:table-cell>
          <table:table-cell table:formula="of:=AVERAGE([T1.N24];[T2.N24];[T3.N24];[T4.N24];[T5.N24];[T6.N24];[T7.N24];[T8.N24];[T9.N24])" office:value-type="float" office:value="0">
            <text:p/>
          </table:table-cell>
          <table:table-cell table:formula="of:=AVERAGE([T1.O24];[T2.O24];[T3.O24];[T4.O24];[T5.O24];[T6.O24];[T7.O24];[T8.O24];[T9.O24])" office:value-type="float" office:value="0">
            <text:p/>
          </table:table-cell>
        </table:table-row>
        <table:table-row table:style-name="ro1">
          <table:table-cell table:formula="of:=[T2.A25]" office:value-type="string" office:string-value="C500L7">
            <text:p>C500L7</text:p>
          </table:table-cell>
          <table:table-cell table:formula="of:=[T2.B25]" office:value-type="string" office:string-value="S1">
            <text:p>S1</text:p>
          </table:table-cell>
          <table:table-cell table:formula="of:=[T2.C25]" office:value-type="string" office:string-value="Trav#Trav2a">
            <text:p>Trav#Trav2a</text:p>
          </table:table-cell>
          <table:table-cell table:formula="of:=[T2.D25]" office:value-type="string" office:string-value="Cold">
            <text:p>Cold</text:p>
          </table:table-cell>
          <table:table-cell table:formula="of:=AVERAGE([T1.E25];[T2.E25];[T3.E25];[T4.E25];[T5.E25];[T6.E25];[T7.E25];[T8.E25];[T9.E25])" office:value-type="float" office:value="13104.7777777778">
            <text:p>13105</text:p>
          </table:table-cell>
          <table:table-cell table:formula="of:=AVERAGE([T1.F25];[T2.F25];[T3.F25];[T4.F25];[T5.F25];[T6.F25];[T7.F25];[T8.F25];[T9.F25])" office:value-type="float" office:value="0">
            <text:p/>
          </table:table-cell>
          <table:table-cell table:formula="of:=AVERAGE([T1.G25];[T2.G25];[T3.G25];[T4.G25];[T5.G25];[T6.G25];[T7.G25];[T8.G25];[T9.G25])" office:value-type="float" office:value="0">
            <text:p/>
          </table:table-cell>
          <table:table-cell table:formula="of:=AVERAGE([T1.H25];[T2.H25];[T3.H25];[T4.H25];[T5.H25];[T6.H25];[T7.H25];[T8.H25];[T9.H25])" office:value-type="float" office:value="2594.22222222222">
            <text:p>2594</text:p>
          </table:table-cell>
          <table:table-cell table:formula="of:=AVERAGE([T1.I25];[T2.I25];[T3.I25];[T4.I25];[T5.I25];[T6.I25];[T7.I25];[T8.I25];[T9.I25])" office:value-type="float" office:value="0">
            <text:p/>
          </table:table-cell>
          <table:table-cell table:formula="of:=AVERAGE([T1.J25];[T2.J25];[T3.J25];[T4.J25];[T5.J25];[T6.J25];[T7.J25];[T8.J25];[T9.J25])" office:value-type="float" office:value="695">
            <text:p>695</text:p>
          </table:table-cell>
          <table:table-cell table:formula="of:=AVERAGE([T1.K25];[T2.K25];[T3.K25];[T4.K25];[T5.K25];[T6.K25];[T7.K25];[T8.K25];[T9.K25])" office:value-type="float" office:value="2644.22222222222">
            <text:p>2644</text:p>
          </table:table-cell>
          <table:table-cell table:formula="of:=AVERAGE([T1.L25];[T2.L25];[T3.L25];[T4.L25];[T5.L25];[T6.L25];[T7.L25];[T8.L25];[T9.L25])" office:value-type="float" office:value="0">
            <text:p/>
          </table:table-cell>
          <table:table-cell table:formula="of:=AVERAGE([T1.M25];[T2.M25];[T3.M25];[T4.M25];[T5.M25];[T6.M25];[T7.M25];[T8.M25];[T9.M25])" office:value-type="float" office:value="0">
            <text:p/>
          </table:table-cell>
          <table:table-cell table:formula="of:=AVERAGE([T1.N25];[T2.N25];[T3.N25];[T4.N25];[T5.N25];[T6.N25];[T7.N25];[T8.N25];[T9.N25])" office:value-type="float" office:value="4374">
            <text:p>4374</text:p>
          </table:table-cell>
          <table:table-cell table:formula="of:=AVERAGE([T1.O25];[T2.O25];[T3.O25];[T4.O25];[T5.O25];[T6.O25];[T7.O25];[T8.O25];[T9.O25])" office:value-type="float" office:value="1489.44444444444">
            <text:p>1489</text:p>
          </table:table-cell>
        </table:table-row>
        <table:table-row table:style-name="ro1">
          <table:table-cell table:formula="of:=[T2.A26]" office:value-type="string" office:string-value="C500L7">
            <text:p>C500L7</text:p>
          </table:table-cell>
          <table:table-cell table:formula="of:=[T2.B26]" office:value-type="string" office:string-value="S1">
            <text:p>S1</text:p>
          </table:table-cell>
          <table:table-cell table:formula="of:=[T2.C26]" office:value-type="string" office:string-value="Trav#Trav2a">
            <text:p>Trav#Trav2a</text:p>
          </table:table-cell>
          <table:table-cell table:formula="of:=[T2.D26]" office:value-type="string" office:string-value="Hot">
            <text:p>Hot</text:p>
          </table:table-cell>
          <table:table-cell table:formula="of:=AVERAGE([T1.E26];[T2.E26];[T3.E26];[T4.E26];[T5.E26];[T6.E26];[T7.E26];[T8.E26];[T9.E26])" office:value-type="float" office:value="3636.22222222222">
            <text:p>3636</text:p>
          </table:table-cell>
          <table:table-cell table:formula="of:=AVERAGE([T1.F26];[T2.F26];[T3.F26];[T4.F26];[T5.F26];[T6.F26];[T7.F26];[T8.F26];[T9.F26])" office:value-type="float" office:value="0">
            <text:p/>
          </table:table-cell>
          <table:table-cell table:formula="of:=AVERAGE([T1.G26];[T2.G26];[T3.G26];[T4.G26];[T5.G26];[T6.G26];[T7.G26];[T8.G26];[T9.G26])" office:value-type="float" office:value="0">
            <text:p/>
          </table:table-cell>
          <table:table-cell table:formula="of:=AVERAGE([T1.H26];[T2.H26];[T3.H26];[T4.H26];[T5.H26];[T6.H26];[T7.H26];[T8.H26];[T9.H26])" office:value-type="float" office:value="288.222222222222">
            <text:p>288</text:p>
          </table:table-cell>
          <table:table-cell table:formula="of:=AVERAGE([T1.I26];[T2.I26];[T3.I26];[T4.I26];[T5.I26];[T6.I26];[T7.I26];[T8.I26];[T9.I26])" office:value-type="float" office:value="0">
            <text:p/>
          </table:table-cell>
          <table:table-cell table:formula="of:=AVERAGE([T1.J26];[T2.J26];[T3.J26];[T4.J26];[T5.J26];[T6.J26];[T7.J26];[T8.J26];[T9.J26])" office:value-type="float" office:value="621.111111111111">
            <text:p>621</text:p>
          </table:table-cell>
          <table:table-cell table:formula="of:=AVERAGE([T1.K26];[T2.K26];[T3.K26];[T4.K26];[T5.K26];[T6.K26];[T7.K26];[T8.K26];[T9.K26])" office:value-type="float" office:value="0">
            <text:p/>
          </table:table-cell>
          <table:table-cell table:formula="of:=AVERAGE([T1.L26];[T2.L26];[T3.L26];[T4.L26];[T5.L26];[T6.L26];[T7.L26];[T8.L26];[T9.L26])" office:value-type="float" office:value="0">
            <text:p/>
          </table:table-cell>
          <table:table-cell table:formula="of:=AVERAGE([T1.M26];[T2.M26];[T3.M26];[T4.M26];[T5.M26];[T6.M26];[T7.M26];[T8.M26];[T9.M26])" office:value-type="float" office:value="0">
            <text:p/>
          </table:table-cell>
          <table:table-cell table:formula="of:=AVERAGE([T1.N26];[T2.N26];[T3.N26];[T4.N26];[T5.N26];[T6.N26];[T7.N26];[T8.N26];[T9.N26])" office:value-type="float" office:value="4374">
            <text:p>4374</text:p>
          </table:table-cell>
          <table:table-cell table:formula="of:=AVERAGE([T1.O26];[T2.O26];[T3.O26];[T4.O26];[T5.O26];[T6.O26];[T7.O26];[T8.O26];[T9.O26])" office:value-type="float" office:value="840.555555555556">
            <text:p>841</text:p>
          </table:table-cell>
        </table:table-row>
        <table:table-row table:style-name="ro1">
          <table:table-cell table:formula="of:=[T2.A27]" office:value-type="string" office:string-value="C500L7">
            <text:p>C500L7</text:p>
          </table:table-cell>
          <table:table-cell table:formula="of:=[T2.B27]" office:value-type="string" office:string-value="S1">
            <text:p>S1</text:p>
          </table:table-cell>
          <table:table-cell table:formula="of:=[T2.C27]" office:value-type="string" office:string-value="Trav#Trav1">
            <text:p>Trav#Trav1</text:p>
          </table:table-cell>
          <table:table-cell table:formula="of:=[T2.D27]" office:value-type="string" office:string-value="Cold">
            <text:p>Cold</text:p>
          </table:table-cell>
          <table:table-cell table:formula="of:=AVERAGE([T1.E27];[T2.E27];[T3.E27];[T4.E27];[T5.E27];[T6.E27];[T7.E27];[T8.E27];[T9.E27])" office:value-type="float" office:value="11025.8888888889">
            <text:p>11026</text:p>
          </table:table-cell>
          <table:table-cell table:formula="of:=AVERAGE([T1.F27];[T2.F27];[T3.F27];[T4.F27];[T5.F27];[T6.F27];[T7.F27];[T8.F27];[T9.F27])" office:value-type="float" office:value="0">
            <text:p/>
          </table:table-cell>
          <table:table-cell table:formula="of:=AVERAGE([T1.G27];[T2.G27];[T3.G27];[T4.G27];[T5.G27];[T6.G27];[T7.G27];[T8.G27];[T9.G27])" office:value-type="float" office:value="0">
            <text:p/>
          </table:table-cell>
          <table:table-cell table:formula="of:=AVERAGE([T1.H27];[T2.H27];[T3.H27];[T4.H27];[T5.H27];[T6.H27];[T7.H27];[T8.H27];[T9.H27])" office:value-type="float" office:value="2175.44444444444">
            <text:p>2175</text:p>
          </table:table-cell>
          <table:table-cell table:formula="of:=AVERAGE([T1.I27];[T2.I27];[T3.I27];[T4.I27];[T5.I27];[T6.I27];[T7.I27];[T8.I27];[T9.I27])" office:value-type="float" office:value="0">
            <text:p/>
          </table:table-cell>
          <table:table-cell table:formula="of:=AVERAGE([T1.J27];[T2.J27];[T3.J27];[T4.J27];[T5.J27];[T6.J27];[T7.J27];[T8.J27];[T9.J27])" office:value-type="float" office:value="0">
            <text:p/>
          </table:table-cell>
          <table:table-cell table:formula="of:=AVERAGE([T1.K27];[T2.K27];[T3.K27];[T4.K27];[T5.K27];[T6.K27];[T7.K27];[T8.K27];[T9.K27])" office:value-type="float" office:value="2577.66666666667">
            <text:p>2578</text:p>
          </table:table-cell>
          <table:table-cell table:formula="of:=AVERAGE([T1.L27];[T2.L27];[T3.L27];[T4.L27];[T5.L27];[T6.L27];[T7.L27];[T8.L27];[T9.L27])" office:value-type="float" office:value="0">
            <text:p/>
          </table:table-cell>
          <table:table-cell table:formula="of:=AVERAGE([T1.M27];[T2.M27];[T3.M27];[T4.M27];[T5.M27];[T6.M27];[T7.M27];[T8.M27];[T9.M27])" office:value-type="float" office:value="0">
            <text:p/>
          </table:table-cell>
          <table:table-cell table:formula="of:=AVERAGE([T1.N27];[T2.N27];[T3.N27];[T4.N27];[T5.N27];[T6.N27];[T7.N27];[T8.N27];[T9.N27])" office:value-type="float" office:value="0">
            <text:p/>
          </table:table-cell>
          <table:table-cell table:formula="of:=AVERAGE([T1.O27];[T2.O27];[T3.O27];[T4.O27];[T5.O27];[T6.O27];[T7.O27];[T8.O27];[T9.O27])" office:value-type="float" office:value="0">
            <text:p/>
          </table:table-cell>
        </table:table-row>
        <table:table-row table:style-name="ro1">
          <table:table-cell table:formula="of:=[T2.A28]" office:value-type="string" office:string-value="C500L7">
            <text:p>C500L7</text:p>
          </table:table-cell>
          <table:table-cell table:formula="of:=[T2.B28]" office:value-type="string" office:string-value="S1">
            <text:p>S1</text:p>
          </table:table-cell>
          <table:table-cell table:formula="of:=[T2.C28]" office:value-type="string" office:string-value="Trav#Trav1">
            <text:p>Trav#Trav1</text:p>
          </table:table-cell>
          <table:table-cell table:formula="of:=[T2.D28]" office:value-type="string" office:string-value="Hot">
            <text:p>Hot</text:p>
          </table:table-cell>
          <table:table-cell table:formula="of:=AVERAGE([T1.E28];[T2.E28];[T3.E28];[T4.E28];[T5.E28];[T6.E28];[T7.E28];[T8.E28];[T9.E28])" office:value-type="float" office:value="2362.44444444444">
            <text:p>2362</text:p>
          </table:table-cell>
          <table:table-cell table:formula="of:=AVERAGE([T1.F28];[T2.F28];[T3.F28];[T4.F28];[T5.F28];[T6.F28];[T7.F28];[T8.F28];[T9.F28])" office:value-type="float" office:value="0">
            <text:p/>
          </table:table-cell>
          <table:table-cell table:formula="of:=AVERAGE([T1.G28];[T2.G28];[T3.G28];[T4.G28];[T5.G28];[T6.G28];[T7.G28];[T8.G28];[T9.G28])" office:value-type="float" office:value="0">
            <text:p/>
          </table:table-cell>
          <table:table-cell table:formula="of:=AVERAGE([T1.H28];[T2.H28];[T3.H28];[T4.H28];[T5.H28];[T6.H28];[T7.H28];[T8.H28];[T9.H28])" office:value-type="float" office:value="0">
            <text:p/>
          </table:table-cell>
          <table:table-cell table:formula="of:=AVERAGE([T1.I28];[T2.I28];[T3.I28];[T4.I28];[T5.I28];[T6.I28];[T7.I28];[T8.I28];[T9.I28])" office:value-type="float" office:value="0">
            <text:p/>
          </table:table-cell>
          <table:table-cell table:formula="of:=AVERAGE([T1.J28];[T2.J28];[T3.J28];[T4.J28];[T5.J28];[T6.J28];[T7.J28];[T8.J28];[T9.J28])" office:value-type="float" office:value="0">
            <text:p/>
          </table:table-cell>
          <table:table-cell table:formula="of:=AVERAGE([T1.K28];[T2.K28];[T3.K28];[T4.K28];[T5.K28];[T6.K28];[T7.K28];[T8.K28];[T9.K28])" office:value-type="float" office:value="0">
            <text:p/>
          </table:table-cell>
          <table:table-cell table:formula="of:=AVERAGE([T1.L28];[T2.L28];[T3.L28];[T4.L28];[T5.L28];[T6.L28];[T7.L28];[T8.L28];[T9.L28])" office:value-type="float" office:value="0">
            <text:p/>
          </table:table-cell>
          <table:table-cell table:formula="of:=AVERAGE([T1.M28];[T2.M28];[T3.M28];[T4.M28];[T5.M28];[T6.M28];[T7.M28];[T8.M28];[T9.M28])" office:value-type="float" office:value="0">
            <text:p/>
          </table:table-cell>
          <table:table-cell table:formula="of:=AVERAGE([T1.N28];[T2.N28];[T3.N28];[T4.N28];[T5.N28];[T6.N28];[T7.N28];[T8.N28];[T9.N28])" office:value-type="float" office:value="0">
            <text:p/>
          </table:table-cell>
          <table:table-cell table:formula="of:=AVERAGE([T1.O28];[T2.O28];[T3.O28];[T4.O28];[T5.O28];[T6.O28];[T7.O28];[T8.O28];[T9.O28])" office:value-type="float" office:value="0">
            <text:p/>
          </table:table-cell>
        </table:table-row>
        <table:table-row table:style-name="ro1">
          <table:table-cell table:formula="of:=[T2.A29]" office:value-type="string" office:string-value="C500L7">
            <text:p>C500L7</text:p>
          </table:table-cell>
          <table:table-cell table:formula="of:=[T2.B29]" office:value-type="string" office:string-value="S1">
            <text:p>S1</text:p>
          </table:table-cell>
          <table:table-cell table:formula="of:=[T2.C29]" office:value-type="string" office:string-value="Trav#Trav2a">
            <text:p>Trav#Trav2a</text:p>
          </table:table-cell>
          <table:table-cell table:formula="of:=[T2.D29]" office:value-type="string" office:string-value="Cold">
            <text:p>Cold</text:p>
          </table:table-cell>
          <table:table-cell table:formula="of:=AVERAGE([T1.E29];[T2.E29];[T3.E29];[T4.E29];[T5.E29];[T6.E29];[T7.E29];[T8.E29];[T9.E29])" office:value-type="float" office:value="13097.3333333333">
            <text:p>13097</text:p>
          </table:table-cell>
          <table:table-cell table:formula="of:=AVERAGE([T1.F29];[T2.F29];[T3.F29];[T4.F29];[T5.F29];[T6.F29];[T7.F29];[T8.F29];[T9.F29])" office:value-type="float" office:value="0">
            <text:p/>
          </table:table-cell>
          <table:table-cell table:formula="of:=AVERAGE([T1.G29];[T2.G29];[T3.G29];[T4.G29];[T5.G29];[T6.G29];[T7.G29];[T8.G29];[T9.G29])" office:value-type="float" office:value="0">
            <text:p/>
          </table:table-cell>
          <table:table-cell table:formula="of:=AVERAGE([T1.H29];[T2.H29];[T3.H29];[T4.H29];[T5.H29];[T6.H29];[T7.H29];[T8.H29];[T9.H29])" office:value-type="float" office:value="2558">
            <text:p>2558</text:p>
          </table:table-cell>
          <table:table-cell table:formula="of:=AVERAGE([T1.I29];[T2.I29];[T3.I29];[T4.I29];[T5.I29];[T6.I29];[T7.I29];[T8.I29];[T9.I29])" office:value-type="float" office:value="0">
            <text:p/>
          </table:table-cell>
          <table:table-cell table:formula="of:=AVERAGE([T1.J29];[T2.J29];[T3.J29];[T4.J29];[T5.J29];[T6.J29];[T7.J29];[T8.J29];[T9.J29])" office:value-type="float" office:value="714.222222222222">
            <text:p>714</text:p>
          </table:table-cell>
          <table:table-cell table:formula="of:=AVERAGE([T1.K29];[T2.K29];[T3.K29];[T4.K29];[T5.K29];[T6.K29];[T7.K29];[T8.K29];[T9.K29])" office:value-type="float" office:value="2617.11111111111">
            <text:p>2617</text:p>
          </table:table-cell>
          <table:table-cell table:formula="of:=AVERAGE([T1.L29];[T2.L29];[T3.L29];[T4.L29];[T5.L29];[T6.L29];[T7.L29];[T8.L29];[T9.L29])" office:value-type="float" office:value="0">
            <text:p/>
          </table:table-cell>
          <table:table-cell table:formula="of:=AVERAGE([T1.M29];[T2.M29];[T3.M29];[T4.M29];[T5.M29];[T6.M29];[T7.M29];[T8.M29];[T9.M29])" office:value-type="float" office:value="0">
            <text:p/>
          </table:table-cell>
          <table:table-cell table:formula="of:=AVERAGE([T1.N29];[T2.N29];[T3.N29];[T4.N29];[T5.N29];[T6.N29];[T7.N29];[T8.N29];[T9.N29])" office:value-type="float" office:value="4374">
            <text:p>4374</text:p>
          </table:table-cell>
          <table:table-cell table:formula="of:=AVERAGE([T1.O29];[T2.O29];[T3.O29];[T4.O29];[T5.O29];[T6.O29];[T7.O29];[T8.O29];[T9.O29])" office:value-type="float" office:value="1474.22222222222">
            <text:p>1474</text:p>
          </table:table-cell>
        </table:table-row>
        <table:table-row table:style-name="ro1">
          <table:table-cell table:formula="of:=[T2.A30]" office:value-type="string" office:string-value="C500L7">
            <text:p>C500L7</text:p>
          </table:table-cell>
          <table:table-cell table:formula="of:=[T2.B30]" office:value-type="string" office:string-value="S1">
            <text:p>S1</text:p>
          </table:table-cell>
          <table:table-cell table:formula="of:=[T2.C30]" office:value-type="string" office:string-value="Trav#Trav2a">
            <text:p>Trav#Trav2a</text:p>
          </table:table-cell>
          <table:table-cell table:formula="of:=[T2.D30]" office:value-type="string" office:string-value="Hot">
            <text:p>Hot</text:p>
          </table:table-cell>
          <table:table-cell table:formula="of:=AVERAGE([T1.E30];[T2.E30];[T3.E30];[T4.E30];[T5.E30];[T6.E30];[T7.E30];[T8.E30];[T9.E30])" office:value-type="float" office:value="3673.66666666667">
            <text:p>3674</text:p>
          </table:table-cell>
          <table:table-cell table:formula="of:=AVERAGE([T1.F30];[T2.F30];[T3.F30];[T4.F30];[T5.F30];[T6.F30];[T7.F30];[T8.F30];[T9.F30])" office:value-type="float" office:value="0">
            <text:p/>
          </table:table-cell>
          <table:table-cell table:formula="of:=AVERAGE([T1.G30];[T2.G30];[T3.G30];[T4.G30];[T5.G30];[T6.G30];[T7.G30];[T8.G30];[T9.G30])" office:value-type="float" office:value="0">
            <text:p/>
          </table:table-cell>
          <table:table-cell table:formula="of:=AVERAGE([T1.H30];[T2.H30];[T3.H30];[T4.H30];[T5.H30];[T6.H30];[T7.H30];[T8.H30];[T9.H30])" office:value-type="float" office:value="309.888888888889">
            <text:p>310</text:p>
          </table:table-cell>
          <table:table-cell table:formula="of:=AVERAGE([T1.I30];[T2.I30];[T3.I30];[T4.I30];[T5.I30];[T6.I30];[T7.I30];[T8.I30];[T9.I30])" office:value-type="float" office:value="0">
            <text:p/>
          </table:table-cell>
          <table:table-cell table:formula="of:=AVERAGE([T1.J30];[T2.J30];[T3.J30];[T4.J30];[T5.J30];[T6.J30];[T7.J30];[T8.J30];[T9.J30])" office:value-type="float" office:value="667.111111111111">
            <text:p>667</text:p>
          </table:table-cell>
          <table:table-cell table:formula="of:=AVERAGE([T1.K30];[T2.K30];[T3.K30];[T4.K30];[T5.K30];[T6.K30];[T7.K30];[T8.K30];[T9.K30])" office:value-type="float" office:value="0">
            <text:p/>
          </table:table-cell>
          <table:table-cell table:formula="of:=AVERAGE([T1.L30];[T2.L30];[T3.L30];[T4.L30];[T5.L30];[T6.L30];[T7.L30];[T8.L30];[T9.L30])" office:value-type="float" office:value="0">
            <text:p/>
          </table:table-cell>
          <table:table-cell table:formula="of:=AVERAGE([T1.M30];[T2.M30];[T3.M30];[T4.M30];[T5.M30];[T6.M30];[T7.M30];[T8.M30];[T9.M30])" office:value-type="float" office:value="0">
            <text:p/>
          </table:table-cell>
          <table:table-cell table:formula="of:=AVERAGE([T1.N30];[T2.N30];[T3.N30];[T4.N30];[T5.N30];[T6.N30];[T7.N30];[T8.N30];[T9.N30])" office:value-type="float" office:value="4374">
            <text:p>4374</text:p>
          </table:table-cell>
          <table:table-cell table:formula="of:=AVERAGE([T1.O30];[T2.O30];[T3.O30];[T4.O30];[T5.O30];[T6.O30];[T7.O30];[T8.O30];[T9.O30])" office:value-type="float" office:value="871.555555555556">
            <text:p>872</text:p>
          </table:table-cell>
        </table:table-row>
      </table:table>
      <table:table table:name="Stats" table:style-name="ta1" table:print="false">
        <table:table-column table:style-name="co18" table:default-cell-style-name="Default"/>
        <table:table-column table:style-name="co19" table:default-cell-style-name="ce13"/>
        <table:table-column table:style-name="co20" table:default-cell-style-name="ce16"/>
        <table:table-column table:style-name="co15" table:default-cell-style-name="ce13"/>
        <table:table-column table:style-name="co21" table:default-cell-style-name="Default"/>
        <table:table-column table:style-name="co15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ce59"/>
        <table:table-column table:style-name="co26" table:number-columns-repeated="8" table:default-cell-style-name="ce62"/>
        <table:table-row table:style-name="ro1">
          <table:table-cell table:style-name="ce2" table:formula="of:=[T1.A1]" office:value-type="string" office:string-value="dbType">
            <text:p>dbType</text:p>
          </table:table-cell>
          <table:table-cell table:style-name="ce7" table:formula="of:=[T1.B1]" office:value-type="string" office:string-value="schemaId">
            <text:p>schemaId</text:p>
          </table:table-cell>
          <table:table-cell table:style-name="ce14" table:formula="of:=[T1.C1]" office:value-type="string" office:string-value="operationType">
            <text:p>operationType</text:p>
          </table:table-cell>
          <table:table-cell table:style-name="ce7" table:formula="of:=[T1.D1]" office:value-type="string" office:string-value="hot/cold">
            <text:p>hot/cold</text:p>
          </table:table-cell>
          <table:table-cell table:style-name="ce22" office:value-type="string">
            <text:p>MIN</text:p>
          </table:table-cell>
          <table:table-cell table:style-name="ce27" office:value-type="string">
            <text:p>AVG</text:p>
          </table:table-cell>
          <table:table-cell table:style-name="ce27" office:value-type="string">
            <text:p>AVG2</text:p>
          </table:table-cell>
          <table:table-cell table:style-name="ce27" office:value-type="string">
            <text:p>MAX</text:p>
          </table:table-cell>
          <table:table-cell table:style-name="ce27" office:value-type="string">
            <text:p>STDEV</text:p>
          </table:table-cell>
          <table:table-cell table:style-name="ce44"/>
          <table:table-cell table:style-name="ce27" office:value-type="string">
            <text:p>AVG.DM</text:p>
          </table:table-cell>
          <table:table-cell table:style-name="ce27" office:value-type="string">
            <text:p>AVG.UD</text:p>
          </table:table-cell>
          <table:table-cell table:style-name="ce50" office:value-type="string">
            <text:p>Comments</text:p>
          </table:table-cell>
          <table:table-cell/>
          <table:table-cell table:style-name="ce56" office:value-type="string">
            <text:p>T1</text:p>
          </table:table-cell>
          <table:table-cell table:style-name="ce56" office:value-type="string">
            <text:p>T2</text:p>
          </table:table-cell>
          <table:table-cell table:style-name="ce56" office:value-type="string">
            <text:p>T3</text:p>
          </table:table-cell>
          <table:table-cell table:style-name="ce56" office:value-type="string">
            <text:p>T4</text:p>
          </table:table-cell>
          <table:table-cell table:style-name="ce56" office:value-type="string">
            <text:p>T5</text:p>
          </table:table-cell>
          <table:table-cell table:style-name="ce56" office:value-type="string">
            <text:p>T6</text:p>
          </table:table-cell>
          <table:table-cell table:style-name="ce56" office:value-type="string">
            <text:p>T7</text:p>
          </table:table-cell>
          <table:table-cell table:style-name="ce56" office:value-type="string">
            <text:p>T8</text:p>
          </table:table-cell>
          <table:table-cell table:style-name="ce56" office:value-type="string">
            <text:p>T9</text:p>
          </table:table-cell>
        </table:table-row>
        <table:table-row table:style-name="ro1">
          <table:table-cell table:style-name="ce3" table:formula="of:=[T1.A2]" office:value-type="string" office:string-value="C500L7">
            <text:p>C500L7</text:p>
          </table:table-cell>
          <table:table-cell table:style-name="ce8" table:formula="of:=[T1.B2]" office:value-type="string" office:string-value="S1">
            <text:p>S1</text:p>
          </table:table-cell>
          <table:table-cell table:style-name="ce15" table:formula="of:=[T1.C2]" office:value-type="string" office:string-value="CreateDB">
            <text:p>CreateDB</text:p>
          </table:table-cell>
          <table:table-cell table:style-name="ce8" table:formula="of:=[T1.D2]" office:value-type="string" office:string-value="Cold">
            <text:p>Cold</text:p>
          </table:table-cell>
          <table:table-cell table:style-name="ce3" table:formula="of:=MIN([T1.E2];[T2.E2];[T3.E2];[T4.E2];[T5.E2];[T6.E2];[T7.E2];[T8.E2];[T9.E2])" office:value-type="float" office:value="24386">
            <text:p>24386</text:p>
          </table:table-cell>
          <table:table-cell table:style-name="ce28" table:formula="of:=AVERAGE([T1.E2];[T2.E2];[T3.E2];[T4.E2];[T5.E2];[T6.E2];[T7.E2];[T8.E2];[T9.E2])" office:value-type="float" office:value="25653.8888888889">
            <text:p>25654</text:p>
          </table:table-cell>
          <table:table-cell table:style-name="ce33" table:formula="of:=(SUM([.O2:.W2])-MAX([.O2:.W2])-MIN([.O2:.W2]))/(COUNT([.O2:.W2])-2)" office:value-type="float" office:value="25693.7142857143">
            <text:p>25694</text:p>
          </table:table-cell>
          <table:table-cell table:style-name="ce38" table:formula="of:=MAX([T1.E2];[T2.E2];[T3.E2];[T4.E2];[T5.E2];[T6.E2];[T7.E2];[T8.E2];[T9.E2])" office:value-type="float" office:value="26643">
            <text:p>26643</text:p>
          </table:table-cell>
          <table:table-cell table:style-name="ce43" table:formula="of:=STDEV([T1.E2];[T2.E2];[T3.E2];[T4.E2];[T5.E2];[T6.E2];[T7.E2];[T8.E2];[T9.E2])" office:value-type="float" office:value="750.397468753134">
            <text:p>750</text:p>
          </table:table-cell>
          <table:table-cell table:style-name="ce45" table:formula="of:=[.I2]/[.F2]" office:value-type="percentage" office:value="0.0292508271164355">
            <text:p>3%</text:p>
          </table:table-cell>
          <table:table-cell table:style-name="ce43" table:formula="of:=[AVG.H2]" office:value-type="float" office:value="2052.22222222222">
            <text:p>2052</text:p>
          </table:table-cell>
          <table:table-cell table:style-name="ce43" table:formula="of:=[AVG.I2]" office:value-type="float" office:value="0">
            <text:p>0</text:p>
          </table:table-cell>
          <table:table-cell table:style-name="ce51"/>
          <table:table-cell/>
          <table:table-cell table:style-name="ce57" table:formula="of:=[T1.E2]" office:value-type="float" office:value="24848">
            <text:p>24848</text:p>
          </table:table-cell>
          <table:table-cell table:style-name="ce61" table:formula="of:=[T2.E2]" office:value-type="float" office:value="24386">
            <text:p>24386</text:p>
          </table:table-cell>
          <table:table-cell table:style-name="ce61" table:formula="of:=[T3.E2]" office:value-type="float" office:value="26339">
            <text:p>26339</text:p>
          </table:table-cell>
          <table:table-cell table:style-name="ce61" table:formula="of:=[T4.E2]" office:value-type="float" office:value="25783">
            <text:p>25783</text:p>
          </table:table-cell>
          <table:table-cell table:style-name="ce61" table:formula="of:=[T5.E2]" office:value-type="float" office:value="26643">
            <text:p>26643</text:p>
          </table:table-cell>
          <table:table-cell table:style-name="ce61" table:formula="of:=[T6.E2]" office:value-type="float" office:value="25708">
            <text:p>25708</text:p>
          </table:table-cell>
          <table:table-cell table:style-name="ce61" table:formula="of:=[T7.E2]" office:value-type="float" office:value="25012">
            <text:p>25012</text:p>
          </table:table-cell>
          <table:table-cell table:style-name="ce61" table:formula="of:=[T8.E2]" office:value-type="float" office:value="26092">
            <text:p>26092</text:p>
          </table:table-cell>
          <table:table-cell table:style-name="ce61" table:formula="of:=[T9.E2]" office:value-type="float" office:value="26074">
            <text:p>26074</text:p>
          </table:table-cell>
        </table:table-row>
        <table:table-row table:style-name="ro1">
          <table:table-cell table:style-name="ce4" table:formula="of:=[T1.A3]" office:value-type="string" office:string-value="C500L7">
            <text:p>C500L7</text:p>
          </table:table-cell>
          <table:table-cell table:style-name="ce9" table:formula="of:=[T1.B3]" office:value-type="string" office:string-value="S1">
            <text:p>S1</text:p>
          </table:table-cell>
          <table:table-cell table:formula="of:=[T1.C3]" office:value-type="string" office:string-value="Trav#Trav1">
            <text:p>Trav#Trav1</text:p>
          </table:table-cell>
          <table:table-cell table:style-name="ce9" table:formula="of:=[T1.D3]" office:value-type="string" office:string-value="Cold">
            <text:p>Cold</text:p>
          </table:table-cell>
          <table:table-cell table:style-name="ce23" table:formula="of:=MIN([T1.E3];[T2.E3];[T3.E3];[T4.E3];[T5.E3];[T6.E3];[T7.E3];[T8.E3];[T9.E3])" office:value-type="float" office:value="10927">
            <text:p>10927</text:p>
          </table:table-cell>
          <table:table-cell table:style-name="ce29" table:formula="of:=AVERAGE([T1.E3];[T2.E3];[T3.E3];[T4.E3];[T5.E3];[T6.E3];[T7.E3];[T8.E3];[T9.E3])" office:value-type="float" office:value="11084.3333333333">
            <text:p>11084</text:p>
          </table:table-cell>
          <table:table-cell table:style-name="ce34" table:formula="of:=(SUM([.O3:.W3])-MAX([.O3:.W3])-MIN([.O3:.W3]))/(COUNT([.O3:.W3])-2)" office:value-type="float" office:value="11090.4285714286">
            <text:p>11090</text:p>
          </table:table-cell>
          <table:table-cell table:style-name="ce39" table:formula="of:=MAX([T1.E3];[T2.E3];[T3.E3];[T4.E3];[T5.E3];[T6.E3];[T7.E3];[T8.E3];[T9.E3])" office:value-type="float" office:value="11199">
            <text:p>11199</text:p>
          </table:table-cell>
          <table:table-cell table:style-name="ce29" table:formula="of:=STDEV([T1.E3];[T2.E3];[T3.E3];[T4.E3];[T5.E3];[T6.E3];[T7.E3];[T8.E3];[T9.E3])" office:value-type="float" office:value="93.8669270829721">
            <text:p>94</text:p>
          </table:table-cell>
          <table:table-cell table:style-name="ce46" table:formula="of:=[.I3]/[.F3]" office:value-type="percentage" office:value="0.00846843235945377">
            <text:p>1%</text:p>
          </table:table-cell>
          <table:table-cell table:style-name="ce29" table:formula="of:=[AVG.H3]" office:value-type="float" office:value="2216.77777777778">
            <text:p>2217</text:p>
          </table:table-cell>
          <table:table-cell table:style-name="ce29" table:formula="of:=[AVG.I3]" office:value-type="float" office:value="0">
            <text:p>0</text:p>
          </table:table-cell>
          <table:table-cell table:style-name="ce52"/>
          <table:table-cell/>
          <table:table-cell table:style-name="ce57" table:formula="of:=[T1.E3]" office:value-type="float" office:value="10927">
            <text:p>10927</text:p>
          </table:table-cell>
          <table:table-cell table:style-name="ce61" table:formula="of:=[T2.E3]" office:value-type="float" office:value="10996">
            <text:p>10996</text:p>
          </table:table-cell>
          <table:table-cell table:style-name="ce61" table:formula="of:=[T3.E3]" office:value-type="float" office:value="11083">
            <text:p>11083</text:p>
          </table:table-cell>
          <table:table-cell table:style-name="ce61" table:formula="of:=[T4.E3]" office:value-type="float" office:value="11117">
            <text:p>11117</text:p>
          </table:table-cell>
          <table:table-cell table:style-name="ce61" table:formula="of:=[T5.E3]" office:value-type="float" office:value="11199">
            <text:p>11199</text:p>
          </table:table-cell>
          <table:table-cell table:style-name="ce61" table:formula="of:=[T6.E3]" office:value-type="float" office:value="11184">
            <text:p>11184</text:p>
          </table:table-cell>
          <table:table-cell table:style-name="ce61" table:formula="of:=[T7.E3]" office:value-type="float" office:value="11179">
            <text:p>11179</text:p>
          </table:table-cell>
          <table:table-cell table:style-name="ce61" table:formula="of:=[T8.E3]" office:value-type="float" office:value="11050">
            <text:p>11050</text:p>
          </table:table-cell>
          <table:table-cell table:style-name="ce61" table:formula="of:=[T9.E3]" office:value-type="float" office:value="11024">
            <text:p>11024</text:p>
          </table:table-cell>
        </table:table-row>
        <table:table-row table:style-name="ro1">
          <table:table-cell table:style-name="ce4" table:formula="of:=[T1.A4]" office:value-type="string" office:string-value="C500L7">
            <text:p>C500L7</text:p>
          </table:table-cell>
          <table:table-cell table:style-name="ce9" table:formula="of:=[T1.B4]" office:value-type="string" office:string-value="S1">
            <text:p>S1</text:p>
          </table:table-cell>
          <table:table-cell table:formula="of:=[T1.C4]" office:value-type="string" office:string-value="Trav#Trav1">
            <text:p>Trav#Trav1</text:p>
          </table:table-cell>
          <table:table-cell table:style-name="ce9" table:formula="of:=[T1.D4]" office:value-type="string" office:string-value="Hot">
            <text:p>Hot</text:p>
          </table:table-cell>
          <table:table-cell table:style-name="ce23" table:formula="of:=MIN([T1.E4];[T2.E4];[T3.E4];[T4.E4];[T5.E4];[T6.E4];[T7.E4];[T8.E4];[T9.E4])" office:value-type="float" office:value="2381">
            <text:p>2381</text:p>
          </table:table-cell>
          <table:table-cell table:style-name="ce29" table:formula="of:=AVERAGE([T1.E4];[T2.E4];[T3.E4];[T4.E4];[T5.E4];[T6.E4];[T7.E4];[T8.E4];[T9.E4])" office:value-type="float" office:value="2431.88888888889">
            <text:p>2432</text:p>
          </table:table-cell>
          <table:table-cell table:style-name="ce34" table:formula="of:=(SUM([.O4:.W4])-MAX([.O4:.W4])-MIN([.O4:.W4]))/(COUNT([.O4:.W4])-2)" office:value-type="float" office:value="2431.14285714286">
            <text:p>2431</text:p>
          </table:table-cell>
          <table:table-cell table:style-name="ce39" table:formula="of:=MAX([T1.E4];[T2.E4];[T3.E4];[T4.E4];[T5.E4];[T6.E4];[T7.E4];[T8.E4];[T9.E4])" office:value-type="float" office:value="2488">
            <text:p>2488</text:p>
          </table:table-cell>
          <table:table-cell table:style-name="ce29" table:formula="of:=STDEV([T1.E4];[T2.E4];[T3.E4];[T4.E4];[T5.E4];[T6.E4];[T7.E4];[T8.E4];[T9.E4])" office:value-type="float" office:value="35.8902648515041">
            <text:p>36</text:p>
          </table:table-cell>
          <table:table-cell table:style-name="ce46" table:formula="of:=[.I4]/[.F4]" office:value-type="percentage" office:value="0.0147581844777054">
            <text:p>1%</text:p>
          </table:table-cell>
          <table:table-cell table:style-name="ce29" table:formula="of:=[AVG.H4]" office:value-type="float" office:value="0">
            <text:p>0</text:p>
          </table:table-cell>
          <table:table-cell table:style-name="ce29" table:formula="of:=[AVG.I4]" office:value-type="float" office:value="0">
            <text:p>0</text:p>
          </table:table-cell>
          <table:table-cell table:style-name="ce52"/>
          <table:table-cell/>
          <table:table-cell table:style-name="ce57" table:formula="of:=[T1.E4]" office:value-type="float" office:value="2398">
            <text:p>2398</text:p>
          </table:table-cell>
          <table:table-cell table:style-name="ce61" table:formula="of:=[T2.E4]" office:value-type="float" office:value="2457">
            <text:p>2457</text:p>
          </table:table-cell>
          <table:table-cell table:style-name="ce61" table:formula="of:=[T3.E4]" office:value-type="float" office:value="2405">
            <text:p>2405</text:p>
          </table:table-cell>
          <table:table-cell table:style-name="ce61" table:formula="of:=[T4.E4]" office:value-type="float" office:value="2407">
            <text:p>2407</text:p>
          </table:table-cell>
          <table:table-cell table:style-name="ce61" table:formula="of:=[T5.E4]" office:value-type="float" office:value="2452">
            <text:p>2452</text:p>
          </table:table-cell>
          <table:table-cell table:style-name="ce61" table:formula="of:=[T6.E4]" office:value-type="float" office:value="2488">
            <text:p>2488</text:p>
          </table:table-cell>
          <table:table-cell table:style-name="ce61" table:formula="of:=[T7.E4]" office:value-type="float" office:value="2435">
            <text:p>2435</text:p>
          </table:table-cell>
          <table:table-cell table:style-name="ce61" table:formula="of:=[T8.E4]" office:value-type="float" office:value="2381">
            <text:p>2381</text:p>
          </table:table-cell>
          <table:table-cell table:style-name="ce61" table:formula="of:=[T9.E4]" office:value-type="float" office:value="2464">
            <text:p>2464</text:p>
          </table:table-cell>
        </table:table-row>
        <table:table-row table:style-name="ro1">
          <table:table-cell table:style-name="ce4" table:formula="of:=[T1.A5]" office:value-type="string" office:string-value="C500L7">
            <text:p>C500L7</text:p>
          </table:table-cell>
          <table:table-cell table:style-name="ce9" table:formula="of:=[T1.B5]" office:value-type="string" office:string-value="S1">
            <text:p>S1</text:p>
          </table:table-cell>
          <table:table-cell table:formula="of:=[T1.C5]" office:value-type="string" office:string-value="Trav#Trav2a">
            <text:p>Trav#Trav2a</text:p>
          </table:table-cell>
          <table:table-cell table:style-name="ce9" table:formula="of:=[T1.D5]" office:value-type="string" office:string-value="Cold">
            <text:p>Cold</text:p>
          </table:table-cell>
          <table:table-cell table:style-name="ce23" table:formula="of:=MIN([T1.E5];[T2.E5];[T3.E5];[T4.E5];[T5.E5];[T6.E5];[T7.E5];[T8.E5];[T9.E5])" office:value-type="float" office:value="12865">
            <text:p>12865</text:p>
          </table:table-cell>
          <table:table-cell table:style-name="ce29" table:formula="of:=AVERAGE([T1.E5];[T2.E5];[T3.E5];[T4.E5];[T5.E5];[T6.E5];[T7.E5];[T8.E5];[T9.E5])" office:value-type="float" office:value="13079.5555555556">
            <text:p>13080</text:p>
          </table:table-cell>
          <table:table-cell table:style-name="ce34" table:formula="of:=(SUM([.O5:.W5])-MAX([.O5:.W5])-MIN([.O5:.W5]))/(COUNT([.O5:.W5])-2)" office:value-type="float" office:value="13071.8571428571">
            <text:p>13072</text:p>
          </table:table-cell>
          <table:table-cell table:style-name="ce39" table:formula="of:=MAX([T1.E5];[T2.E5];[T3.E5];[T4.E5];[T5.E5];[T6.E5];[T7.E5];[T8.E5];[T9.E5])" office:value-type="float" office:value="13348">
            <text:p>13348</text:p>
          </table:table-cell>
          <table:table-cell table:style-name="ce29" table:formula="of:=STDEV([T1.E5];[T2.E5];[T3.E5];[T4.E5];[T5.E5];[T6.E5];[T7.E5];[T8.E5];[T9.E5])" office:value-type="float" office:value="162.415448088468">
            <text:p>162</text:p>
          </table:table-cell>
          <table:table-cell table:style-name="ce46" table:formula="of:=[.I5]/[.F5]" office:value-type="percentage" office:value="0.012417505120767">
            <text:p>1%</text:p>
          </table:table-cell>
          <table:table-cell table:style-name="ce29" table:formula="of:=[AVG.H5]" office:value-type="float" office:value="2588.22222222222">
            <text:p>2588</text:p>
          </table:table-cell>
          <table:table-cell table:style-name="ce29" table:formula="of:=[AVG.I5]" office:value-type="float" office:value="0">
            <text:p>0</text:p>
          </table:table-cell>
          <table:table-cell table:style-name="ce52"/>
          <table:table-cell/>
          <table:table-cell table:style-name="ce57" table:formula="of:=[T1.E5]" office:value-type="float" office:value="12933">
            <text:p>12933</text:p>
          </table:table-cell>
          <table:table-cell table:style-name="ce61" table:formula="of:=[T2.E5]" office:value-type="float" office:value="12865">
            <text:p>12865</text:p>
          </table:table-cell>
          <table:table-cell table:style-name="ce61" table:formula="of:=[T3.E5]" office:value-type="float" office:value="13348">
            <text:p>13348</text:p>
          </table:table-cell>
          <table:table-cell table:style-name="ce61" table:formula="of:=[T4.E5]" office:value-type="float" office:value="13084">
            <text:p>13084</text:p>
          </table:table-cell>
          <table:table-cell table:style-name="ce61" table:formula="of:=[T5.E5]" office:value-type="float" office:value="13050">
            <text:p>13050</text:p>
          </table:table-cell>
          <table:table-cell table:style-name="ce61" table:formula="of:=[T6.E5]" office:value-type="float" office:value="13250">
            <text:p>13250</text:p>
          </table:table-cell>
          <table:table-cell table:style-name="ce61" table:formula="of:=[T7.E5]" office:value-type="float" office:value="13105">
            <text:p>13105</text:p>
          </table:table-cell>
          <table:table-cell table:style-name="ce61" table:formula="of:=[T8.E5]" office:value-type="float" office:value="12903">
            <text:p>12903</text:p>
          </table:table-cell>
          <table:table-cell table:style-name="ce61" table:formula="of:=[T9.E5]" office:value-type="float" office:value="13178">
            <text:p>13178</text:p>
          </table:table-cell>
        </table:table-row>
        <table:table-row table:style-name="ro1">
          <table:table-cell table:style-name="ce4" table:formula="of:=[T1.A6]" office:value-type="string" office:string-value="C500L7">
            <text:p>C500L7</text:p>
          </table:table-cell>
          <table:table-cell table:style-name="ce9" table:formula="of:=[T1.B6]" office:value-type="string" office:string-value="S1">
            <text:p>S1</text:p>
          </table:table-cell>
          <table:table-cell table:formula="of:=[T1.C6]" office:value-type="string" office:string-value="Trav#Trav2a">
            <text:p>Trav#Trav2a</text:p>
          </table:table-cell>
          <table:table-cell table:style-name="ce9" table:formula="of:=[T1.D6]" office:value-type="string" office:string-value="Hot">
            <text:p>Hot</text:p>
          </table:table-cell>
          <table:table-cell table:style-name="ce23" table:formula="of:=MIN([T1.E6];[T2.E6];[T3.E6];[T4.E6];[T5.E6];[T6.E6];[T7.E6];[T8.E6];[T9.E6])" office:value-type="float" office:value="3594">
            <text:p>3594</text:p>
          </table:table-cell>
          <table:table-cell table:style-name="ce29" table:formula="of:=AVERAGE([T1.E6];[T2.E6];[T3.E6];[T4.E6];[T5.E6];[T6.E6];[T7.E6];[T8.E6];[T9.E6])" office:value-type="float" office:value="3716.88888888889">
            <text:p>3717</text:p>
          </table:table-cell>
          <table:table-cell table:style-name="ce34" table:formula="of:=(SUM([.O6:.W6])-MAX([.O6:.W6])-MIN([.O6:.W6]))/(COUNT([.O6:.W6])-2)" office:value-type="float" office:value="3715.71428571429">
            <text:p>3716</text:p>
          </table:table-cell>
          <table:table-cell table:style-name="ce39" table:formula="of:=MAX([T1.E6];[T2.E6];[T3.E6];[T4.E6];[T5.E6];[T6.E6];[T7.E6];[T8.E6];[T9.E6])" office:value-type="float" office:value="3848">
            <text:p>3848</text:p>
          </table:table-cell>
          <table:table-cell table:style-name="ce29" table:formula="of:=STDEV([T1.E6];[T2.E6];[T3.E6];[T4.E6];[T5.E6];[T6.E6];[T7.E6];[T8.E6];[T9.E6])" office:value-type="float" office:value="93.7369250141646">
            <text:p>94</text:p>
          </table:table-cell>
          <table:table-cell table:style-name="ce46" table:formula="of:=[.I6]/[.F6]" office:value-type="percentage" office:value="0.0252191894394201">
            <text:p>3%</text:p>
          </table:table-cell>
          <table:table-cell table:style-name="ce29" table:formula="of:=[AVG.H6]" office:value-type="float" office:value="301.555555555556">
            <text:p>302</text:p>
          </table:table-cell>
          <table:table-cell table:style-name="ce29" table:formula="of:=[AVG.I6]" office:value-type="float" office:value="0">
            <text:p>0</text:p>
          </table:table-cell>
          <table:table-cell table:style-name="ce52"/>
          <table:table-cell/>
          <table:table-cell table:style-name="ce57" table:formula="of:=[T1.E6]" office:value-type="float" office:value="3763">
            <text:p>3763</text:p>
          </table:table-cell>
          <table:table-cell table:style-name="ce61" table:formula="of:=[T2.E6]" office:value-type="float" office:value="3848">
            <text:p>3848</text:p>
          </table:table-cell>
          <table:table-cell table:style-name="ce61" table:formula="of:=[T3.E6]" office:value-type="float" office:value="3595">
            <text:p>3595</text:p>
          </table:table-cell>
          <table:table-cell table:style-name="ce61" table:formula="of:=[T4.E6]" office:value-type="float" office:value="3761">
            <text:p>3761</text:p>
          </table:table-cell>
          <table:table-cell table:style-name="ce61" table:formula="of:=[T5.E6]" office:value-type="float" office:value="3768">
            <text:p>3768</text:p>
          </table:table-cell>
          <table:table-cell table:style-name="ce61" table:formula="of:=[T6.E6]" office:value-type="float" office:value="3634">
            <text:p>3634</text:p>
          </table:table-cell>
          <table:table-cell table:style-name="ce61" table:formula="of:=[T7.E6]" office:value-type="float" office:value="3808">
            <text:p>3808</text:p>
          </table:table-cell>
          <table:table-cell table:style-name="ce61" table:formula="of:=[T8.E6]" office:value-type="float" office:value="3594">
            <text:p>3594</text:p>
          </table:table-cell>
          <table:table-cell table:style-name="ce61" table:formula="of:=[T9.E6]" office:value-type="float" office:value="3681">
            <text:p>3681</text:p>
          </table:table-cell>
        </table:table-row>
        <table:table-row table:style-name="ro1">
          <table:table-cell table:style-name="ce5" table:formula="of:=[T1.A7]" office:value-type="string" office:string-value="C500L7">
            <text:p>C500L7</text:p>
          </table:table-cell>
          <table:table-cell table:style-name="ce10" table:formula="of:=[T1.B7]" office:value-type="string" office:string-value="S2">
            <text:p>S2</text:p>
          </table:table-cell>
          <table:table-cell table:style-name="ce17" table:formula="of:=[T1.C7]" office:value-type="string" office:string-value="Trav#Trav1">
            <text:p>Trav#Trav1</text:p>
          </table:table-cell>
          <table:table-cell table:style-name="ce10" table:formula="of:=[T1.D7]" office:value-type="string" office:string-value="Cold">
            <text:p>Cold</text:p>
          </table:table-cell>
          <table:table-cell table:style-name="ce24" table:formula="of:=MIN([T1.E7];[T2.E7];[T3.E7];[T4.E7];[T5.E7];[T6.E7];[T7.E7];[T8.E7];[T9.E7])" office:value-type="float" office:value="158491">
            <text:p>158491</text:p>
          </table:table-cell>
          <table:table-cell table:style-name="ce30" table:formula="of:=AVERAGE([T1.E7];[T2.E7];[T3.E7];[T4.E7];[T5.E7];[T6.E7];[T7.E7];[T8.E7];[T9.E7])" office:value-type="float" office:value="160844.888888889">
            <text:p>160845</text:p>
          </table:table-cell>
          <table:table-cell table:style-name="ce35" table:formula="of:=(SUM([.O7:.W7])-MAX([.O7:.W7])-MIN([.O7:.W7]))/(COUNT([.O7:.W7])-2)" office:value-type="float" office:value="160845.285714286">
            <text:p>160845</text:p>
          </table:table-cell>
          <table:table-cell table:style-name="ce40" table:formula="of:=MAX([T1.E7];[T2.E7];[T3.E7];[T4.E7];[T5.E7];[T6.E7];[T7.E7];[T8.E7];[T9.E7])" office:value-type="float" office:value="163196">
            <text:p>163196</text:p>
          </table:table-cell>
          <table:table-cell table:style-name="ce30" table:formula="of:=STDEV([T1.E7];[T2.E7];[T3.E7];[T4.E7];[T5.E7];[T6.E7];[T7.E7];[T8.E7];[T9.E7])" office:value-type="float" office:value="1559.5032417764">
            <text:p>1560</text:p>
          </table:table-cell>
          <table:table-cell table:style-name="ce47" table:formula="of:=[.I7]/[.F7]" office:value-type="percentage" office:value="0.0096956965965745">
            <text:p>1%</text:p>
          </table:table-cell>
          <table:table-cell table:style-name="ce30" table:formula="of:=[AVG.H7]" office:value-type="float" office:value="2593.77777777778">
            <text:p>2594</text:p>
          </table:table-cell>
          <table:table-cell table:style-name="ce30" table:formula="of:=[AVG.I7]" office:value-type="float" office:value="151405.333333333">
            <text:p>151405</text:p>
          </table:table-cell>
          <table:table-cell table:style-name="ce53" office:value-type="string">
            <text:p>(a)(c)</text:p>
          </table:table-cell>
          <table:table-cell/>
          <table:table-cell table:style-name="ce57" table:formula="of:=[T1.E7]" office:value-type="float" office:value="162031">
            <text:p>162031</text:p>
          </table:table-cell>
          <table:table-cell table:style-name="ce61" table:formula="of:=[T2.E7]" office:value-type="float" office:value="160236">
            <text:p>160236</text:p>
          </table:table-cell>
          <table:table-cell table:style-name="ce61" table:formula="of:=[T3.E7]" office:value-type="float" office:value="158558">
            <text:p>158558</text:p>
          </table:table-cell>
          <table:table-cell table:style-name="ce61" table:formula="of:=[T4.E7]" office:value-type="float" office:value="161921">
            <text:p>161921</text:p>
          </table:table-cell>
          <table:table-cell table:style-name="ce61" table:formula="of:=[T5.E7]" office:value-type="float" office:value="158491">
            <text:p>158491</text:p>
          </table:table-cell>
          <table:table-cell table:style-name="ce61" table:formula="of:=[T6.E7]" office:value-type="float" office:value="161023">
            <text:p>161023</text:p>
          </table:table-cell>
          <table:table-cell table:style-name="ce61" table:formula="of:=[T7.E7]" office:value-type="float" office:value="163196">
            <text:p>163196</text:p>
          </table:table-cell>
          <table:table-cell table:style-name="ce61" table:formula="of:=[T8.E7]" office:value-type="float" office:value="160867">
            <text:p>160867</text:p>
          </table:table-cell>
          <table:table-cell table:style-name="ce61" table:formula="of:=[T9.E7]" office:value-type="float" office:value="161281">
            <text:p>161281</text:p>
          </table:table-cell>
        </table:table-row>
        <table:table-row table:style-name="ro1">
          <table:table-cell table:style-name="ce5" table:formula="of:=[T1.A8]" office:value-type="string" office:string-value="C500L7">
            <text:p>C500L7</text:p>
          </table:table-cell>
          <table:table-cell table:style-name="ce10" table:formula="of:=[T1.B8]" office:value-type="string" office:string-value="S2">
            <text:p>S2</text:p>
          </table:table-cell>
          <table:table-cell table:style-name="ce17" table:formula="of:=[T1.C8]" office:value-type="string" office:string-value="Trav#Trav1">
            <text:p>Trav#Trav1</text:p>
          </table:table-cell>
          <table:table-cell table:style-name="ce10" table:formula="of:=[T1.D8]" office:value-type="string" office:string-value="Hot">
            <text:p>Hot</text:p>
          </table:table-cell>
          <table:table-cell table:style-name="ce24" table:formula="of:=MIN([T1.E8];[T2.E8];[T3.E8];[T4.E8];[T5.E8];[T6.E8];[T7.E8];[T8.E8];[T9.E8])" office:value-type="float" office:value="2317">
            <text:p>2317</text:p>
          </table:table-cell>
          <table:table-cell table:style-name="ce30" table:formula="of:=AVERAGE([T1.E8];[T2.E8];[T3.E8];[T4.E8];[T5.E8];[T6.E8];[T7.E8];[T8.E8];[T9.E8])" office:value-type="float" office:value="2395">
            <text:p>2395</text:p>
          </table:table-cell>
          <table:table-cell table:style-name="ce35" table:formula="of:=(SUM([.O8:.W8])-MAX([.O8:.W8])-MIN([.O8:.W8]))/(COUNT([.O8:.W8])-2)" office:value-type="float" office:value="2399.85714285714">
            <text:p>2400</text:p>
          </table:table-cell>
          <table:table-cell table:style-name="ce40" table:formula="of:=MAX([T1.E8];[T2.E8];[T3.E8];[T4.E8];[T5.E8];[T6.E8];[T7.E8];[T8.E8];[T9.E8])" office:value-type="float" office:value="2439">
            <text:p>2439</text:p>
          </table:table-cell>
          <table:table-cell table:style-name="ce30" table:formula="of:=STDEV([T1.E8];[T2.E8];[T3.E8];[T4.E8];[T5.E8];[T6.E8];[T7.E8];[T8.E8];[T9.E8])" office:value-type="float" office:value="43.6835209203654">
            <text:p>44</text:p>
          </table:table-cell>
          <table:table-cell table:style-name="ce47" table:formula="of:=[.I8]/[.F8]" office:value-type="percentage" office:value="0.0182394659375221">
            <text:p>2%</text:p>
          </table:table-cell>
          <table:table-cell table:style-name="ce30" table:formula="of:=[AVG.H8]" office:value-type="float" office:value="0">
            <text:p>0</text:p>
          </table:table-cell>
          <table:table-cell table:style-name="ce30" table:formula="of:=[AVG.I8]" office:value-type="float" office:value="0">
            <text:p>0</text:p>
          </table:table-cell>
          <table:table-cell table:style-name="ce53"/>
          <table:table-cell/>
          <table:table-cell table:style-name="ce57" table:formula="of:=[T1.E8]" office:value-type="float" office:value="2439">
            <text:p>2439</text:p>
          </table:table-cell>
          <table:table-cell table:style-name="ce61" table:formula="of:=[T2.E8]" office:value-type="float" office:value="2317">
            <text:p>2317</text:p>
          </table:table-cell>
          <table:table-cell table:style-name="ce61" table:formula="of:=[T3.E8]" office:value-type="float" office:value="2429">
            <text:p>2429</text:p>
          </table:table-cell>
          <table:table-cell table:style-name="ce61" table:formula="of:=[T4.E8]" office:value-type="float" office:value="2343">
            <text:p>2343</text:p>
          </table:table-cell>
          <table:table-cell table:style-name="ce61" table:formula="of:=[T5.E8]" office:value-type="float" office:value="2399">
            <text:p>2399</text:p>
          </table:table-cell>
          <table:table-cell table:style-name="ce61" table:formula="of:=[T6.E8]" office:value-type="float" office:value="2387">
            <text:p>2387</text:p>
          </table:table-cell>
          <table:table-cell table:style-name="ce61" table:formula="of:=[T7.E8]" office:value-type="float" office:value="2430">
            <text:p>2430</text:p>
          </table:table-cell>
          <table:table-cell table:style-name="ce61" table:formula="of:=[T8.E8]" office:value-type="float" office:value="2436">
            <text:p>2436</text:p>
          </table:table-cell>
          <table:table-cell table:style-name="ce61" table:formula="of:=[T9.E8]" office:value-type="float" office:value="2375">
            <text:p>2375</text:p>
          </table:table-cell>
        </table:table-row>
        <table:table-row table:style-name="ro1">
          <table:table-cell table:style-name="ce5" table:formula="of:=[T1.A9]" office:value-type="string" office:string-value="C500L7">
            <text:p>C500L7</text:p>
          </table:table-cell>
          <table:table-cell table:style-name="ce10" table:formula="of:=[T1.B9]" office:value-type="string" office:string-value="S2">
            <text:p>S2</text:p>
          </table:table-cell>
          <table:table-cell table:style-name="ce17" table:formula="of:=[T1.C9]" office:value-type="string" office:string-value="Trav#Trav2a">
            <text:p>Trav#Trav2a</text:p>
          </table:table-cell>
          <table:table-cell table:style-name="ce10" table:formula="of:=[T1.D9]" office:value-type="string" office:string-value="Cold">
            <text:p>Cold</text:p>
          </table:table-cell>
          <table:table-cell table:style-name="ce24" table:formula="of:=MIN([T1.E9];[T2.E9];[T3.E9];[T4.E9];[T5.E9];[T6.E9];[T7.E9];[T8.E9];[T9.E9])" office:value-type="float" office:value="251416">
            <text:p>251416</text:p>
          </table:table-cell>
          <table:table-cell table:style-name="ce30" table:formula="of:=AVERAGE([T1.E9];[T2.E9];[T3.E9];[T4.E9];[T5.E9];[T6.E9];[T7.E9];[T8.E9];[T9.E9])" office:value-type="float" office:value="261305.555555556">
            <text:p>261306</text:p>
          </table:table-cell>
          <table:table-cell table:style-name="ce35" table:formula="of:=(SUM([.O9:.W9])-MAX([.O9:.W9])-MIN([.O9:.W9]))/(COUNT([.O9:.W9])-2)" office:value-type="float" office:value="261243.571428571">
            <text:p>261244</text:p>
          </table:table-cell>
          <table:table-cell table:style-name="ce40" table:formula="of:=MAX([T1.E9];[T2.E9];[T3.E9];[T4.E9];[T5.E9];[T6.E9];[T7.E9];[T8.E9];[T9.E9])" office:value-type="float" office:value="271629">
            <text:p>271629</text:p>
          </table:table-cell>
          <table:table-cell table:style-name="ce30" table:formula="of:=STDEV([T1.E9];[T2.E9];[T3.E9];[T4.E9];[T5.E9];[T6.E9];[T7.E9];[T8.E9];[T9.E9])" office:value-type="float" office:value="5856.14666634791">
            <text:p>5856</text:p>
          </table:table-cell>
          <table:table-cell table:style-name="ce47" table:formula="of:=[.I9]/[.F9]" office:value-type="percentage" office:value="0.0224111066215079">
            <text:p>2%</text:p>
          </table:table-cell>
          <table:table-cell table:style-name="ce30" table:formula="of:=[AVG.H9]" office:value-type="float" office:value="2770">
            <text:p>2770</text:p>
          </table:table-cell>
          <table:table-cell table:style-name="ce30" table:formula="of:=[AVG.I9]" office:value-type="float" office:value="154962.444444444">
            <text:p>154962</text:p>
          </table:table-cell>
          <table:table-cell table:style-name="ce53" office:value-type="string">
            <text:p>(a)(c)</text:p>
          </table:table-cell>
          <table:table-cell/>
          <table:table-cell table:style-name="ce57" table:formula="of:=[T1.E9]" office:value-type="float" office:value="264865">
            <text:p>264865</text:p>
          </table:table-cell>
          <table:table-cell table:style-name="ce61" table:formula="of:=[T2.E9]" office:value-type="float" office:value="266352">
            <text:p>266352</text:p>
          </table:table-cell>
          <table:table-cell table:style-name="ce61" table:formula="of:=[T3.E9]" office:value-type="float" office:value="257082">
            <text:p>257082</text:p>
          </table:table-cell>
          <table:table-cell table:style-name="ce61" table:formula="of:=[T4.E9]" office:value-type="float" office:value="258456">
            <text:p>258456</text:p>
          </table:table-cell>
          <table:table-cell table:style-name="ce61" table:formula="of:=[T5.E9]" office:value-type="float" office:value="258966">
            <text:p>258966</text:p>
          </table:table-cell>
          <table:table-cell table:style-name="ce61" table:formula="of:=[T6.E9]" office:value-type="float" office:value="251416">
            <text:p>251416</text:p>
          </table:table-cell>
          <table:table-cell table:style-name="ce61" table:formula="of:=[T7.E9]" office:value-type="float" office:value="261905">
            <text:p>261905</text:p>
          </table:table-cell>
          <table:table-cell table:style-name="ce61" table:formula="of:=[T8.E9]" office:value-type="float" office:value="261079">
            <text:p>261079</text:p>
          </table:table-cell>
          <table:table-cell table:style-name="ce61" table:formula="of:=[T9.E9]" office:value-type="float" office:value="271629">
            <text:p>271629</text:p>
          </table:table-cell>
        </table:table-row>
        <table:table-row table:style-name="ro1">
          <table:table-cell table:style-name="ce5" table:formula="of:=[T1.A10]" office:value-type="string" office:string-value="C500L7">
            <text:p>C500L7</text:p>
          </table:table-cell>
          <table:table-cell table:style-name="ce10" table:formula="of:=[T1.B10]" office:value-type="string" office:string-value="S2">
            <text:p>S2</text:p>
          </table:table-cell>
          <table:table-cell table:style-name="ce17" table:formula="of:=[T1.C10]" office:value-type="string" office:string-value="Trav#Trav2a">
            <text:p>Trav#Trav2a</text:p>
          </table:table-cell>
          <table:table-cell table:style-name="ce10" table:formula="of:=[T1.D10]" office:value-type="string" office:string-value="Hot">
            <text:p>Hot</text:p>
          </table:table-cell>
          <table:table-cell table:style-name="ce24" table:formula="of:=MIN([T1.E10];[T2.E10];[T3.E10];[T4.E10];[T5.E10];[T6.E10];[T7.E10];[T8.E10];[T9.E10])" office:value-type="float" office:value="84216">
            <text:p>84216</text:p>
          </table:table-cell>
          <table:table-cell table:style-name="ce30" table:formula="of:=AVERAGE([T1.E10];[T2.E10];[T3.E10];[T4.E10];[T5.E10];[T6.E10];[T7.E10];[T8.E10];[T9.E10])" office:value-type="float" office:value="86273.4444444444">
            <text:p>86273</text:p>
          </table:table-cell>
          <table:table-cell table:style-name="ce35" table:formula="of:=(SUM([.O10:.W10])-MAX([.O10:.W10])-MIN([.O10:.W10]))/(COUNT([.O10:.W10])-2)" office:value-type="float" office:value="86164.4285714286">
            <text:p>86164</text:p>
          </table:table-cell>
          <table:table-cell table:style-name="ce40" table:formula="of:=MAX([T1.E10];[T2.E10];[T3.E10];[T4.E10];[T5.E10];[T6.E10];[T7.E10];[T8.E10];[T9.E10])" office:value-type="float" office:value="89094">
            <text:p>89094</text:p>
          </table:table-cell>
          <table:table-cell table:style-name="ce30" table:formula="of:=STDEV([T1.E10];[T2.E10];[T3.E10];[T4.E10];[T5.E10];[T6.E10];[T7.E10];[T8.E10];[T9.E10])" office:value-type="float" office:value="1826.93377761149">
            <text:p>1827</text:p>
          </table:table-cell>
          <table:table-cell table:style-name="ce47" table:formula="of:=[.I10]/[.F10]" office:value-type="percentage" office:value="0.0211760848239685">
            <text:p>2%</text:p>
          </table:table-cell>
          <table:table-cell table:style-name="ce30" table:formula="of:=[AVG.H10]" office:value-type="float" office:value="458.444444444444">
            <text:p>458</text:p>
          </table:table-cell>
          <table:table-cell table:style-name="ce30" table:formula="of:=[AVG.I10]" office:value-type="float" office:value="0">
            <text:p>0</text:p>
          </table:table-cell>
          <table:table-cell table:style-name="ce53" office:value-type="string">
            <text:p>(a)(c)</text:p>
          </table:table-cell>
          <table:table-cell/>
          <table:table-cell table:style-name="ce57" table:formula="of:=[T1.E10]" office:value-type="float" office:value="88195">
            <text:p>88195</text:p>
          </table:table-cell>
          <table:table-cell table:style-name="ce61" table:formula="of:=[T2.E10]" office:value-type="float" office:value="84678">
            <text:p>84678</text:p>
          </table:table-cell>
          <table:table-cell table:style-name="ce61" table:formula="of:=[T3.E10]" office:value-type="float" office:value="86593">
            <text:p>86593</text:p>
          </table:table-cell>
          <table:table-cell table:style-name="ce61" table:formula="of:=[T4.E10]" office:value-type="float" office:value="85030">
            <text:p>85030</text:p>
          </table:table-cell>
          <table:table-cell table:style-name="ce61" table:formula="of:=[T5.E10]" office:value-type="float" office:value="84216">
            <text:p>84216</text:p>
          </table:table-cell>
          <table:table-cell table:style-name="ce61" table:formula="of:=[T6.E10]" office:value-type="float" office:value="84425">
            <text:p>84425</text:p>
          </table:table-cell>
          <table:table-cell table:style-name="ce61" table:formula="of:=[T7.E10]" office:value-type="float" office:value="86168">
            <text:p>86168</text:p>
          </table:table-cell>
          <table:table-cell table:style-name="ce61" table:formula="of:=[T8.E10]" office:value-type="float" office:value="89094">
            <text:p>89094</text:p>
          </table:table-cell>
          <table:table-cell table:style-name="ce61" table:formula="of:=[T9.E10]" office:value-type="float" office:value="88062">
            <text:p>88062</text:p>
          </table:table-cell>
        </table:table-row>
        <table:table-row table:style-name="ro1">
          <table:table-cell table:style-name="ce4" table:formula="of:=[T1.A11]" office:value-type="string" office:string-value="C500L7">
            <text:p>C500L7</text:p>
          </table:table-cell>
          <table:table-cell table:style-name="ce9" table:formula="of:=[T1.B11]" office:value-type="string" office:string-value="S3">
            <text:p>S3</text:p>
          </table:table-cell>
          <table:table-cell table:formula="of:=[T1.C11]" office:value-type="string" office:string-value="Trav#Trav1">
            <text:p>Trav#Trav1</text:p>
          </table:table-cell>
          <table:table-cell table:style-name="ce9" table:formula="of:=[T1.D11]" office:value-type="string" office:string-value="Cold">
            <text:p>Cold</text:p>
          </table:table-cell>
          <table:table-cell table:style-name="ce23" table:formula="of:=MIN([T1.E11];[T2.E11];[T3.E11];[T4.E11];[T5.E11];[T6.E11];[T7.E11];[T8.E11];[T9.E11])" office:value-type="float" office:value="145464">
            <text:p>145464</text:p>
          </table:table-cell>
          <table:table-cell table:style-name="ce29" table:formula="of:=AVERAGE([T1.E11];[T2.E11];[T3.E11];[T4.E11];[T5.E11];[T6.E11];[T7.E11];[T8.E11];[T9.E11])" office:value-type="float" office:value="147109.444444444">
            <text:p>147109</text:p>
          </table:table-cell>
          <table:table-cell table:style-name="ce34" table:formula="of:=(SUM([.O11:.W11])-MAX([.O11:.W11])-MIN([.O11:.W11]))/(COUNT([.O11:.W11])-2)" office:value-type="float" office:value="146980.142857143">
            <text:p>146980</text:p>
          </table:table-cell>
          <table:table-cell table:style-name="ce39" table:formula="of:=MAX([T1.E11];[T2.E11];[T3.E11];[T4.E11];[T5.E11];[T6.E11];[T7.E11];[T8.E11];[T9.E11])" office:value-type="float" office:value="149660">
            <text:p>149660</text:p>
          </table:table-cell>
          <table:table-cell table:style-name="ce29" table:formula="of:=STDEV([T1.E11];[T2.E11];[T3.E11];[T4.E11];[T5.E11];[T6.E11];[T7.E11];[T8.E11];[T9.E11])" office:value-type="float" office:value="1303.53961496296">
            <text:p>1304</text:p>
          </table:table-cell>
          <table:table-cell table:style-name="ce46" table:formula="of:=[.I11]/[.F11]" office:value-type="percentage" office:value="0.00886101922202036">
            <text:p>1%</text:p>
          </table:table-cell>
          <table:table-cell table:style-name="ce29" table:formula="of:=[AVG.H11]" office:value-type="float" office:value="2750.11111111111">
            <text:p>2750</text:p>
          </table:table-cell>
          <table:table-cell table:style-name="ce29" table:formula="of:=[AVG.I11]" office:value-type="float" office:value="137459.111111111">
            <text:p>137459</text:p>
          </table:table-cell>
          <table:table-cell table:style-name="ce52" office:value-type="string">
            <text:p>(b)(g)</text:p>
          </table:table-cell>
          <table:table-cell/>
          <table:table-cell table:style-name="ce57" table:formula="of:=[T1.E11]" office:value-type="float" office:value="147364">
            <text:p>147364</text:p>
          </table:table-cell>
          <table:table-cell table:style-name="ce61" table:formula="of:=[T2.E11]" office:value-type="float" office:value="147839">
            <text:p>147839</text:p>
          </table:table-cell>
          <table:table-cell table:style-name="ce61" table:formula="of:=[T3.E11]" office:value-type="float" office:value="147222">
            <text:p>147222</text:p>
          </table:table-cell>
          <table:table-cell table:style-name="ce61" table:formula="of:=[T4.E11]" office:value-type="float" office:value="145720">
            <text:p>145720</text:p>
          </table:table-cell>
          <table:table-cell table:style-name="ce61" table:formula="of:=[T5.E11]" office:value-type="float" office:value="145464">
            <text:p>145464</text:p>
          </table:table-cell>
          <table:table-cell table:style-name="ce61" table:formula="of:=[T6.E11]" office:value-type="float" office:value="149660">
            <text:p>149660</text:p>
          </table:table-cell>
          <table:table-cell table:style-name="ce61" table:formula="of:=[T7.E11]" office:value-type="float" office:value="146305">
            <text:p>146305</text:p>
          </table:table-cell>
          <table:table-cell table:style-name="ce61" table:formula="of:=[T8.E11]" office:value-type="float" office:value="146439">
            <text:p>146439</text:p>
          </table:table-cell>
          <table:table-cell table:style-name="ce61" table:formula="of:=[T9.E11]" office:value-type="float" office:value="147972">
            <text:p>147972</text:p>
          </table:table-cell>
        </table:table-row>
        <table:table-row table:style-name="ro1">
          <table:table-cell table:style-name="ce4" table:formula="of:=[T1.A12]" office:value-type="string" office:string-value="C500L7">
            <text:p>C500L7</text:p>
          </table:table-cell>
          <table:table-cell table:style-name="ce9" table:formula="of:=[T1.B12]" office:value-type="string" office:string-value="S3">
            <text:p>S3</text:p>
          </table:table-cell>
          <table:table-cell table:formula="of:=[T1.C12]" office:value-type="string" office:string-value="Trav#Trav1">
            <text:p>Trav#Trav1</text:p>
          </table:table-cell>
          <table:table-cell table:style-name="ce9" table:formula="of:=[T1.D12]" office:value-type="string" office:string-value="Hot">
            <text:p>Hot</text:p>
          </table:table-cell>
          <table:table-cell table:style-name="ce23" table:formula="of:=MIN([T1.E12];[T2.E12];[T3.E12];[T4.E12];[T5.E12];[T6.E12];[T7.E12];[T8.E12];[T9.E12])" office:value-type="float" office:value="2246">
            <text:p>2246</text:p>
          </table:table-cell>
          <table:table-cell table:style-name="ce29" table:formula="of:=AVERAGE([T1.E12];[T2.E12];[T3.E12];[T4.E12];[T5.E12];[T6.E12];[T7.E12];[T8.E12];[T9.E12])" office:value-type="float" office:value="2365.66666666667">
            <text:p>2366</text:p>
          </table:table-cell>
          <table:table-cell table:style-name="ce34" table:formula="of:=(SUM([.O12:.W12])-MAX([.O12:.W12])-MIN([.O12:.W12]))/(COUNT([.O12:.W12])-2)" office:value-type="float" office:value="2374.71428571429">
            <text:p>2375</text:p>
          </table:table-cell>
          <table:table-cell table:style-name="ce39" table:formula="of:=MAX([T1.E12];[T2.E12];[T3.E12];[T4.E12];[T5.E12];[T6.E12];[T7.E12];[T8.E12];[T9.E12])" office:value-type="float" office:value="2422">
            <text:p>2422</text:p>
          </table:table-cell>
          <table:table-cell table:style-name="ce29" table:formula="of:=STDEV([T1.E12];[T2.E12];[T3.E12];[T4.E12];[T5.E12];[T6.E12];[T7.E12];[T8.E12];[T9.E12])" office:value-type="float" office:value="52.1008637164491">
            <text:p>52</text:p>
          </table:table-cell>
          <table:table-cell table:style-name="ce46" table:formula="of:=[.I12]/[.F12]" office:value-type="percentage" office:value="0.0220237552697403">
            <text:p>2%</text:p>
          </table:table-cell>
          <table:table-cell table:style-name="ce29" table:formula="of:=[AVG.H12]" office:value-type="float" office:value="0">
            <text:p>0</text:p>
          </table:table-cell>
          <table:table-cell table:style-name="ce29" table:formula="of:=[AVG.I12]" office:value-type="float" office:value="0">
            <text:p>0</text:p>
          </table:table-cell>
          <table:table-cell table:style-name="ce52"/>
          <table:table-cell/>
          <table:table-cell table:style-name="ce57" table:formula="of:=[T1.E12]" office:value-type="float" office:value="2385">
            <text:p>2385</text:p>
          </table:table-cell>
          <table:table-cell table:style-name="ce61" table:formula="of:=[T2.E12]" office:value-type="float" office:value="2246">
            <text:p>2246</text:p>
          </table:table-cell>
          <table:table-cell table:style-name="ce61" table:formula="of:=[T3.E12]" office:value-type="float" office:value="2422">
            <text:p>2422</text:p>
          </table:table-cell>
          <table:table-cell table:style-name="ce61" table:formula="of:=[T4.E12]" office:value-type="float" office:value="2385">
            <text:p>2385</text:p>
          </table:table-cell>
          <table:table-cell table:style-name="ce61" table:formula="of:=[T5.E12]" office:value-type="float" office:value="2383">
            <text:p>2383</text:p>
          </table:table-cell>
          <table:table-cell table:style-name="ce61" table:formula="of:=[T6.E12]" office:value-type="float" office:value="2408">
            <text:p>2408</text:p>
          </table:table-cell>
          <table:table-cell table:style-name="ce61" table:formula="of:=[T7.E12]" office:value-type="float" office:value="2331">
            <text:p>2331</text:p>
          </table:table-cell>
          <table:table-cell table:style-name="ce61" table:formula="of:=[T8.E12]" office:value-type="float" office:value="2356">
            <text:p>2356</text:p>
          </table:table-cell>
          <table:table-cell table:style-name="ce61" table:formula="of:=[T9.E12]" office:value-type="float" office:value="2375">
            <text:p>2375</text:p>
          </table:table-cell>
        </table:table-row>
        <table:table-row table:style-name="ro1">
          <table:table-cell table:style-name="ce4" table:formula="of:=[T1.A13]" office:value-type="string" office:string-value="C500L7">
            <text:p>C500L7</text:p>
          </table:table-cell>
          <table:table-cell table:style-name="ce9" table:formula="of:=[T1.B13]" office:value-type="string" office:string-value="S3">
            <text:p>S3</text:p>
          </table:table-cell>
          <table:table-cell table:formula="of:=[T1.C13]" office:value-type="string" office:string-value="Trav#Trav2a">
            <text:p>Trav#Trav2a</text:p>
          </table:table-cell>
          <table:table-cell table:style-name="ce9" table:formula="of:=[T1.D13]" office:value-type="string" office:string-value="Cold">
            <text:p>Cold</text:p>
          </table:table-cell>
          <table:table-cell table:style-name="ce23" table:formula="of:=MIN([T1.E13];[T2.E13];[T3.E13];[T4.E13];[T5.E13];[T6.E13];[T7.E13];[T8.E13];[T9.E13])" office:value-type="float" office:value="148378">
            <text:p>148378</text:p>
          </table:table-cell>
          <table:table-cell table:style-name="ce29" table:formula="of:=AVERAGE([T1.E13];[T2.E13];[T3.E13];[T4.E13];[T5.E13];[T6.E13];[T7.E13];[T8.E13];[T9.E13])" office:value-type="float" office:value="152825.555555556">
            <text:p>152826</text:p>
          </table:table-cell>
          <table:table-cell table:style-name="ce34" table:formula="of:=(SUM([.O13:.W13])-MAX([.O13:.W13])-MIN([.O13:.W13]))/(COUNT([.O13:.W13])-2)" office:value-type="float" office:value="151267.571428571">
            <text:p>151268</text:p>
          </table:table-cell>
          <table:table-cell table:style-name="ce39" table:formula="of:=MAX([T1.E13];[T2.E13];[T3.E13];[T4.E13];[T5.E13];[T6.E13];[T7.E13];[T8.E13];[T9.E13])" office:value-type="float" office:value="168179">
            <text:p>168179</text:p>
          </table:table-cell>
          <table:table-cell table:style-name="ce29" table:formula="of:=STDEV([T1.E13];[T2.E13];[T3.E13];[T4.E13];[T5.E13];[T6.E13];[T7.E13];[T8.E13];[T9.E13])" office:value-type="float" office:value="6204.66463862293">
            <text:p>6205</text:p>
          </table:table-cell>
          <table:table-cell table:style-name="ce46" table:formula="of:=[.I13]/[.F13]" office:value-type="percentage" office:value="0.0405996537429068">
            <text:p>4%</text:p>
          </table:table-cell>
          <table:table-cell table:style-name="ce29" table:formula="of:=[AVG.H13]" office:value-type="float" office:value="3024.88888888889">
            <text:p>3025</text:p>
          </table:table-cell>
          <table:table-cell table:style-name="ce29" table:formula="of:=[AVG.I13]" office:value-type="float" office:value="141583.333333333">
            <text:p>141583</text:p>
          </table:table-cell>
          <table:table-cell table:style-name="ce52" office:value-type="string">
            <text:p>(b)(g)</text:p>
          </table:table-cell>
          <table:table-cell/>
          <table:table-cell table:style-name="ce57" table:formula="of:=[T1.E13]" office:value-type="float" office:value="153892">
            <text:p>153892</text:p>
          </table:table-cell>
          <table:table-cell table:style-name="ce61" table:formula="of:=[T2.E13]" office:value-type="float" office:value="148378">
            <text:p>148378</text:p>
          </table:table-cell>
          <table:table-cell table:style-name="ce61" table:formula="of:=[T3.E13]" office:value-type="float" office:value="148931">
            <text:p>148931</text:p>
          </table:table-cell>
          <table:table-cell table:style-name="ce61" table:formula="of:=[T4.E13]" office:value-type="float" office:value="148690">
            <text:p>148690</text:p>
          </table:table-cell>
          <table:table-cell table:style-name="ce61" table:formula="of:=[T5.E13]" office:value-type="float" office:value="150324">
            <text:p>150324</text:p>
          </table:table-cell>
          <table:table-cell table:style-name="ce61" table:formula="of:=[T6.E13]" office:value-type="float" office:value="168179">
            <text:p>168179</text:p>
          </table:table-cell>
          <table:table-cell table:style-name="ce61" table:formula="of:=[T7.E13]" office:value-type="float" office:value="149606">
            <text:p>149606</text:p>
          </table:table-cell>
          <table:table-cell table:style-name="ce61" table:formula="of:=[T8.E13]" office:value-type="float" office:value="153059">
            <text:p>153059</text:p>
          </table:table-cell>
          <table:table-cell table:style-name="ce61" table:formula="of:=[T9.E13]" office:value-type="float" office:value="154371">
            <text:p>154371</text:p>
          </table:table-cell>
        </table:table-row>
        <table:table-row table:style-name="ro1">
          <table:table-cell table:style-name="ce4" table:formula="of:=[T1.A14]" office:value-type="string" office:string-value="C500L7">
            <text:p>C500L7</text:p>
          </table:table-cell>
          <table:table-cell table:style-name="ce9" table:formula="of:=[T1.B14]" office:value-type="string" office:string-value="S3">
            <text:p>S3</text:p>
          </table:table-cell>
          <table:table-cell table:formula="of:=[T1.C14]" office:value-type="string" office:string-value="Trav#Trav2a">
            <text:p>Trav#Trav2a</text:p>
          </table:table-cell>
          <table:table-cell table:style-name="ce9" table:formula="of:=[T1.D14]" office:value-type="string" office:string-value="Hot">
            <text:p>Hot</text:p>
          </table:table-cell>
          <table:table-cell table:style-name="ce23" table:formula="of:=MIN([T1.E14];[T2.E14];[T3.E14];[T4.E14];[T5.E14];[T6.E14];[T7.E14];[T8.E14];[T9.E14])" office:value-type="float" office:value="3293">
            <text:p>3293</text:p>
          </table:table-cell>
          <table:table-cell table:style-name="ce29" table:formula="of:=AVERAGE([T1.E14];[T2.E14];[T3.E14];[T4.E14];[T5.E14];[T6.E14];[T7.E14];[T8.E14];[T9.E14])" office:value-type="float" office:value="3429.88888888889">
            <text:p>3430</text:p>
          </table:table-cell>
          <table:table-cell table:style-name="ce34" table:formula="of:=(SUM([.O14:.W14])-MAX([.O14:.W14])-MIN([.O14:.W14]))/(COUNT([.O14:.W14])-2)" office:value-type="float" office:value="3422.85714285714">
            <text:p>3423</text:p>
          </table:table-cell>
          <table:table-cell table:style-name="ce39" table:formula="of:=MAX([T1.E14];[T2.E14];[T3.E14];[T4.E14];[T5.E14];[T6.E14];[T7.E14];[T8.E14];[T9.E14])" office:value-type="float" office:value="3616">
            <text:p>3616</text:p>
          </table:table-cell>
          <table:table-cell table:style-name="ce29" table:formula="of:=STDEV([T1.E14];[T2.E14];[T3.E14];[T4.E14];[T5.E14];[T6.E14];[T7.E14];[T8.E14];[T9.E14])" office:value-type="float" office:value="90.9112815392628">
            <text:p>91</text:p>
          </table:table-cell>
          <table:table-cell table:style-name="ce46" table:formula="of:=[.I14]/[.F14]" office:value-type="percentage" office:value="0.026505605424645">
            <text:p>3%</text:p>
          </table:table-cell>
          <table:table-cell table:style-name="ce29" table:formula="of:=[AVG.H14]" office:value-type="float" office:value="297.222222222222">
            <text:p>297</text:p>
          </table:table-cell>
          <table:table-cell table:style-name="ce29" table:formula="of:=[AVG.I14]" office:value-type="float" office:value="0">
            <text:p>0</text:p>
          </table:table-cell>
          <table:table-cell table:style-name="ce52" office:value-type="string">
            <text:p>(b)(g)</text:p>
          </table:table-cell>
          <table:table-cell/>
          <table:table-cell table:style-name="ce57" table:formula="of:=[T1.E14]" office:value-type="float" office:value="3436">
            <text:p>3436</text:p>
          </table:table-cell>
          <table:table-cell table:style-name="ce61" table:formula="of:=[T2.E14]" office:value-type="float" office:value="3293">
            <text:p>3293</text:p>
          </table:table-cell>
          <table:table-cell table:style-name="ce61" table:formula="of:=[T3.E14]" office:value-type="float" office:value="3386">
            <text:p>3386</text:p>
          </table:table-cell>
          <table:table-cell table:style-name="ce61" table:formula="of:=[T4.E14]" office:value-type="float" office:value="3432">
            <text:p>3432</text:p>
          </table:table-cell>
          <table:table-cell table:style-name="ce61" table:formula="of:=[T5.E14]" office:value-type="float" office:value="3483">
            <text:p>3483</text:p>
          </table:table-cell>
          <table:table-cell table:style-name="ce61" table:formula="of:=[T6.E14]" office:value-type="float" office:value="3450">
            <text:p>3450</text:p>
          </table:table-cell>
          <table:table-cell table:style-name="ce61" table:formula="of:=[T7.E14]" office:value-type="float" office:value="3343">
            <text:p>3343</text:p>
          </table:table-cell>
          <table:table-cell table:style-name="ce61" table:formula="of:=[T8.E14]" office:value-type="float" office:value="3616">
            <text:p>3616</text:p>
          </table:table-cell>
          <table:table-cell table:style-name="ce61" table:formula="of:=[T9.E14]" office:value-type="float" office:value="3430">
            <text:p>3430</text:p>
          </table:table-cell>
        </table:table-row>
        <table:table-row table:style-name="ro1">
          <table:table-cell table:style-name="ce5" table:formula="of:=[T1.A15]" office:value-type="string" office:string-value="C500L7">
            <text:p>C500L7</text:p>
          </table:table-cell>
          <table:table-cell table:style-name="ce10" table:formula="of:=[T1.B15]" office:value-type="string" office:string-value="S4">
            <text:p>S4</text:p>
          </table:table-cell>
          <table:table-cell table:style-name="ce17" table:formula="of:=[T1.C15]" office:value-type="string" office:string-value="Trav#Trav1">
            <text:p>Trav#Trav1</text:p>
          </table:table-cell>
          <table:table-cell table:style-name="ce10" table:formula="of:=[T1.D15]" office:value-type="string" office:string-value="Cold">
            <text:p>Cold</text:p>
          </table:table-cell>
          <table:table-cell table:style-name="ce24" table:formula="of:=MIN([T1.E15];[T2.E15];[T3.E15];[T4.E15];[T5.E15];[T6.E15];[T7.E15];[T8.E15];[T9.E15])" office:value-type="float" office:value="145559">
            <text:p>145559</text:p>
          </table:table-cell>
          <table:table-cell table:style-name="ce30" table:formula="of:=AVERAGE([T1.E15];[T2.E15];[T3.E15];[T4.E15];[T5.E15];[T6.E15];[T7.E15];[T8.E15];[T9.E15])" office:value-type="float" office:value="147342.111111111">
            <text:p>147342</text:p>
          </table:table-cell>
          <table:table-cell table:style-name="ce35" table:formula="of:=(SUM([.O15:.W15])-MAX([.O15:.W15])-MIN([.O15:.W15]))/(COUNT([.O15:.W15])-2)" office:value-type="float" office:value="147208.428571429">
            <text:p>147208</text:p>
          </table:table-cell>
          <table:table-cell table:style-name="ce40" table:formula="of:=MAX([T1.E15];[T2.E15];[T3.E15];[T4.E15];[T5.E15];[T6.E15];[T7.E15];[T8.E15];[T9.E15])" office:value-type="float" office:value="150061">
            <text:p>150061</text:p>
          </table:table-cell>
          <table:table-cell table:style-name="ce30" table:formula="of:=STDEV([T1.E15];[T2.E15];[T3.E15];[T4.E15];[T5.E15];[T6.E15];[T7.E15];[T8.E15];[T9.E15])" office:value-type="float" office:value="1574.42707392598">
            <text:p>1574</text:p>
          </table:table-cell>
          <table:table-cell table:style-name="ce47" table:formula="of:=[.I15]/[.F15]" office:value-type="percentage" office:value="0.0106855199918962">
            <text:p>1%</text:p>
          </table:table-cell>
          <table:table-cell table:style-name="ce30" table:formula="of:=[AVG.H15]" office:value-type="float" office:value="2705.44444444444">
            <text:p>2705</text:p>
          </table:table-cell>
          <table:table-cell table:style-name="ce30" table:formula="of:=[AVG.I15]" office:value-type="float" office:value="137556">
            <text:p>137556</text:p>
          </table:table-cell>
          <table:table-cell table:style-name="ce53" office:value-type="string">
            <text:p>(e)</text:p>
          </table:table-cell>
          <table:table-cell/>
          <table:table-cell table:style-name="ce57" table:formula="of:=[T1.E15]" office:value-type="float" office:value="148615">
            <text:p>148615</text:p>
          </table:table-cell>
          <table:table-cell table:style-name="ce61" table:formula="of:=[T2.E15]" office:value-type="float" office:value="150061">
            <text:p>150061</text:p>
          </table:table-cell>
          <table:table-cell table:style-name="ce61" table:formula="of:=[T3.E15]" office:value-type="float" office:value="147581">
            <text:p>147581</text:p>
          </table:table-cell>
          <table:table-cell table:style-name="ce61" table:formula="of:=[T4.E15]" office:value-type="float" office:value="145776">
            <text:p>145776</text:p>
          </table:table-cell>
          <table:table-cell table:style-name="ce61" table:formula="of:=[T5.E15]" office:value-type="float" office:value="147204">
            <text:p>147204</text:p>
          </table:table-cell>
          <table:table-cell table:style-name="ce61" table:formula="of:=[T6.E15]" office:value-type="float" office:value="146155">
            <text:p>146155</text:p>
          </table:table-cell>
          <table:table-cell table:style-name="ce61" table:formula="of:=[T7.E15]" office:value-type="float" office:value="146222">
            <text:p>146222</text:p>
          </table:table-cell>
          <table:table-cell table:style-name="ce61" table:formula="of:=[T8.E15]" office:value-type="float" office:value="148906">
            <text:p>148906</text:p>
          </table:table-cell>
          <table:table-cell table:style-name="ce61" table:formula="of:=[T9.E15]" office:value-type="float" office:value="145559">
            <text:p>145559</text:p>
          </table:table-cell>
        </table:table-row>
        <table:table-row table:style-name="ro1">
          <table:table-cell table:style-name="ce5" table:formula="of:=[T1.A16]" office:value-type="string" office:string-value="C500L7">
            <text:p>C500L7</text:p>
          </table:table-cell>
          <table:table-cell table:style-name="ce10" table:formula="of:=[T1.B16]" office:value-type="string" office:string-value="S4">
            <text:p>S4</text:p>
          </table:table-cell>
          <table:table-cell table:style-name="ce17" table:formula="of:=[T1.C16]" office:value-type="string" office:string-value="Trav#Trav1">
            <text:p>Trav#Trav1</text:p>
          </table:table-cell>
          <table:table-cell table:style-name="ce10" table:formula="of:=[T1.D16]" office:value-type="string" office:string-value="Hot">
            <text:p>Hot</text:p>
          </table:table-cell>
          <table:table-cell table:style-name="ce24" table:formula="of:=MIN([T1.E16];[T2.E16];[T3.E16];[T4.E16];[T5.E16];[T6.E16];[T7.E16];[T8.E16];[T9.E16])" office:value-type="float" office:value="2324">
            <text:p>2324</text:p>
          </table:table-cell>
          <table:table-cell table:style-name="ce30" table:formula="of:=AVERAGE([T1.E16];[T2.E16];[T3.E16];[T4.E16];[T5.E16];[T6.E16];[T7.E16];[T8.E16];[T9.E16])" office:value-type="float" office:value="2414">
            <text:p>2414</text:p>
          </table:table-cell>
          <table:table-cell table:style-name="ce35" table:formula="of:=(SUM([.O16:.W16])-MAX([.O16:.W16])-MIN([.O16:.W16]))/(COUNT([.O16:.W16])-2)" office:value-type="float" office:value="2421.57142857143">
            <text:p>2422</text:p>
          </table:table-cell>
          <table:table-cell table:style-name="ce40" table:formula="of:=MAX([T1.E16];[T2.E16];[T3.E16];[T4.E16];[T5.E16];[T6.E16];[T7.E16];[T8.E16];[T9.E16])" office:value-type="float" office:value="2451">
            <text:p>2451</text:p>
          </table:table-cell>
          <table:table-cell table:style-name="ce30" table:formula="of:=STDEV([T1.E16];[T2.E16];[T3.E16];[T4.E16];[T5.E16];[T6.E16];[T7.E16];[T8.E16];[T9.E16])" office:value-type="float" office:value="39.9687377834227">
            <text:p>40</text:p>
          </table:table-cell>
          <table:table-cell table:style-name="ce47" table:formula="of:=[.I16]/[.F16]" office:value-type="percentage" office:value="0.0165570579053118">
            <text:p>2%</text:p>
          </table:table-cell>
          <table:table-cell table:style-name="ce30" table:formula="of:=[AVG.H16]" office:value-type="float" office:value="0">
            <text:p>0</text:p>
          </table:table-cell>
          <table:table-cell table:style-name="ce30" table:formula="of:=[AVG.I16]" office:value-type="float" office:value="0">
            <text:p>0</text:p>
          </table:table-cell>
          <table:table-cell table:style-name="ce53"/>
          <table:table-cell/>
          <table:table-cell table:style-name="ce57" table:formula="of:=[T1.E16]" office:value-type="float" office:value="2450">
            <text:p>2450</text:p>
          </table:table-cell>
          <table:table-cell table:style-name="ce61" table:formula="of:=[T2.E16]" office:value-type="float" office:value="2382">
            <text:p>2382</text:p>
          </table:table-cell>
          <table:table-cell table:style-name="ce61" table:formula="of:=[T3.E16]" office:value-type="float" office:value="2425">
            <text:p>2425</text:p>
          </table:table-cell>
          <table:table-cell table:style-name="ce61" table:formula="of:=[T4.E16]" office:value-type="float" office:value="2407">
            <text:p>2407</text:p>
          </table:table-cell>
          <table:table-cell table:style-name="ce61" table:formula="of:=[T5.E16]" office:value-type="float" office:value="2324">
            <text:p>2324</text:p>
          </table:table-cell>
          <table:table-cell table:style-name="ce61" table:formula="of:=[T6.E16]" office:value-type="float" office:value="2428">
            <text:p>2428</text:p>
          </table:table-cell>
          <table:table-cell table:style-name="ce61" table:formula="of:=[T7.E16]" office:value-type="float" office:value="2421">
            <text:p>2421</text:p>
          </table:table-cell>
          <table:table-cell table:style-name="ce61" table:formula="of:=[T8.E16]" office:value-type="float" office:value="2451">
            <text:p>2451</text:p>
          </table:table-cell>
          <table:table-cell table:style-name="ce61" table:formula="of:=[T9.E16]" office:value-type="float" office:value="2438">
            <text:p>2438</text:p>
          </table:table-cell>
        </table:table-row>
        <table:table-row table:style-name="ro1">
          <table:table-cell table:style-name="ce5" table:formula="of:=[T1.A17]" office:value-type="string" office:string-value="C500L7">
            <text:p>C500L7</text:p>
          </table:table-cell>
          <table:table-cell table:style-name="ce10" table:formula="of:=[T1.B17]" office:value-type="string" office:string-value="S4">
            <text:p>S4</text:p>
          </table:table-cell>
          <table:table-cell table:style-name="ce17" table:formula="of:=[T1.C17]" office:value-type="string" office:string-value="Trav#Trav2a">
            <text:p>Trav#Trav2a</text:p>
          </table:table-cell>
          <table:table-cell table:style-name="ce10" table:formula="of:=[T1.D17]" office:value-type="string" office:string-value="Cold">
            <text:p>Cold</text:p>
          </table:table-cell>
          <table:table-cell table:style-name="ce24" table:formula="of:=MIN([T1.E17];[T2.E17];[T3.E17];[T4.E17];[T5.E17];[T6.E17];[T7.E17];[T8.E17];[T9.E17])" office:value-type="float" office:value="240098">
            <text:p>240098</text:p>
          </table:table-cell>
          <table:table-cell table:style-name="ce30" table:formula="of:=AVERAGE([T1.E17];[T2.E17];[T3.E17];[T4.E17];[T5.E17];[T6.E17];[T7.E17];[T8.E17];[T9.E17])" office:value-type="float" office:value="257128.888888889">
            <text:p>257129</text:p>
          </table:table-cell>
          <table:table-cell table:style-name="ce35" table:formula="of:=(SUM([.O17:.W17])-MAX([.O17:.W17])-MIN([.O17:.W17]))/(COUNT([.O17:.W17])-2)" office:value-type="float" office:value="256777.714285714">
            <text:p>256778</text:p>
          </table:table-cell>
          <table:table-cell table:style-name="ce40" table:formula="of:=MAX([T1.E17];[T2.E17];[T3.E17];[T4.E17];[T5.E17];[T6.E17];[T7.E17];[T8.E17];[T9.E17])" office:value-type="float" office:value="276618">
            <text:p>276618</text:p>
          </table:table-cell>
          <table:table-cell table:style-name="ce30" table:formula="of:=STDEV([T1.E17];[T2.E17];[T3.E17];[T4.E17];[T5.E17];[T6.E17];[T7.E17];[T8.E17];[T9.E17])" office:value-type="float" office:value="13371.3659497118">
            <text:p>13371</text:p>
          </table:table-cell>
          <table:table-cell table:style-name="ce47" table:formula="of:=[.I17]/[.F17]" office:value-type="percentage" office:value="0.0520025813026782">
            <text:p>5%</text:p>
          </table:table-cell>
          <table:table-cell table:style-name="ce30" table:formula="of:=[AVG.H17]" office:value-type="float" office:value="2653.44444444444">
            <text:p>2653</text:p>
          </table:table-cell>
          <table:table-cell table:style-name="ce30" table:formula="of:=[AVG.I17]" office:value-type="float" office:value="140563.888888889">
            <text:p>140564</text:p>
          </table:table-cell>
          <table:table-cell table:style-name="ce53" office:value-type="string">
            <text:p>(e)</text:p>
          </table:table-cell>
          <table:table-cell/>
          <table:table-cell table:style-name="ce57" table:formula="of:=[T1.E17]" office:value-type="float" office:value="264000">
            <text:p>264000</text:p>
          </table:table-cell>
          <table:table-cell table:style-name="ce61" table:formula="of:=[T2.E17]" office:value-type="float" office:value="248336">
            <text:p>248336</text:p>
          </table:table-cell>
          <table:table-cell table:style-name="ce61" table:formula="of:=[T3.E17]" office:value-type="float" office:value="240098">
            <text:p>240098</text:p>
          </table:table-cell>
          <table:table-cell table:style-name="ce61" table:formula="of:=[T4.E17]" office:value-type="float" office:value="262959">
            <text:p>262959</text:p>
          </table:table-cell>
          <table:table-cell table:style-name="ce61" table:formula="of:=[T5.E17]" office:value-type="float" office:value="276618">
            <text:p>276618</text:p>
          </table:table-cell>
          <table:table-cell table:style-name="ce61" table:formula="of:=[T6.E17]" office:value-type="float" office:value="246988">
            <text:p>246988</text:p>
          </table:table-cell>
          <table:table-cell table:style-name="ce61" table:formula="of:=[T7.E17]" office:value-type="float" office:value="265790">
            <text:p>265790</text:p>
          </table:table-cell>
          <table:table-cell table:style-name="ce61" table:formula="of:=[T8.E17]" office:value-type="float" office:value="269041">
            <text:p>269041</text:p>
          </table:table-cell>
          <table:table-cell table:style-name="ce61" table:formula="of:=[T9.E17]" office:value-type="float" office:value="240330">
            <text:p>240330</text:p>
          </table:table-cell>
        </table:table-row>
        <table:table-row table:style-name="ro1">
          <table:table-cell table:style-name="ce5" table:formula="of:=[T1.A18]" office:value-type="string" office:string-value="C500L7">
            <text:p>C500L7</text:p>
          </table:table-cell>
          <table:table-cell table:style-name="ce10" table:formula="of:=[T1.B18]" office:value-type="string" office:string-value="S4">
            <text:p>S4</text:p>
          </table:table-cell>
          <table:table-cell table:style-name="ce17" table:formula="of:=[T1.C18]" office:value-type="string" office:string-value="Trav#Trav2a">
            <text:p>Trav#Trav2a</text:p>
          </table:table-cell>
          <table:table-cell table:style-name="ce10" table:formula="of:=[T1.D18]" office:value-type="string" office:string-value="Hot">
            <text:p>Hot</text:p>
          </table:table-cell>
          <table:table-cell table:style-name="ce24" table:formula="of:=MIN([T1.E18];[T2.E18];[T3.E18];[T4.E18];[T5.E18];[T6.E18];[T7.E18];[T8.E18];[T9.E18])" office:value-type="float" office:value="82968">
            <text:p>82968</text:p>
          </table:table-cell>
          <table:table-cell table:style-name="ce30" table:formula="of:=AVERAGE([T1.E18];[T2.E18];[T3.E18];[T4.E18];[T5.E18];[T6.E18];[T7.E18];[T8.E18];[T9.E18])" office:value-type="float" office:value="95634.7777777778">
            <text:p>95635</text:p>
          </table:table-cell>
          <table:table-cell table:style-name="ce35" table:formula="of:=(SUM([.O18:.W18])-MAX([.O18:.W18])-MIN([.O18:.W18]))/(COUNT([.O18:.W18])-2)" office:value-type="float" office:value="95472.2857142857">
            <text:p>95472</text:p>
          </table:table-cell>
          <table:table-cell table:style-name="ce40" table:formula="of:=MAX([T1.E18];[T2.E18];[T3.E18];[T4.E18];[T5.E18];[T6.E18];[T7.E18];[T8.E18];[T9.E18])" office:value-type="float" office:value="109439">
            <text:p>109439</text:p>
          </table:table-cell>
          <table:table-cell table:style-name="ce30" table:formula="of:=STDEV([T1.E18];[T2.E18];[T3.E18];[T4.E18];[T5.E18];[T6.E18];[T7.E18];[T8.E18];[T9.E18])" office:value-type="float" office:value="11049.1109571967">
            <text:p>11049</text:p>
          </table:table-cell>
          <table:table-cell table:style-name="ce47" table:formula="of:=[.I18]/[.F18]" office:value-type="percentage" office:value="0.115534444832099">
            <text:p>12%</text:p>
          </table:table-cell>
          <table:table-cell table:style-name="ce30" table:formula="of:=[AVG.H18]" office:value-type="float" office:value="564.555555555556">
            <text:p>565</text:p>
          </table:table-cell>
          <table:table-cell table:style-name="ce30" table:formula="of:=[AVG.I18]" office:value-type="float" office:value="0">
            <text:p>0</text:p>
          </table:table-cell>
          <table:table-cell table:style-name="ce53" office:value-type="string">
            <text:p>(e)</text:p>
          </table:table-cell>
          <table:table-cell/>
          <table:table-cell table:style-name="ce57" table:formula="of:=[T1.E18]" office:value-type="float" office:value="106839">
            <text:p>106839</text:p>
          </table:table-cell>
          <table:table-cell table:style-name="ce61" table:formula="of:=[T2.E18]" office:value-type="float" office:value="86650">
            <text:p>86650</text:p>
          </table:table-cell>
          <table:table-cell table:style-name="ce61" table:formula="of:=[T3.E18]" office:value-type="float" office:value="82968">
            <text:p>82968</text:p>
          </table:table-cell>
          <table:table-cell table:style-name="ce61" table:formula="of:=[T4.E18]" office:value-type="float" office:value="103937">
            <text:p>103937</text:p>
          </table:table-cell>
          <table:table-cell table:style-name="ce61" table:formula="of:=[T5.E18]" office:value-type="float" office:value="90198">
            <text:p>90198</text:p>
          </table:table-cell>
          <table:table-cell table:style-name="ce61" table:formula="of:=[T6.E18]" office:value-type="float" office:value="87765">
            <text:p>87765</text:p>
          </table:table-cell>
          <table:table-cell table:style-name="ce61" table:formula="of:=[T7.E18]" office:value-type="float" office:value="109439">
            <text:p>109439</text:p>
          </table:table-cell>
          <table:table-cell table:style-name="ce61" table:formula="of:=[T8.E18]" office:value-type="float" office:value="107808">
            <text:p>107808</text:p>
          </table:table-cell>
          <table:table-cell table:style-name="ce61" table:formula="of:=[T9.E18]" office:value-type="float" office:value="85109">
            <text:p>85109</text:p>
          </table:table-cell>
        </table:table-row>
        <table:table-row table:style-name="ro1">
          <table:table-cell table:style-name="ce4" table:formula="of:=[T1.A19]" office:value-type="string" office:string-value="C500L7">
            <text:p>C500L7</text:p>
          </table:table-cell>
          <table:table-cell table:style-name="ce9" table:formula="of:=[T1.B19]" office:value-type="string" office:string-value="S1">
            <text:p>S1</text:p>
          </table:table-cell>
          <table:table-cell table:formula="of:=[T1.C19]" office:value-type="string" office:string-value="Trav#Trav1">
            <text:p>Trav#Trav1</text:p>
          </table:table-cell>
          <table:table-cell table:style-name="ce9" table:formula="of:=[T1.D19]" office:value-type="string" office:string-value="Cold">
            <text:p>Cold</text:p>
          </table:table-cell>
          <table:table-cell table:style-name="ce23" table:formula="of:=MIN([T1.E19];[T2.E19];[T3.E19];[T4.E19];[T5.E19];[T6.E19];[T7.E19];[T8.E19];[T9.E19])" office:value-type="float" office:value="19711">
            <text:p>19711</text:p>
          </table:table-cell>
          <table:table-cell table:style-name="ce29" table:formula="of:=AVERAGE([T1.E19];[T2.E19];[T3.E19];[T4.E19];[T5.E19];[T6.E19];[T7.E19];[T8.E19];[T9.E19])" office:value-type="float" office:value="20102.3333333333">
            <text:p>20102</text:p>
          </table:table-cell>
          <table:table-cell table:style-name="ce34" table:formula="of:=(SUM([.O19:.W19])-MAX([.O19:.W19])-MIN([.O19:.W19]))/(COUNT([.O19:.W19])-2)" office:value-type="float" office:value="20088.5714285714">
            <text:p>20089</text:p>
          </table:table-cell>
          <table:table-cell table:style-name="ce39" table:formula="of:=MAX([T1.E19];[T2.E19];[T3.E19];[T4.E19];[T5.E19];[T6.E19];[T7.E19];[T8.E19];[T9.E19])" office:value-type="float" office:value="20590">
            <text:p>20590</text:p>
          </table:table-cell>
          <table:table-cell table:style-name="ce29" table:formula="of:=STDEV([T1.E19];[T2.E19];[T3.E19];[T4.E19];[T5.E19];[T6.E19];[T7.E19];[T8.E19];[T9.E19])" office:value-type="float" office:value="286.010489318137">
            <text:p>286</text:p>
          </table:table-cell>
          <table:table-cell table:style-name="ce46" table:formula="of:=[.I19]/[.F19]" office:value-type="percentage" office:value="0.0142277259348734">
            <text:p>1%</text:p>
          </table:table-cell>
          <table:table-cell table:style-name="ce29" table:formula="of:=[AVG.H19]" office:value-type="float" office:value="2485.66666666667">
            <text:p>2486</text:p>
          </table:table-cell>
          <table:table-cell table:style-name="ce29" table:formula="of:=[AVG.I19]" office:value-type="float" office:value="8881.55555555555">
            <text:p>8882</text:p>
          </table:table-cell>
          <table:table-cell table:style-name="ce52" office:value-type="string">
            <text:p>(c)(f)</text:p>
          </table:table-cell>
          <table:table-cell/>
          <table:table-cell table:style-name="ce57" table:formula="of:=[T1.E19]" office:value-type="float" office:value="20081">
            <text:p>20081</text:p>
          </table:table-cell>
          <table:table-cell table:style-name="ce61" table:formula="of:=[T2.E19]" office:value-type="float" office:value="20150">
            <text:p>20150</text:p>
          </table:table-cell>
          <table:table-cell table:style-name="ce61" table:formula="of:=[T3.E19]" office:value-type="float" office:value="19711">
            <text:p>19711</text:p>
          </table:table-cell>
          <table:table-cell table:style-name="ce61" table:formula="of:=[T4.E19]" office:value-type="float" office:value="19796">
            <text:p>19796</text:p>
          </table:table-cell>
          <table:table-cell table:style-name="ce61" table:formula="of:=[T5.E19]" office:value-type="float" office:value="20590">
            <text:p>20590</text:p>
          </table:table-cell>
          <table:table-cell table:style-name="ce61" table:formula="of:=[T6.E19]" office:value-type="float" office:value="20063">
            <text:p>20063</text:p>
          </table:table-cell>
          <table:table-cell table:style-name="ce61" table:formula="of:=[T7.E19]" office:value-type="float" office:value="20345">
            <text:p>20345</text:p>
          </table:table-cell>
          <table:table-cell table:style-name="ce61" table:formula="of:=[T8.E19]" office:value-type="float" office:value="19862">
            <text:p>19862</text:p>
          </table:table-cell>
          <table:table-cell table:style-name="ce61" table:formula="of:=[T9.E19]" office:value-type="float" office:value="20323">
            <text:p>20323</text:p>
          </table:table-cell>
        </table:table-row>
        <table:table-row table:style-name="ro1">
          <table:table-cell table:style-name="ce4" table:formula="of:=[T1.A20]" office:value-type="string" office:string-value="C500L7">
            <text:p>C500L7</text:p>
          </table:table-cell>
          <table:table-cell table:style-name="ce9" table:formula="of:=[T1.B20]" office:value-type="string" office:string-value="S1">
            <text:p>S1</text:p>
          </table:table-cell>
          <table:table-cell table:formula="of:=[T1.C20]" office:value-type="string" office:string-value="Trav#Trav1">
            <text:p>Trav#Trav1</text:p>
          </table:table-cell>
          <table:table-cell table:style-name="ce9" table:formula="of:=[T1.D20]" office:value-type="string" office:string-value="Hot">
            <text:p>Hot</text:p>
          </table:table-cell>
          <table:table-cell table:style-name="ce23" table:formula="of:=MIN([T1.E20];[T2.E20];[T3.E20];[T4.E20];[T5.E20];[T6.E20];[T7.E20];[T8.E20];[T9.E20])" office:value-type="float" office:value="2337">
            <text:p>2337</text:p>
          </table:table-cell>
          <table:table-cell table:style-name="ce29" table:formula="of:=AVERAGE([T1.E20];[T2.E20];[T3.E20];[T4.E20];[T5.E20];[T6.E20];[T7.E20];[T8.E20];[T9.E20])" office:value-type="float" office:value="2379.11111111111">
            <text:p>2379</text:p>
          </table:table-cell>
          <table:table-cell table:style-name="ce34" table:formula="of:=(SUM([.O20:.W20])-MAX([.O20:.W20])-MIN([.O20:.W20]))/(COUNT([.O20:.W20])-2)" office:value-type="float" office:value="2381.28571428571">
            <text:p>2381</text:p>
          </table:table-cell>
          <table:table-cell table:style-name="ce39" table:formula="of:=MAX([T1.E20];[T2.E20];[T3.E20];[T4.E20];[T5.E20];[T6.E20];[T7.E20];[T8.E20];[T9.E20])" office:value-type="float" office:value="2406">
            <text:p>2406</text:p>
          </table:table-cell>
          <table:table-cell table:style-name="ce29" table:formula="of:=STDEV([T1.E20];[T2.E20];[T3.E20];[T4.E20];[T5.E20];[T6.E20];[T7.E20];[T8.E20];[T9.E20])" office:value-type="float" office:value="26.9835340737849">
            <text:p>27</text:p>
          </table:table-cell>
          <table:table-cell table:style-name="ce46" table:formula="of:=[.I20]/[.F20]" office:value-type="percentage" office:value="0.0113418553457904">
            <text:p>1%</text:p>
          </table:table-cell>
          <table:table-cell table:style-name="ce29" table:formula="of:=[AVG.H20]" office:value-type="float" office:value="0">
            <text:p>0</text:p>
          </table:table-cell>
          <table:table-cell table:style-name="ce29" table:formula="of:=[AVG.I20]" office:value-type="float" office:value="0">
            <text:p>0</text:p>
          </table:table-cell>
          <table:table-cell table:style-name="ce52"/>
          <table:table-cell/>
          <table:table-cell table:style-name="ce57" table:formula="of:=[T1.E20]" office:value-type="float" office:value="2337">
            <text:p>2337</text:p>
          </table:table-cell>
          <table:table-cell table:style-name="ce61" table:formula="of:=[T2.E20]" office:value-type="float" office:value="2402">
            <text:p>2402</text:p>
          </table:table-cell>
          <table:table-cell table:style-name="ce61" table:formula="of:=[T3.E20]" office:value-type="float" office:value="2385">
            <text:p>2385</text:p>
          </table:table-cell>
          <table:table-cell table:style-name="ce61" table:formula="of:=[T4.E20]" office:value-type="float" office:value="2376">
            <text:p>2376</text:p>
          </table:table-cell>
          <table:table-cell table:style-name="ce61" table:formula="of:=[T5.E20]" office:value-type="float" office:value="2401">
            <text:p>2401</text:p>
          </table:table-cell>
          <table:table-cell table:style-name="ce61" table:formula="of:=[T6.E20]" office:value-type="float" office:value="2347">
            <text:p>2347</text:p>
          </table:table-cell>
          <table:table-cell table:style-name="ce61" table:formula="of:=[T7.E20]" office:value-type="float" office:value="2354">
            <text:p>2354</text:p>
          </table:table-cell>
          <table:table-cell table:style-name="ce61" table:formula="of:=[T8.E20]" office:value-type="float" office:value="2406">
            <text:p>2406</text:p>
          </table:table-cell>
          <table:table-cell table:style-name="ce61" table:formula="of:=[T9.E20]" office:value-type="float" office:value="2404">
            <text:p>2404</text:p>
          </table:table-cell>
        </table:table-row>
        <table:table-row table:style-name="ro1">
          <table:table-cell table:style-name="ce4" table:formula="of:=[T1.A21]" office:value-type="string" office:string-value="C500L7">
            <text:p>C500L7</text:p>
          </table:table-cell>
          <table:table-cell table:style-name="ce9" table:formula="of:=[T1.B21]" office:value-type="string" office:string-value="S1">
            <text:p>S1</text:p>
          </table:table-cell>
          <table:table-cell table:formula="of:=[T1.C21]" office:value-type="string" office:string-value="Trav#Trav2a">
            <text:p>Trav#Trav2a</text:p>
          </table:table-cell>
          <table:table-cell table:style-name="ce9" table:formula="of:=[T1.D21]" office:value-type="string" office:string-value="Cold">
            <text:p>Cold</text:p>
          </table:table-cell>
          <table:table-cell table:style-name="ce23" table:formula="of:=MIN([T1.E21];[T2.E21];[T3.E21];[T4.E21];[T5.E21];[T6.E21];[T7.E21];[T8.E21];[T9.E21])" office:value-type="float" office:value="21919">
            <text:p>21919</text:p>
          </table:table-cell>
          <table:table-cell table:style-name="ce29" table:formula="of:=AVERAGE([T1.E21];[T2.E21];[T3.E21];[T4.E21];[T5.E21];[T6.E21];[T7.E21];[T8.E21];[T9.E21])" office:value-type="float" office:value="22463.7777777778">
            <text:p>22464</text:p>
          </table:table-cell>
          <table:table-cell table:style-name="ce34" table:formula="of:=(SUM([.O21:.W21])-MAX([.O21:.W21])-MIN([.O21:.W21]))/(COUNT([.O21:.W21])-2)" office:value-type="float" office:value="22467.5714285714">
            <text:p>22468</text:p>
          </table:table-cell>
          <table:table-cell table:style-name="ce39" table:formula="of:=MAX([T1.E21];[T2.E21];[T3.E21];[T4.E21];[T5.E21];[T6.E21];[T7.E21];[T8.E21];[T9.E21])" office:value-type="float" office:value="22982">
            <text:p>22982</text:p>
          </table:table-cell>
          <table:table-cell table:style-name="ce29" table:formula="of:=STDEV([T1.E21];[T2.E21];[T3.E21];[T4.E21];[T5.E21];[T6.E21];[T7.E21];[T8.E21];[T9.E21])" office:value-type="float" office:value="303.093953163775">
            <text:p>303</text:p>
          </table:table-cell>
          <table:table-cell table:style-name="ce46" table:formula="of:=[.I21]/[.F21]" office:value-type="percentage" office:value="0.0134925637246826">
            <text:p>1%</text:p>
          </table:table-cell>
          <table:table-cell table:style-name="ce29" table:formula="of:=[AVG.H21]" office:value-type="float" office:value="2990.66666666667">
            <text:p>2991</text:p>
          </table:table-cell>
          <table:table-cell table:style-name="ce29" table:formula="of:=[AVG.I21]" office:value-type="float" office:value="9039.88888888889">
            <text:p>9040</text:p>
          </table:table-cell>
          <table:table-cell table:style-name="ce52" office:value-type="string">
            <text:p>(c)(f)</text:p>
          </table:table-cell>
          <table:table-cell/>
          <table:table-cell table:style-name="ce57" table:formula="of:=[T1.E21]" office:value-type="float" office:value="22379">
            <text:p>22379</text:p>
          </table:table-cell>
          <table:table-cell table:style-name="ce61" table:formula="of:=[T2.E21]" office:value-type="float" office:value="22494">
            <text:p>22494</text:p>
          </table:table-cell>
          <table:table-cell table:style-name="ce61" table:formula="of:=[T3.E21]" office:value-type="float" office:value="21919">
            <text:p>21919</text:p>
          </table:table-cell>
          <table:table-cell table:style-name="ce61" table:formula="of:=[T4.E21]" office:value-type="float" office:value="22250">
            <text:p>22250</text:p>
          </table:table-cell>
          <table:table-cell table:style-name="ce61" table:formula="of:=[T5.E21]" office:value-type="float" office:value="22326">
            <text:p>22326</text:p>
          </table:table-cell>
          <table:table-cell table:style-name="ce61" table:formula="of:=[T6.E21]" office:value-type="float" office:value="22757">
            <text:p>22757</text:p>
          </table:table-cell>
          <table:table-cell table:style-name="ce61" table:formula="of:=[T7.E21]" office:value-type="float" office:value="22557">
            <text:p>22557</text:p>
          </table:table-cell>
          <table:table-cell table:style-name="ce61" table:formula="of:=[T8.E21]" office:value-type="float" office:value="22982">
            <text:p>22982</text:p>
          </table:table-cell>
          <table:table-cell table:style-name="ce61" table:formula="of:=[T9.E21]" office:value-type="float" office:value="22510">
            <text:p>22510</text:p>
          </table:table-cell>
        </table:table-row>
        <table:table-row table:style-name="ro1">
          <table:table-cell table:style-name="ce4" table:formula="of:=[T1.A22]" office:value-type="string" office:string-value="C500L7">
            <text:p>C500L7</text:p>
          </table:table-cell>
          <table:table-cell table:style-name="ce11" table:formula="of:=[T1.B22]" office:value-type="string" office:string-value="S1">
            <text:p>S1</text:p>
          </table:table-cell>
          <table:table-cell table:style-name="ce18" table:formula="of:=[T1.C22]" office:value-type="string" office:string-value="Trav#Trav2a">
            <text:p>Trav#Trav2a</text:p>
          </table:table-cell>
          <table:table-cell table:style-name="ce11" table:formula="of:=[T1.D22]" office:value-type="string" office:string-value="Hot">
            <text:p>Hot</text:p>
          </table:table-cell>
          <table:table-cell table:style-name="ce25" table:formula="of:=MIN([T1.E22];[T2.E22];[T3.E22];[T4.E22];[T5.E22];[T6.E22];[T7.E22];[T8.E22];[T9.E22])" office:value-type="float" office:value="3426">
            <text:p>3426</text:p>
          </table:table-cell>
          <table:table-cell table:style-name="ce31" table:formula="of:=AVERAGE([T1.E22];[T2.E22];[T3.E22];[T4.E22];[T5.E22];[T6.E22];[T7.E22];[T8.E22];[T9.E22])" office:value-type="float" office:value="3828.33333333333">
            <text:p>3828</text:p>
          </table:table-cell>
          <table:table-cell table:style-name="ce36" table:formula="of:=(SUM([.O22:.W22])-MAX([.O22:.W22])-MIN([.O22:.W22]))/(COUNT([.O22:.W22])-2)" office:value-type="float" office:value="3843.14285714286">
            <text:p>3843</text:p>
          </table:table-cell>
          <table:table-cell table:style-name="ce41" table:formula="of:=MAX([T1.E22];[T2.E22];[T3.E22];[T4.E22];[T5.E22];[T6.E22];[T7.E22];[T8.E22];[T9.E22])" office:value-type="float" office:value="4127">
            <text:p>4127</text:p>
          </table:table-cell>
          <table:table-cell table:style-name="ce31" table:formula="of:=STDEV([T1.E22];[T2.E22];[T3.E22];[T4.E22];[T5.E22];[T6.E22];[T7.E22];[T8.E22];[T9.E22])" office:value-type="float" office:value="279.707883335454">
            <text:p>280</text:p>
          </table:table-cell>
          <table:table-cell table:style-name="ce48" table:formula="of:=[.I22]/[.F22]" office:value-type="percentage" office:value="0.0730625729217555">
            <text:p>7%</text:p>
          </table:table-cell>
          <table:table-cell table:style-name="ce31" table:formula="of:=[AVG.H22]" office:value-type="float" office:value="327.555555555556">
            <text:p>328</text:p>
          </table:table-cell>
          <table:table-cell table:style-name="ce31" table:formula="of:=[AVG.I22]" office:value-type="float" office:value="0">
            <text:p>0</text:p>
          </table:table-cell>
          <table:table-cell table:style-name="ce54" office:value-type="string">
            <text:p>(b)(f)</text:p>
          </table:table-cell>
          <table:table-cell/>
          <table:table-cell table:style-name="ce57" table:formula="of:=[T1.E22]" office:value-type="float" office:value="4089">
            <text:p>4089</text:p>
          </table:table-cell>
          <table:table-cell table:style-name="ce61" table:formula="of:=[T2.E22]" office:value-type="float" office:value="4127">
            <text:p>4127</text:p>
          </table:table-cell>
          <table:table-cell table:style-name="ce61" table:formula="of:=[T3.E22]" office:value-type="float" office:value="3860">
            <text:p>3860</text:p>
          </table:table-cell>
          <table:table-cell table:style-name="ce61" table:formula="of:=[T4.E22]" office:value-type="float" office:value="3426">
            <text:p>3426</text:p>
          </table:table-cell>
          <table:table-cell table:style-name="ce61" table:formula="of:=[T5.E22]" office:value-type="float" office:value="3517">
            <text:p>3517</text:p>
          </table:table-cell>
          <table:table-cell table:style-name="ce61" table:formula="of:=[T6.E22]" office:value-type="float" office:value="3474">
            <text:p>3474</text:p>
          </table:table-cell>
          <table:table-cell table:style-name="ce61" table:formula="of:=[T7.E22]" office:value-type="float" office:value="3964">
            <text:p>3964</text:p>
          </table:table-cell>
          <table:table-cell table:style-name="ce61" table:formula="of:=[T8.E22]" office:value-type="float" office:value="4057">
            <text:p>4057</text:p>
          </table:table-cell>
          <table:table-cell table:style-name="ce61" table:formula="of:=[T9.E22]" office:value-type="float" office:value="3941">
            <text:p>3941</text:p>
          </table:table-cell>
        </table:table-row>
        <table:table-row table:style-name="ro1">
          <table:table-cell table:style-name="ce5" table:formula="of:=[T1.A23]" office:value-type="string" office:string-value="C500L7">
            <text:p>C500L7</text:p>
          </table:table-cell>
          <table:table-cell table:style-name="ce12" table:formula="of:=[T1.B23]" office:value-type="string" office:string-value="S1">
            <text:p>S1</text:p>
          </table:table-cell>
          <table:table-cell table:style-name="ce19" table:formula="of:=[T1.C23]" office:value-type="string" office:string-value="Trav#Trav1">
            <text:p>Trav#Trav1</text:p>
          </table:table-cell>
          <table:table-cell table:style-name="ce12" table:formula="of:=[T1.D23]" office:value-type="string" office:string-value="Cold">
            <text:p>Cold</text:p>
          </table:table-cell>
          <table:table-cell table:style-name="ce26" table:formula="of:=MIN([T1.E23];[T2.E23];[T3.E23];[T4.E23];[T5.E23];[T6.E23];[T7.E23];[T8.E23];[T9.E23])" office:value-type="float" office:value="10948">
            <text:p>10948</text:p>
          </table:table-cell>
          <table:table-cell table:style-name="ce32" table:formula="of:=AVERAGE([T1.E23];[T2.E23];[T3.E23];[T4.E23];[T5.E23];[T6.E23];[T7.E23];[T8.E23];[T9.E23])" office:value-type="float" office:value="11156.7777777778">
            <text:p>11157</text:p>
          </table:table-cell>
          <table:table-cell table:style-name="ce37" table:formula="of:=(SUM([.O23:.W23])-MAX([.O23:.W23])-MIN([.O23:.W23]))/(COUNT([.O23:.W23])-2)" office:value-type="float" office:value="11160.5714285714">
            <text:p>11161</text:p>
          </table:table-cell>
          <table:table-cell table:style-name="ce42" table:formula="of:=MAX([T1.E23];[T2.E23];[T3.E23];[T4.E23];[T5.E23];[T6.E23];[T7.E23];[T8.E23];[T9.E23])" office:value-type="float" office:value="11339">
            <text:p>11339</text:p>
          </table:table-cell>
          <table:table-cell table:style-name="ce32" table:formula="of:=STDEV([T1.E23];[T2.E23];[T3.E23];[T4.E23];[T5.E23];[T6.E23];[T7.E23];[T8.E23];[T9.E23])" office:value-type="float" office:value="157.348163142899">
            <text:p>157</text:p>
          </table:table-cell>
          <table:table-cell table:style-name="ce49" table:formula="of:=[.I23]/[.F23]" office:value-type="percentage" office:value="0.0141033698328479">
            <text:p>1%</text:p>
          </table:table-cell>
          <table:table-cell table:style-name="ce32" table:formula="of:=[AVG.H23]" office:value-type="float" office:value="2227">
            <text:p>2227</text:p>
          </table:table-cell>
          <table:table-cell table:style-name="ce32" table:formula="of:=[AVG.I23]" office:value-type="float" office:value="0">
            <text:p>0</text:p>
          </table:table-cell>
          <table:table-cell table:style-name="ce55"/>
          <table:table-cell/>
          <table:table-cell table:style-name="ce57" table:formula="of:=[T1.E23]" office:value-type="float" office:value="10948">
            <text:p>10948</text:p>
          </table:table-cell>
          <table:table-cell table:style-name="ce61" table:formula="of:=[T2.E23]" office:value-type="float" office:value="11107">
            <text:p>11107</text:p>
          </table:table-cell>
          <table:table-cell table:style-name="ce61" table:formula="of:=[T3.E23]" office:value-type="float" office:value="11319">
            <text:p>11319</text:p>
          </table:table-cell>
          <table:table-cell table:style-name="ce61" table:formula="of:=[T4.E23]" office:value-type="float" office:value="10980">
            <text:p>10980</text:p>
          </table:table-cell>
          <table:table-cell table:style-name="ce61" table:formula="of:=[T5.E23]" office:value-type="float" office:value="11229">
            <text:p>11229</text:p>
          </table:table-cell>
          <table:table-cell table:style-name="ce61" table:formula="of:=[T6.E23]" office:value-type="float" office:value="11298">
            <text:p>11298</text:p>
          </table:table-cell>
          <table:table-cell table:style-name="ce61" table:formula="of:=[T7.E23]" office:value-type="float" office:value="11215">
            <text:p>11215</text:p>
          </table:table-cell>
          <table:table-cell table:style-name="ce61" table:formula="of:=[T8.E23]" office:value-type="float" office:value="11339">
            <text:p>11339</text:p>
          </table:table-cell>
          <table:table-cell table:style-name="ce61" table:formula="of:=[T9.E23]" office:value-type="float" office:value="10976">
            <text:p>10976</text:p>
          </table:table-cell>
        </table:table-row>
        <table:table-row table:style-name="ro1">
          <table:table-cell table:style-name="ce5" table:formula="of:=[T1.A24]" office:value-type="string" office:string-value="C500L7">
            <text:p>C500L7</text:p>
          </table:table-cell>
          <table:table-cell table:style-name="ce10" table:formula="of:=[T1.B24]" office:value-type="string" office:string-value="S1">
            <text:p>S1</text:p>
          </table:table-cell>
          <table:table-cell table:style-name="ce17" table:formula="of:=[T1.C24]" office:value-type="string" office:string-value="Trav#Trav1">
            <text:p>Trav#Trav1</text:p>
          </table:table-cell>
          <table:table-cell table:style-name="ce10" table:formula="of:=[T1.D24]" office:value-type="string" office:string-value="Hot">
            <text:p>Hot</text:p>
          </table:table-cell>
          <table:table-cell table:style-name="ce24" table:formula="of:=MIN([T1.E24];[T2.E24];[T3.E24];[T4.E24];[T5.E24];[T6.E24];[T7.E24];[T8.E24];[T9.E24])" office:value-type="float" office:value="2307">
            <text:p>2307</text:p>
          </table:table-cell>
          <table:table-cell table:style-name="ce30" table:formula="of:=AVERAGE([T1.E24];[T2.E24];[T3.E24];[T4.E24];[T5.E24];[T6.E24];[T7.E24];[T8.E24];[T9.E24])" office:value-type="float" office:value="2369.11111111111">
            <text:p>2369</text:p>
          </table:table-cell>
          <table:table-cell table:style-name="ce35" table:formula="of:=(SUM([.O24:.W24])-MAX([.O24:.W24])-MIN([.O24:.W24]))/(COUNT([.O24:.W24])-2)" office:value-type="float" office:value="2368.85714285714">
            <text:p>2369</text:p>
          </table:table-cell>
          <table:table-cell table:style-name="ce40" table:formula="of:=MAX([T1.E24];[T2.E24];[T3.E24];[T4.E24];[T5.E24];[T6.E24];[T7.E24];[T8.E24];[T9.E24])" office:value-type="float" office:value="2433">
            <text:p>2433</text:p>
          </table:table-cell>
          <table:table-cell table:style-name="ce30" table:formula="of:=STDEV([T1.E24];[T2.E24];[T3.E24];[T4.E24];[T5.E24];[T6.E24];[T7.E24];[T8.E24];[T9.E24])" office:value-type="float" office:value="41.8462795372672">
            <text:p>42</text:p>
          </table:table-cell>
          <table:table-cell table:style-name="ce47" table:formula="of:=[.I24]/[.F24]" office:value-type="percentage" office:value="0.0176632827987715">
            <text:p>2%</text:p>
          </table:table-cell>
          <table:table-cell table:style-name="ce30" table:formula="of:=[AVG.H24]" office:value-type="float" office:value="0">
            <text:p>0</text:p>
          </table:table-cell>
          <table:table-cell table:style-name="ce30" table:formula="of:=[AVG.I24]" office:value-type="float" office:value="0">
            <text:p>0</text:p>
          </table:table-cell>
          <table:table-cell table:style-name="ce53"/>
          <table:table-cell/>
          <table:table-cell table:style-name="ce57" table:formula="of:=[T1.E24]" office:value-type="float" office:value="2401">
            <text:p>2401</text:p>
          </table:table-cell>
          <table:table-cell table:style-name="ce61" table:formula="of:=[T2.E24]" office:value-type="float" office:value="2408">
            <text:p>2408</text:p>
          </table:table-cell>
          <table:table-cell table:style-name="ce61" table:formula="of:=[T3.E24]" office:value-type="float" office:value="2376">
            <text:p>2376</text:p>
          </table:table-cell>
          <table:table-cell table:style-name="ce61" table:formula="of:=[T4.E24]" office:value-type="float" office:value="2312">
            <text:p>2312</text:p>
          </table:table-cell>
          <table:table-cell table:style-name="ce61" table:formula="of:=[T5.E24]" office:value-type="float" office:value="2368">
            <text:p>2368</text:p>
          </table:table-cell>
          <table:table-cell table:style-name="ce61" table:formula="of:=[T6.E24]" office:value-type="float" office:value="2360">
            <text:p>2360</text:p>
          </table:table-cell>
          <table:table-cell table:style-name="ce61" table:formula="of:=[T7.E24]" office:value-type="float" office:value="2433">
            <text:p>2433</text:p>
          </table:table-cell>
          <table:table-cell table:style-name="ce61" table:formula="of:=[T8.E24]" office:value-type="float" office:value="2357">
            <text:p>2357</text:p>
          </table:table-cell>
          <table:table-cell table:style-name="ce61" table:formula="of:=[T9.E24]" office:value-type="float" office:value="2307">
            <text:p>2307</text:p>
          </table:table-cell>
        </table:table-row>
        <table:table-row table:style-name="ro1">
          <table:table-cell table:style-name="ce5" table:formula="of:=[T1.A25]" office:value-type="string" office:string-value="C500L7">
            <text:p>C500L7</text:p>
          </table:table-cell>
          <table:table-cell table:style-name="ce10" table:formula="of:=[T1.B25]" office:value-type="string" office:string-value="S1">
            <text:p>S1</text:p>
          </table:table-cell>
          <table:table-cell table:style-name="ce17" table:formula="of:=[T1.C25]" office:value-type="string" office:string-value="Trav#Trav2a">
            <text:p>Trav#Trav2a</text:p>
          </table:table-cell>
          <table:table-cell table:style-name="ce10" table:formula="of:=[T1.D25]" office:value-type="string" office:string-value="Cold">
            <text:p>Cold</text:p>
          </table:table-cell>
          <table:table-cell table:style-name="ce24" table:formula="of:=MIN([T1.E25];[T2.E25];[T3.E25];[T4.E25];[T5.E25];[T6.E25];[T7.E25];[T8.E25];[T9.E25])" office:value-type="float" office:value="12826">
            <text:p>12826</text:p>
          </table:table-cell>
          <table:table-cell table:style-name="ce30" table:formula="of:=AVERAGE([T1.E25];[T2.E25];[T3.E25];[T4.E25];[T5.E25];[T6.E25];[T7.E25];[T8.E25];[T9.E25])" office:value-type="float" office:value="13104.7777777778">
            <text:p>13105</text:p>
          </table:table-cell>
          <table:table-cell table:style-name="ce35" table:formula="of:=(SUM([.O25:.W25])-MAX([.O25:.W25])-MIN([.O25:.W25]))/(COUNT([.O25:.W25])-2)" office:value-type="float" office:value="13094.4285714286">
            <text:p>13094</text:p>
          </table:table-cell>
          <table:table-cell table:style-name="ce40" table:formula="of:=MAX([T1.E25];[T2.E25];[T3.E25];[T4.E25];[T5.E25];[T6.E25];[T7.E25];[T8.E25];[T9.E25])" office:value-type="float" office:value="13456">
            <text:p>13456</text:p>
          </table:table-cell>
          <table:table-cell table:style-name="ce30" table:formula="of:=STDEV([T1.E25];[T2.E25];[T3.E25];[T4.E25];[T5.E25];[T6.E25];[T7.E25];[T8.E25];[T9.E25])" office:value-type="float" office:value="186.651933942417">
            <text:p>187</text:p>
          </table:table-cell>
          <table:table-cell table:style-name="ce47" table:formula="of:=[.I25]/[.F25]" office:value-type="percentage" office:value="0.0142430445679841">
            <text:p>1%</text:p>
          </table:table-cell>
          <table:table-cell table:style-name="ce30" table:formula="of:=[AVG.H25]" office:value-type="float" office:value="2594.22222222222">
            <text:p>2594</text:p>
          </table:table-cell>
          <table:table-cell table:style-name="ce30" table:formula="of:=[AVG.I25]" office:value-type="float" office:value="0">
            <text:p>0</text:p>
          </table:table-cell>
          <table:table-cell table:style-name="ce53"/>
          <table:table-cell/>
          <table:table-cell table:style-name="ce57" table:formula="of:=[T1.E25]" office:value-type="float" office:value="12826">
            <text:p>12826</text:p>
          </table:table-cell>
          <table:table-cell table:style-name="ce61" table:formula="of:=[T2.E25]" office:value-type="float" office:value="13095">
            <text:p>13095</text:p>
          </table:table-cell>
          <table:table-cell table:style-name="ce61" table:formula="of:=[T3.E25]" office:value-type="float" office:value="13091">
            <text:p>13091</text:p>
          </table:table-cell>
          <table:table-cell table:style-name="ce61" table:formula="of:=[T4.E25]" office:value-type="float" office:value="13007">
            <text:p>13007</text:p>
          </table:table-cell>
          <table:table-cell table:style-name="ce61" table:formula="of:=[T5.E25]" office:value-type="float" office:value="13170">
            <text:p>13170</text:p>
          </table:table-cell>
          <table:table-cell table:style-name="ce61" table:formula="of:=[T6.E25]" office:value-type="float" office:value="13092">
            <text:p>13092</text:p>
          </table:table-cell>
          <table:table-cell table:style-name="ce61" table:formula="of:=[T7.E25]" office:value-type="float" office:value="13281">
            <text:p>13281</text:p>
          </table:table-cell>
          <table:table-cell table:style-name="ce61" table:formula="of:=[T8.E25]" office:value-type="float" office:value="13456">
            <text:p>13456</text:p>
          </table:table-cell>
          <table:table-cell table:style-name="ce61" table:formula="of:=[T9.E25]" office:value-type="float" office:value="12925">
            <text:p>12925</text:p>
          </table:table-cell>
        </table:table-row>
        <table:table-row table:style-name="ro1">
          <table:table-cell table:style-name="ce5" table:formula="of:=[T1.A26]" office:value-type="string" office:string-value="C500L7">
            <text:p>C500L7</text:p>
          </table:table-cell>
          <table:table-cell table:style-name="ce10" table:formula="of:=[T1.B26]" office:value-type="string" office:string-value="S1">
            <text:p>S1</text:p>
          </table:table-cell>
          <table:table-cell table:style-name="ce17" table:formula="of:=[T1.C26]" office:value-type="string" office:string-value="Trav#Trav2a">
            <text:p>Trav#Trav2a</text:p>
          </table:table-cell>
          <table:table-cell table:style-name="ce10" table:formula="of:=[T1.D26]" office:value-type="string" office:string-value="Hot">
            <text:p>Hot</text:p>
          </table:table-cell>
          <table:table-cell table:style-name="ce24" table:formula="of:=MIN([T1.E26];[T2.E26];[T3.E26];[T4.E26];[T5.E26];[T6.E26];[T7.E26];[T8.E26];[T9.E26])" office:value-type="float" office:value="3467">
            <text:p>3467</text:p>
          </table:table-cell>
          <table:table-cell table:style-name="ce30" table:formula="of:=AVERAGE([T1.E26];[T2.E26];[T3.E26];[T4.E26];[T5.E26];[T6.E26];[T7.E26];[T8.E26];[T9.E26])" office:value-type="float" office:value="3636.22222222222">
            <text:p>3636</text:p>
          </table:table-cell>
          <table:table-cell table:style-name="ce35" table:formula="of:=(SUM([.O26:.W26])-MAX([.O26:.W26])-MIN([.O26:.W26]))/(COUNT([.O26:.W26])-2)" office:value-type="float" office:value="3642.71428571429">
            <text:p>3643</text:p>
          </table:table-cell>
          <table:table-cell table:style-name="ce40" table:formula="of:=MAX([T1.E26];[T2.E26];[T3.E26];[T4.E26];[T5.E26];[T6.E26];[T7.E26];[T8.E26];[T9.E26])" office:value-type="float" office:value="3760">
            <text:p>3760</text:p>
          </table:table-cell>
          <table:table-cell table:style-name="ce30" table:formula="of:=STDEV([T1.E26];[T2.E26];[T3.E26];[T4.E26];[T5.E26];[T6.E26];[T7.E26];[T8.E26];[T9.E26])" office:value-type="float" office:value="99.964715997418">
            <text:p>100</text:p>
          </table:table-cell>
          <table:table-cell table:style-name="ce47" table:formula="of:=[.I26]/[.F26]" office:value-type="percentage" office:value="0.027491366007968">
            <text:p>3%</text:p>
          </table:table-cell>
          <table:table-cell table:style-name="ce30" table:formula="of:=[AVG.H26]" office:value-type="float" office:value="288.222222222222">
            <text:p>288</text:p>
          </table:table-cell>
          <table:table-cell table:style-name="ce30" table:formula="of:=[AVG.I26]" office:value-type="float" office:value="0">
            <text:p>0</text:p>
          </table:table-cell>
          <table:table-cell table:style-name="ce53"/>
          <table:table-cell/>
          <table:table-cell table:style-name="ce57" table:formula="of:=[T1.E26]" office:value-type="float" office:value="3619">
            <text:p>3619</text:p>
          </table:table-cell>
          <table:table-cell table:style-name="ce61" table:formula="of:=[T2.E26]" office:value-type="float" office:value="3527">
            <text:p>3527</text:p>
          </table:table-cell>
          <table:table-cell table:style-name="ce61" table:formula="of:=[T3.E26]" office:value-type="float" office:value="3753">
            <text:p>3753</text:p>
          </table:table-cell>
          <table:table-cell table:style-name="ce61" table:formula="of:=[T4.E26]" office:value-type="float" office:value="3711">
            <text:p>3711</text:p>
          </table:table-cell>
          <table:table-cell table:style-name="ce61" table:formula="of:=[T5.E26]" office:value-type="float" office:value="3760">
            <text:p>3760</text:p>
          </table:table-cell>
          <table:table-cell table:style-name="ce61" table:formula="of:=[T6.E26]" office:value-type="float" office:value="3619">
            <text:p>3619</text:p>
          </table:table-cell>
          <table:table-cell table:style-name="ce61" table:formula="of:=[T7.E26]" office:value-type="float" office:value="3681">
            <text:p>3681</text:p>
          </table:table-cell>
          <table:table-cell table:style-name="ce61" table:formula="of:=[T8.E26]" office:value-type="float" office:value="3589">
            <text:p>3589</text:p>
          </table:table-cell>
          <table:table-cell table:style-name="ce61" table:formula="of:=[T9.E26]" office:value-type="float" office:value="3467">
            <text:p>3467</text:p>
          </table:table-cell>
        </table:table-row>
        <table:table-row table:style-name="ro1">
          <table:table-cell table:style-name="ce4" table:formula="of:=[T1.A27]" office:value-type="string" office:string-value="C500L7">
            <text:p>C500L7</text:p>
          </table:table-cell>
          <table:table-cell table:style-name="ce9" table:formula="of:=[T1.B27]" office:value-type="string" office:string-value="S1">
            <text:p>S1</text:p>
          </table:table-cell>
          <table:table-cell table:formula="of:=[T1.C27]" office:value-type="string" office:string-value="Trav#Trav1">
            <text:p>Trav#Trav1</text:p>
          </table:table-cell>
          <table:table-cell table:style-name="ce9" table:formula="of:=[T1.D27]" office:value-type="string" office:string-value="Cold">
            <text:p>Cold</text:p>
          </table:table-cell>
          <table:table-cell table:style-name="ce23" table:formula="of:=MIN([T1.E27];[T2.E27];[T3.E27];[T4.E27];[T5.E27];[T6.E27];[T7.E27];[T8.E27];[T9.E27])" office:value-type="float" office:value="10835">
            <text:p>10835</text:p>
          </table:table-cell>
          <table:table-cell table:style-name="ce29" table:formula="of:=AVERAGE([T1.E27];[T2.E27];[T3.E27];[T4.E27];[T5.E27];[T6.E27];[T7.E27];[T8.E27];[T9.E27])" office:value-type="float" office:value="11025.8888888889">
            <text:p>11026</text:p>
          </table:table-cell>
          <table:table-cell table:style-name="ce34" table:formula="of:=(SUM([.O27:.W27])-MAX([.O27:.W27])-MIN([.O27:.W27]))/(COUNT([.O27:.W27])-2)" office:value-type="float" office:value="11001.1428571429">
            <text:p>11001</text:p>
          </table:table-cell>
          <table:table-cell table:style-name="ce39" table:formula="of:=MAX([T1.E27];[T2.E27];[T3.E27];[T4.E27];[T5.E27];[T6.E27];[T7.E27];[T8.E27];[T9.E27])" office:value-type="float" office:value="11390">
            <text:p>11390</text:p>
          </table:table-cell>
          <table:table-cell table:style-name="ce29" table:formula="of:=STDEV([T1.E27];[T2.E27];[T3.E27];[T4.E27];[T5.E27];[T6.E27];[T7.E27];[T8.E27];[T9.E27])" office:value-type="float" office:value="168.195157811131">
            <text:p>168</text:p>
          </table:table-cell>
          <table:table-cell table:style-name="ce46" table:formula="of:=[.I27]/[.F27]" office:value-type="percentage" office:value="0.0152545667298195">
            <text:p>2%</text:p>
          </table:table-cell>
          <table:table-cell table:style-name="ce29" table:formula="of:=[AVG.H27]" office:value-type="float" office:value="2175.44444444444">
            <text:p>2175</text:p>
          </table:table-cell>
          <table:table-cell table:style-name="ce29" table:formula="of:=[AVG.I27]" office:value-type="float" office:value="0">
            <text:p>0</text:p>
          </table:table-cell>
          <table:table-cell table:style-name="ce52"/>
          <table:table-cell/>
          <table:table-cell table:style-name="ce57" table:formula="of:=[T1.E27]" office:value-type="float" office:value="10892">
            <text:p>10892</text:p>
          </table:table-cell>
          <table:table-cell table:style-name="ce61" table:formula="of:=[T2.E27]" office:value-type="float" office:value="10944">
            <text:p>10944</text:p>
          </table:table-cell>
          <table:table-cell table:style-name="ce61" table:formula="of:=[T3.E27]" office:value-type="float" office:value="10951">
            <text:p>10951</text:p>
          </table:table-cell>
          <table:table-cell table:style-name="ce61" table:formula="of:=[T4.E27]" office:value-type="float" office:value="11171">
            <text:p>11171</text:p>
          </table:table-cell>
          <table:table-cell table:style-name="ce61" table:formula="of:=[T5.E27]" office:value-type="float" office:value="10959">
            <text:p>10959</text:p>
          </table:table-cell>
          <table:table-cell table:style-name="ce61" table:formula="of:=[T6.E27]" office:value-type="float" office:value="11026">
            <text:p>11026</text:p>
          </table:table-cell>
          <table:table-cell table:style-name="ce61" table:formula="of:=[T7.E27]" office:value-type="float" office:value="11065">
            <text:p>11065</text:p>
          </table:table-cell>
          <table:table-cell table:style-name="ce61" table:formula="of:=[T8.E27]" office:value-type="float" office:value="11390">
            <text:p>11390</text:p>
          </table:table-cell>
          <table:table-cell table:style-name="ce61" table:formula="of:=[T9.E27]" office:value-type="float" office:value="10835">
            <text:p>10835</text:p>
          </table:table-cell>
        </table:table-row>
        <table:table-row table:style-name="ro1">
          <table:table-cell table:style-name="ce4" table:formula="of:=[T1.A28]" office:value-type="string" office:string-value="C500L7">
            <text:p>C500L7</text:p>
          </table:table-cell>
          <table:table-cell table:style-name="ce9" table:formula="of:=[T1.B28]" office:value-type="string" office:string-value="S1">
            <text:p>S1</text:p>
          </table:table-cell>
          <table:table-cell table:formula="of:=[T1.C28]" office:value-type="string" office:string-value="Trav#Trav1">
            <text:p>Trav#Trav1</text:p>
          </table:table-cell>
          <table:table-cell table:style-name="ce9" table:formula="of:=[T1.D28]" office:value-type="string" office:string-value="Hot">
            <text:p>Hot</text:p>
          </table:table-cell>
          <table:table-cell table:style-name="ce23" table:formula="of:=MIN([T1.E28];[T2.E28];[T3.E28];[T4.E28];[T5.E28];[T6.E28];[T7.E28];[T8.E28];[T9.E28])" office:value-type="float" office:value="2315">
            <text:p>2315</text:p>
          </table:table-cell>
          <table:table-cell table:style-name="ce29" table:formula="of:=AVERAGE([T1.E28];[T2.E28];[T3.E28];[T4.E28];[T5.E28];[T6.E28];[T7.E28];[T8.E28];[T9.E28])" office:value-type="float" office:value="2362.44444444444">
            <text:p>2362</text:p>
          </table:table-cell>
          <table:table-cell table:style-name="ce34" table:formula="of:=(SUM([.O28:.W28])-MAX([.O28:.W28])-MIN([.O28:.W28]))/(COUNT([.O28:.W28])-2)" office:value-type="float" office:value="2357">
            <text:p>2357</text:p>
          </table:table-cell>
          <table:table-cell table:style-name="ce39" table:formula="of:=MAX([T1.E28];[T2.E28];[T3.E28];[T4.E28];[T5.E28];[T6.E28];[T7.E28];[T8.E28];[T9.E28])" office:value-type="float" office:value="2448">
            <text:p>2448</text:p>
          </table:table-cell>
          <table:table-cell table:style-name="ce29" table:formula="of:=STDEV([T1.E28];[T2.E28];[T3.E28];[T4.E28];[T5.E28];[T6.E28];[T7.E28];[T8.E28];[T9.E28])" office:value-type="float" office:value="42.7525177946022">
            <text:p>43</text:p>
          </table:table-cell>
          <table:table-cell table:style-name="ce46" table:formula="of:=[.I28]/[.F28]" office:value-type="percentage" office:value="0.0180967293834738">
            <text:p>2%</text:p>
          </table:table-cell>
          <table:table-cell table:style-name="ce29" table:formula="of:=[AVG.H28]" office:value-type="float" office:value="0">
            <text:p>0</text:p>
          </table:table-cell>
          <table:table-cell table:style-name="ce29" table:formula="of:=[AVG.I28]" office:value-type="float" office:value="0">
            <text:p>0</text:p>
          </table:table-cell>
          <table:table-cell table:style-name="ce52"/>
          <table:table-cell/>
          <table:table-cell table:style-name="ce57" table:formula="of:=[T1.E28]" office:value-type="float" office:value="2331">
            <text:p>2331</text:p>
          </table:table-cell>
          <table:table-cell table:style-name="ce61" table:formula="of:=[T2.E28]" office:value-type="float" office:value="2340">
            <text:p>2340</text:p>
          </table:table-cell>
          <table:table-cell table:style-name="ce61" table:formula="of:=[T3.E28]" office:value-type="float" office:value="2381">
            <text:p>2381</text:p>
          </table:table-cell>
          <table:table-cell table:style-name="ce61" table:formula="of:=[T4.E28]" office:value-type="float" office:value="2343">
            <text:p>2343</text:p>
          </table:table-cell>
          <table:table-cell table:style-name="ce61" table:formula="of:=[T5.E28]" office:value-type="float" office:value="2404">
            <text:p>2404</text:p>
          </table:table-cell>
          <table:table-cell table:style-name="ce61" table:formula="of:=[T6.E28]" office:value-type="float" office:value="2315">
            <text:p>2315</text:p>
          </table:table-cell>
          <table:table-cell table:style-name="ce61" table:formula="of:=[T7.E28]" office:value-type="float" office:value="2330">
            <text:p>2330</text:p>
          </table:table-cell>
          <table:table-cell table:style-name="ce61" table:formula="of:=[T8.E28]" office:value-type="float" office:value="2448">
            <text:p>2448</text:p>
          </table:table-cell>
          <table:table-cell table:style-name="ce61" table:formula="of:=[T9.E28]" office:value-type="float" office:value="2370">
            <text:p>2370</text:p>
          </table:table-cell>
        </table:table-row>
        <table:table-row table:style-name="ro1">
          <table:table-cell table:style-name="ce4" table:formula="of:=[T1.A29]" office:value-type="string" office:string-value="C500L7">
            <text:p>C500L7</text:p>
          </table:table-cell>
          <table:table-cell table:style-name="ce9" table:formula="of:=[T1.B29]" office:value-type="string" office:string-value="S1">
            <text:p>S1</text:p>
          </table:table-cell>
          <table:table-cell table:formula="of:=[T1.C29]" office:value-type="string" office:string-value="Trav#Trav2a">
            <text:p>Trav#Trav2a</text:p>
          </table:table-cell>
          <table:table-cell table:style-name="ce9" table:formula="of:=[T1.D29]" office:value-type="string" office:string-value="Cold">
            <text:p>Cold</text:p>
          </table:table-cell>
          <table:table-cell table:style-name="ce23" table:formula="of:=MIN([T1.E29];[T2.E29];[T3.E29];[T4.E29];[T5.E29];[T6.E29];[T7.E29];[T8.E29];[T9.E29])" office:value-type="float" office:value="12768">
            <text:p>12768</text:p>
          </table:table-cell>
          <table:table-cell table:style-name="ce29" table:formula="of:=AVERAGE([T1.E29];[T2.E29];[T3.E29];[T4.E29];[T5.E29];[T6.E29];[T7.E29];[T8.E29];[T9.E29])" office:value-type="float" office:value="13097.3333333333">
            <text:p>13097</text:p>
          </table:table-cell>
          <table:table-cell table:style-name="ce34" table:formula="of:=(SUM([.O29:.W29])-MAX([.O29:.W29])-MIN([.O29:.W29]))/(COUNT([.O29:.W29])-2)" office:value-type="float" office:value="13122.4285714286">
            <text:p>13122</text:p>
          </table:table-cell>
          <table:table-cell table:style-name="ce39" table:formula="of:=MAX([T1.E29];[T2.E29];[T3.E29];[T4.E29];[T5.E29];[T6.E29];[T7.E29];[T8.E29];[T9.E29])" office:value-type="float" office:value="13251">
            <text:p>13251</text:p>
          </table:table-cell>
          <table:table-cell table:style-name="ce29" table:formula="of:=STDEV([T1.E29];[T2.E29];[T3.E29];[T4.E29];[T5.E29];[T6.E29];[T7.E29];[T8.E29];[T9.E29])" office:value-type="float" office:value="154.812790169288">
            <text:p>155</text:p>
          </table:table-cell>
          <table:table-cell table:style-name="ce46" table:formula="of:=[.I29]/[.F29]" office:value-type="percentage" office:value="0.0118201763847059">
            <text:p>1%</text:p>
          </table:table-cell>
          <table:table-cell table:style-name="ce29" table:formula="of:=[AVG.H29]" office:value-type="float" office:value="2558">
            <text:p>2558</text:p>
          </table:table-cell>
          <table:table-cell table:style-name="ce29" table:formula="of:=[AVG.I29]" office:value-type="float" office:value="0">
            <text:p>0</text:p>
          </table:table-cell>
          <table:table-cell table:style-name="ce52"/>
          <table:table-cell/>
          <table:table-cell table:style-name="ce57" table:formula="of:=[T1.E29]" office:value-type="float" office:value="13249">
            <text:p>13249</text:p>
          </table:table-cell>
          <table:table-cell table:style-name="ce61" table:formula="of:=[T2.E29]" office:value-type="float" office:value="13136">
            <text:p>13136</text:p>
          </table:table-cell>
          <table:table-cell table:style-name="ce61" table:formula="of:=[T3.E29]" office:value-type="float" office:value="13109">
            <text:p>13109</text:p>
          </table:table-cell>
          <table:table-cell table:style-name="ce61" table:formula="of:=[T4.E29]" office:value-type="float" office:value="12768">
            <text:p>12768</text:p>
          </table:table-cell>
          <table:table-cell table:style-name="ce61" table:formula="of:=[T5.E29]" office:value-type="float" office:value="13251">
            <text:p>13251</text:p>
          </table:table-cell>
          <table:table-cell table:style-name="ce61" table:formula="of:=[T6.E29]" office:value-type="float" office:value="13073">
            <text:p>13073</text:p>
          </table:table-cell>
          <table:table-cell table:style-name="ce61" table:formula="of:=[T7.E29]" office:value-type="float" office:value="12952">
            <text:p>12952</text:p>
          </table:table-cell>
          <table:table-cell table:style-name="ce61" table:formula="of:=[T8.E29]" office:value-type="float" office:value="13208">
            <text:p>13208</text:p>
          </table:table-cell>
          <table:table-cell table:style-name="ce61" table:formula="of:=[T9.E29]" office:value-type="float" office:value="13130">
            <text:p>13130</text:p>
          </table:table-cell>
        </table:table-row>
        <table:table-row table:style-name="ro1">
          <table:table-cell table:style-name="ce6" table:formula="of:=[T1.A30]" office:value-type="string" office:string-value="C500L7">
            <text:p>C500L7</text:p>
          </table:table-cell>
          <table:table-cell table:style-name="ce11" table:formula="of:=[T1.B30]" office:value-type="string" office:string-value="S1">
            <text:p>S1</text:p>
          </table:table-cell>
          <table:table-cell table:style-name="ce18" table:formula="of:=[T1.C30]" office:value-type="string" office:string-value="Trav#Trav2a">
            <text:p>Trav#Trav2a</text:p>
          </table:table-cell>
          <table:table-cell table:style-name="ce11" table:formula="of:=[T1.D30]" office:value-type="string" office:string-value="Hot">
            <text:p>Hot</text:p>
          </table:table-cell>
          <table:table-cell table:style-name="ce25" table:formula="of:=MIN([T1.E30];[T2.E30];[T3.E30];[T4.E30];[T5.E30];[T6.E30];[T7.E30];[T8.E30];[T9.E30])" office:value-type="float" office:value="3554">
            <text:p>3554</text:p>
          </table:table-cell>
          <table:table-cell table:style-name="ce31" table:formula="of:=AVERAGE([T1.E30];[T2.E30];[T3.E30];[T4.E30];[T5.E30];[T6.E30];[T7.E30];[T8.E30];[T9.E30])" office:value-type="float" office:value="3673.66666666667">
            <text:p>3674</text:p>
          </table:table-cell>
          <table:table-cell table:style-name="ce36" table:formula="of:=(SUM([.O30:.W30])-MAX([.O30:.W30])-MIN([.O30:.W30]))/(COUNT([.O30:.W30])-2)" office:value-type="float" office:value="3668.85714285714">
            <text:p>3669</text:p>
          </table:table-cell>
          <table:table-cell table:style-name="ce41" table:formula="of:=MAX([T1.E30];[T2.E30];[T3.E30];[T4.E30];[T5.E30];[T6.E30];[T7.E30];[T8.E30];[T9.E30])" office:value-type="float" office:value="3827">
            <text:p>3827</text:p>
          </table:table-cell>
          <table:table-cell table:style-name="ce31" table:formula="of:=STDEV([T1.E30];[T2.E30];[T3.E30];[T4.E30];[T5.E30];[T6.E30];[T7.E30];[T8.E30];[T9.E30])" office:value-type="float" office:value="89.3616248733202">
            <text:p>89</text:p>
          </table:table-cell>
          <table:table-cell table:style-name="ce48" table:formula="of:=[.I30]/[.F30]" office:value-type="percentage" office:value="0.0243249137664423">
            <text:p>2%</text:p>
          </table:table-cell>
          <table:table-cell table:style-name="ce31" table:formula="of:=[AVG.H30]" office:value-type="float" office:value="309.888888888889">
            <text:p>310</text:p>
          </table:table-cell>
          <table:table-cell table:style-name="ce31" table:formula="of:=[AVG.I30]" office:value-type="float" office:value="0">
            <text:p>0</text:p>
          </table:table-cell>
          <table:table-cell table:style-name="ce54"/>
          <table:table-cell/>
          <table:table-cell table:style-name="ce57" table:formula="of:=[T1.E30]" office:value-type="float" office:value="3609">
            <text:p>3609</text:p>
          </table:table-cell>
          <table:table-cell table:style-name="ce61" table:formula="of:=[T2.E30]" office:value-type="float" office:value="3714">
            <text:p>3714</text:p>
          </table:table-cell>
          <table:table-cell table:style-name="ce61" table:formula="of:=[T3.E30]" office:value-type="float" office:value="3643">
            <text:p>3643</text:p>
          </table:table-cell>
          <table:table-cell table:style-name="ce61" table:formula="of:=[T4.E30]" office:value-type="float" office:value="3586">
            <text:p>3586</text:p>
          </table:table-cell>
          <table:table-cell table:style-name="ce61" table:formula="of:=[T5.E30]" office:value-type="float" office:value="3778">
            <text:p>3778</text:p>
          </table:table-cell>
          <table:table-cell table:style-name="ce61" table:formula="of:=[T6.E30]" office:value-type="float" office:value="3827">
            <text:p>3827</text:p>
          </table:table-cell>
          <table:table-cell table:style-name="ce61" table:formula="of:=[T7.E30]" office:value-type="float" office:value="3695">
            <text:p>3695</text:p>
          </table:table-cell>
          <table:table-cell table:style-name="ce61" table:formula="of:=[T8.E30]" office:value-type="float" office:value="3554">
            <text:p>3554</text:p>
          </table:table-cell>
          <table:table-cell table:style-name="ce61" table:formula="of:=[T9.E30]" office:value-type="float" office:value="3657">
            <text:p>3657</text:p>
          </table:table-cell>
        </table:table-row>
        <table:table-row table:style-name="ro1">
          <table:table-cell table:number-columns-repeated="14"/>
          <table:table-cell table:style-name="ce58"/>
          <table:table-cell table:number-columns-repeated="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>
            <text:p>(a)</text:p>
          </table:table-cell>
          <table:table-cell table:style-name="ce20" office:value-type="string" table:number-columns-spanned="14" table:number-rows-spanned="1">
            <text:p>Schema updates were in AtomicParts – These objects are store in arrays with many instances (all 10000 objs were updated)</text:p>
          </table:table-cell>
          <table:covered-table-cell/>
          <table:covered-table-cell table:number-columns-repeated="10" table:style-name="ce16"/>
          <table:covered-table-cell table:number-columns-repeated="2" table:style-name="ce60"/>
          <table:table-cell table:number-columns-repeated="7"/>
        </table:table-row>
        <table:table-row table:style-name="ro1">
          <table:table-cell/>
          <table:table-cell office:value-type="string">
            <text:p>(b)</text:p>
          </table:table-cell>
          <table:table-cell table:style-name="ce20" office:value-type="string" table:number-columns-spanned="14" table:number-rows-spanned="1">
            <text:p>Schema updates were aplied to class hierachy which are handled by direct mapping. Besides, still there are lot of AtomicParts in version S1</text:p>
          </table:table-cell>
          <table:covered-table-cell/>
          <table:covered-table-cell table:number-columns-repeated="10" table:style-name="ce16"/>
          <table:covered-table-cell table:number-columns-repeated="2" table:style-name="ce60"/>
          <table:table-cell table:number-columns-repeated="7"/>
        </table:table-row>
        <table:table-row table:style-name="ro1">
          <table:table-cell/>
          <table:table-cell office:value-type="string">
            <text:p>(c)</text:p>
          </table:table-cell>
          <table:table-cell table:style-name="ce20" office:value-type="string" table:number-columns-spanned="14" table:number-rows-spanned="1">
            <text:p>Schema updates which require user-defined code</text:p>
          </table:table-cell>
          <table:covered-table-cell/>
          <table:covered-table-cell table:number-columns-repeated="10" table:style-name="ce16"/>
          <table:covered-table-cell table:number-columns-repeated="2" table:style-name="ce60"/>
          <table:table-cell table:number-columns-repeated="7"/>
        </table:table-row>
        <table:table-row table:style-name="ro1">
          <table:table-cell/>
          <table:table-cell office:value-type="string">
            <text:p>(d)</text:p>
          </table:table-cell>
          <table:table-cell table:style-name="ce20" office:value-type="string" table:number-columns-spanned="14" table:number-rows-spanned="1">
            <text:p>Schema updates are in BaseAssembly e ComplexAssembly (729 plus 364 objects)</text:p>
          </table:table-cell>
          <table:covered-table-cell/>
          <table:covered-table-cell table:number-columns-repeated="10" table:style-name="ce16"/>
          <table:covered-table-cell table:number-columns-repeated="2" table:style-name="ce60"/>
          <table:table-cell table:number-columns-repeated="7"/>
        </table:table-row>
        <table:table-row table:style-name="ro1">
          <table:table-cell/>
          <table:table-cell office:value-type="string">
            <text:p>(e)</text:p>
          </table:table-cell>
          <table:table-cell table:style-name="ce21" office:value-type="string" table:number-columns-spanned="14" table:number-rows-spanned="1">
            <text:p>Schema updates which are handled by direct mapping</text:p>
          </table:table-cell>
          <table:covered-table-cell/>
          <table:covered-table-cell table:number-columns-repeated="10" table:style-name="ce16"/>
          <table:covered-table-cell table:number-columns-repeated="2" table:style-name="ce60"/>
          <table:table-cell table:number-columns-repeated="7"/>
        </table:table-row>
        <table:table-row table:style-name="ro1">
          <table:table-cell/>
          <table:table-cell office:value-type="string">
            <text:p>(f)</text:p>
          </table:table-cell>
          <table:table-cell table:style-name="ce21" office:value-type="string" table:number-columns-spanned="14" table:number-rows-spanned="1">
            <text:p>Schema updates are in AtomicParts – These objects are store in arrays with many instances (just <text:s/>previously modified objects require conversion)</text:p>
          </table:table-cell>
          <table:covered-table-cell/>
          <table:covered-table-cell table:number-columns-repeated="10" table:style-name="ce16"/>
          <table:covered-table-cell table:number-columns-repeated="2" table:style-name="ce60"/>
          <table:table-cell table:number-columns-repeated="7"/>
        </table:table-row>
        <table:table-row table:style-name="ro1">
          <table:table-cell/>
          <table:table-cell office:value-type="string">
            <text:p>(g)</text:p>
          </table:table-cell>
          <table:table-cell office:value-type="string">
            <text:p>Some objects require used-defined conversion, while others default conversions. Thus, the average time was better in this case.</text:p>
          </table:table-cell>
          <table:table-cell table:number-columns-repeated="20"/>
        </table:table-row>
        <table:table-row table:style-name="ro1" table:number-rows-repeated="1048535">
          <table:table-cell table:number-columns-repeated="23"/>
        </table:table-row>
        <table:table-row table:style-name="ro1"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0" number:min-integer-digits="0"/>
    </number:number-style>
    <number:number-style style:name="N122">
      <number:number number:decimal-places="11" number:min-integer-digits="0"/>
    </number:number-style>
    <number:number-style style:name="N123">
      <number:number number:decimal-places="9" number:min-integer-digits="0"/>
    </number:number-style>
    <number:number-style style:name="N124">
      <number:number number:decimal-places="8" number:min-integer-digits="0"/>
    </number:number-style>
    <number:number-style style:name="N125">
      <number:number number:decimal-places="7" number:min-integer-digits="0"/>
    </number:number-style>
    <number:number-style style:name="N126">
      <number:number number:decimal-places="6" number:min-integer-digits="0"/>
    </number:number-style>
    <number:number-style style:name="N127">
      <number:number number:decimal-places="5" number:min-integer-digits="0"/>
    </number:number-style>
    <number:number-style style:name="N128">
      <number:number number:decimal-places="4" number:min-integer-digits="0"/>
    </number:number-style>
    <number:number-style style:name="N129">
      <number:number number:decimal-places="3" number:min-integer-digits="0"/>
    </number:number-style>
    <number:number-style style:name="N130">
      <number:number number:decimal-places="2" number:min-integer-digits="0"/>
    </number:number-style>
    <number:number-style style:name="N131">
      <number:number number:decimal-places="1" number:min-integer-digits="0"/>
    </number:number-style>
    <number:percentage-style style:name="N132">
      <number:number number:decimal-places="3" number:min-integer-digits="1"/>
      <number:text>%</number:text>
    </number:percentage-style>
    <number:number-style style:name="N133">
      <number:number number:decimal-places="13" number:min-integer-digits="1"/>
    </number:number-style>
    <number:number-style style:name="N134">
      <number:number number:decimal-places="1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11-12-2014</text:date>, <text:time>12:1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4-12-11T12:17:52</dc:date>
    <dc:creator>Rui Pereira</dc:creator>
    <meta:editing-duration>PT4H55M45S</meta:editing-duration>
    <meta:editing-cycles>8</meta:editing-cycles>
    <meta:document-statistic meta:table-count="11" meta:cell-count="5156" meta:object-count="0"/>
  </office:meta>
</office:document-meta>
</file>